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857116" calcext:value-type="float">
            <text:p>0.068571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3572842" calcext:value-type="float">
            <text:p>0.135728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106726" calcext:value-type="float">
            <text:p>0.201067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453266" calcext:value-type="float">
            <text:p>0.264532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657132" calcext:value-type="float">
            <text:p>0.326571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8806466" calcext:value-type="float">
            <text:p>0.3880646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5003047" calcext:value-type="float">
            <text:p>0.450030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325025" calcext:value-type="float">
            <text:p>0.513250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7803846" calcext:value-type="float">
            <text:p>0.5780384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442455" calcext:value-type="float">
            <text:p>0.64424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1143003" calcext:value-type="float">
            <text:p>0.7114300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7908114" calcext:value-type="float">
            <text:p>0.779081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4679619" calcext:value-type="float">
            <text:p>0.846796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1436707" calcext:value-type="float">
            <text:p>0.914367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8176998" calcext:value-type="float">
            <text:p>0.9817699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4908681" calcext:value-type="float">
            <text:p>1.0490868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1640502" calcext:value-type="float">
            <text:p>1.1164050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18374162" calcext:value-type="float">
            <text:p>1.1837416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25101806" calcext:value-type="float">
            <text:p>1.251018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31808765" calcext:value-type="float">
            <text:p>1.3180876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38479788" calcext:value-type="float">
            <text:p>1.3847978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4510598" calcext:value-type="float">
            <text:p>1.451059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51689631" calcext:value-type="float">
            <text:p>1.5168963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58245004" calcext:value-type="float">
            <text:p>1.582450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64795111" calcext:value-type="float">
            <text:p>1.6479511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71366634" calcext:value-type="float">
            <text:p>1.713666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77985781" calcext:value-type="float">
            <text:p>1.779857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84676013" calcext:value-type="float">
            <text:p>1.8467601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9145576" calcext:value-type="float">
            <text:p>1.91455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98333452" calcext:value-type="float">
            <text:p>1.983334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05299931" calcext:value-type="float">
            <text:p>2.052999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12322499" calcext:value-type="float">
            <text:p>2.1232249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19346533" calcext:value-type="float">
            <text:p>2.193465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26307926" calcext:value-type="float">
            <text:p>2.2630792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33154067" calcext:value-type="float">
            <text:p>2.331540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39865461" calcext:value-type="float">
            <text:p>2.3986546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6466921" calcext:value-type="float">
            <text:p>2.4646692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53019633" calcext:value-type="float">
            <text:p>2.530196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59595475" calcext:value-type="float">
            <text:p>2.595954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66247611" calcext:value-type="float">
            <text:p>2.6624761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72994038" calcext:value-type="float">
            <text:p>2.7299403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79820193" calcext:value-type="float">
            <text:p>2.7982019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86694221" calcext:value-type="float">
            <text:p>2.8669422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93583905" calcext:value-type="float">
            <text:p>2.935839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00467124" calcext:value-type="float">
            <text:p>3.0046712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07333719" calcext:value-type="float">
            <text:p>3.0733371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14182042" calcext:value-type="float">
            <text:p>3.1418204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21015436" calcext:value-type="float">
            <text:p>3.2101543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27841535" calcext:value-type="float">
            <text:p>3.2784153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34672989" calcext:value-type="float">
            <text:p>3.3467298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41525679" calcext:value-type="float">
            <text:p>3.4152567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48412103" calcext:value-type="float">
            <text:p>3.4841210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55332111" calcext:value-type="float">
            <text:p>3.5533211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62266732" calcext:value-type="float">
            <text:p>3.6226673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69180335" calcext:value-type="float">
            <text:p>3.6918033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76032217" calcext:value-type="float">
            <text:p>3.7603221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82793739" calcext:value-type="float">
            <text:p>3.8279373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.89463691" calcext:value-type="float">
            <text:p>3.8946369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.96073802" calcext:value-type="float">
            <text:p>3.9607380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0267963" calcext:value-type="float">
            <text:p>4.026796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09339512" calcext:value-type="float">
            <text:p>4.0933951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16091732" calcext:value-type="float">
            <text:p>4.1609173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22940915" calcext:value-type="float">
            <text:p>4.229409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29858353" calcext:value-type="float">
            <text:p>4.2985835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36793762" calcext:value-type="float">
            <text:p>4.3679376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43692757" calcext:value-type="float">
            <text:p>4.4369275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50514518" calcext:value-type="float">
            <text:p>4.5051451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57245406" calcext:value-type="float">
            <text:p>4.5724540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63905245" calcext:value-type="float">
            <text:p>4.6390524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70543858" calcext:value-type="float">
            <text:p>4.7054385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.77227458" calcext:value-type="float">
            <text:p>4.7722745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84018254" calcext:value-type="float">
            <text:p>4.8401825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.90954196" calcext:value-type="float">
            <text:p>4.9095419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.98036071" calcext:value-type="float">
            <text:p>4.9803607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.05225797" calcext:value-type="float">
            <text:p>5.0522579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12455517" calcext:value-type="float">
            <text:p>5.1245551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19644241" calcext:value-type="float">
            <text:p>5.1964424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26717544" calcext:value-type="float">
            <text:p>5.2671754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33625526" calcext:value-type="float">
            <text:p>5.3362552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40354719" calcext:value-type="float">
            <text:p>5.4035471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46930977" calcext:value-type="float">
            <text:p>5.4693097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53412657" calcext:value-type="float">
            <text:p>5.5341265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59876063" calcext:value-type="float">
            <text:p>5.5987606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66397133" calcext:value-type="float">
            <text:p>5.6639713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73033815" calcext:value-type="float">
            <text:p>5.7303381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79812897" calcext:value-type="float">
            <text:p>5.7981289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86724065" calcext:value-type="float">
            <text:p>5.8672406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.93722909" calcext:value-type="float">
            <text:p>5.9372290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.00743" calcext:value-type="float">
            <text:p>6.0074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.07714893" calcext:value-type="float">
            <text:p>6.0771489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14587366" calcext:value-type="float">
            <text:p>6.1458736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21344077" calcext:value-type="float">
            <text:p>6.2134407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28008558" calcext:value-type="float">
            <text:p>6.2800855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34633925" calcext:value-type="float">
            <text:p>6.3463392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.41281136" calcext:value-type="float">
            <text:p>6.4128113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.47996463" calcext:value-type="float">
            <text:p>6.4799646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54798473" calcext:value-type="float">
            <text:p>6.5479847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.61677629" calcext:value-type="float">
            <text:p>6.6167762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.68604867" calcext:value-type="float">
            <text:p>6.6860486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57116" calcext:value-type="float">
            <text:p>6.857116</text:p>
          </table:table-cell>
          <table:table-cell office:value-type="float" office:value="6.75543567" calcext:value-type="float">
            <text:p>6.75543567</text:p>
          </table:table-cell>
          <table:table-cell table:formula="of:=POWER([.C101]-6.75;2)" office:value-type="float" office:value="0.0000295465083488976" calcext:value-type="float">
            <text:p>2.95465083488976E-005</text:p>
          </table:table-cell>
          <table:table-cell table:formula="of:=SQRT(SUM([.D101:.D200])/100)" office:value-type="float" office:value="0.160250226220998" calcext:value-type="float">
            <text:p>0.16025022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15726" calcext:value-type="float">
            <text:p>6.715726</text:p>
          </table:table-cell>
          <table:table-cell office:value-type="float" office:value="6.75603706" calcext:value-type="float">
            <text:p>6.75603706</text:p>
          </table:table-cell>
          <table:table-cell table:formula="of:=POWER([.C102]-6.75;2)" office:value-type="float" office:value="0.0000364460934435964" calcext:value-type="float">
            <text:p>3.64460934435964E-0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33884" calcext:value-type="float">
            <text:p>6.533884</text:p>
          </table:table-cell>
          <table:table-cell office:value-type="float" office:value="6.75762719" calcext:value-type="float">
            <text:p>6.75762719</text:p>
          </table:table-cell>
          <table:table-cell table:formula="of:=POWER([.C103]-6.75;2)" office:value-type="float" office:value="0.0000581740272961001" calcext:value-type="float">
            <text:p>0.00005817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34654" calcext:value-type="float">
            <text:p>6.34654</text:p>
          </table:table-cell>
          <table:table-cell office:value-type="float" office:value="6.76055034" calcext:value-type="float">
            <text:p>6.76055034</text:p>
          </table:table-cell>
          <table:table-cell table:formula="of:=POWER([.C104]-6.75;2)" office:value-type="float" office:value="0.0001113096741156" calcext:value-type="float">
            <text:p>0.000111309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203866" calcext:value-type="float">
            <text:p>6.203866</text:p>
          </table:table-cell>
          <table:table-cell office:value-type="float" office:value="6.76492274" calcext:value-type="float">
            <text:p>6.76492274</text:p>
          </table:table-cell>
          <table:table-cell table:formula="of:=POWER([.C105]-6.75;2)" office:value-type="float" office:value="0.000222688169107608" calcext:value-type="float">
            <text:p>0.000222688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149334" calcext:value-type="float">
            <text:p>6.149334</text:p>
          </table:table-cell>
          <table:table-cell office:value-type="float" office:value="6.77039743" calcext:value-type="float">
            <text:p>6.77039743</text:p>
          </table:table-cell>
          <table:table-cell table:formula="of:=POWER([.C106]-6.75;2)" office:value-type="float" office:value="0.000416055150604902" calcext:value-type="float">
            <text:p>0.000416055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196581" calcext:value-type="float">
            <text:p>6.196581</text:p>
          </table:table-cell>
          <table:table-cell office:value-type="float" office:value="6.77613257" calcext:value-type="float">
            <text:p>6.77613257</text:p>
          </table:table-cell>
          <table:table-cell table:formula="of:=POWER([.C107]-6.75;2)" office:value-type="float" office:value="0.000682911214804884" calcext:value-type="float">
            <text:p>0.000682911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321978" calcext:value-type="float">
            <text:p>6.321978</text:p>
          </table:table-cell>
          <table:table-cell office:value-type="float" office:value="6.78103171" calcext:value-type="float">
            <text:p>6.78103171</text:p>
          </table:table-cell>
          <table:table-cell table:formula="of:=POWER([.C108]-6.75;2)" office:value-type="float" office:value="0.000962967025524082" calcext:value-type="float">
            <text:p>0.0009629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478821" calcext:value-type="float">
            <text:p>6.478821</text:p>
          </table:table-cell>
          <table:table-cell office:value-type="float" office:value="6.78414006" calcext:value-type="float">
            <text:p>6.78414006</text:p>
          </table:table-cell>
          <table:table-cell table:formula="of:=POWER([.C109]-6.75;2)" office:value-type="float" office:value="0.00116554369680362" calcext:value-type="float">
            <text:p>0.001165543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20704" calcext:value-type="float">
            <text:p>6.620704</text:p>
          </table:table-cell>
          <table:table-cell office:value-type="float" office:value="6.78497846" calcext:value-type="float">
            <text:p>6.78497846</text:p>
          </table:table-cell>
          <table:table-cell table:formula="of:=POWER([.C110]-6.75;2)" office:value-type="float" office:value="0.00122349266397157" calcext:value-type="float">
            <text:p>0.001223492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18453" calcext:value-type="float">
            <text:p>6.718453</text:p>
          </table:table-cell>
          <table:table-cell office:value-type="float" office:value="6.7836755" calcext:value-type="float">
            <text:p>6.7836755</text:p>
          </table:table-cell>
          <table:table-cell table:formula="of:=POWER([.C111]-6.75;2)" office:value-type="float" office:value="0.00113403930025001" calcext:value-type="float">
            <text:p>0.001134039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65111" calcext:value-type="float">
            <text:p>6.765111</text:p>
          </table:table-cell>
          <table:table-cell office:value-type="float" office:value="6.7808899" calcext:value-type="float">
            <text:p>6.7808899</text:p>
          </table:table-cell>
          <table:table-cell table:formula="of:=POWER([.C112]-6.75;2)" office:value-type="float" office:value="0.000954185922010002" calcext:value-type="float">
            <text:p>0.000954185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71505" calcext:value-type="float">
            <text:p>6.771505</text:p>
          </table:table-cell>
          <table:table-cell office:value-type="float" office:value="6.77758008" calcext:value-type="float">
            <text:p>6.77758008</text:p>
          </table:table-cell>
          <table:table-cell table:formula="of:=POWER([.C113]-6.75;2)" office:value-type="float" office:value="0.000760660812806394" calcext:value-type="float">
            <text:p>0.000760660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57088" calcext:value-type="float">
            <text:p>6.757088</text:p>
          </table:table-cell>
          <table:table-cell office:value-type="float" office:value="6.77470052" calcext:value-type="float">
            <text:p>6.77470052</text:p>
          </table:table-cell>
          <table:table-cell table:formula="of:=POWER([.C114]-6.75;2)" office:value-type="float" office:value="0.000610115688270384" calcext:value-type="float">
            <text:p>0.000610115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40291" calcext:value-type="float">
            <text:p>6.740291</text:p>
          </table:table-cell>
          <table:table-cell office:value-type="float" office:value="6.77292596" calcext:value-type="float">
            <text:p>6.77292596</text:p>
          </table:table-cell>
          <table:table-cell table:formula="of:=POWER([.C115]-6.75;2)" office:value-type="float" office:value="0.000525599641921611" calcext:value-type="float">
            <text:p>0.000525599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31683" calcext:value-type="float">
            <text:p>6.731683</text:p>
          </table:table-cell>
          <table:table-cell office:value-type="float" office:value="6.77250124" calcext:value-type="float">
            <text:p>6.77250124</text:p>
          </table:table-cell>
          <table:table-cell table:formula="of:=POWER([.C116]-6.75;2)" office:value-type="float" office:value="0.000506305801537619" calcext:value-type="float">
            <text:p>0.000506305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31821" calcext:value-type="float">
            <text:p>6.731821</text:p>
          </table:table-cell>
          <table:table-cell office:value-type="float" office:value="6.77325925" calcext:value-type="float">
            <text:p>6.77325925</text:p>
          </table:table-cell>
          <table:table-cell table:formula="of:=POWER([.C117]-6.75;2)" office:value-type="float" office:value="0.000540992710562488" calcext:value-type="float">
            <text:p>0.000540992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3366" calcext:value-type="float">
            <text:p>6.73366</text:p>
          </table:table-cell>
          <table:table-cell office:value-type="float" office:value="6.77477109" calcext:value-type="float">
            <text:p>6.77477109</text:p>
          </table:table-cell>
          <table:table-cell table:formula="of:=POWER([.C118]-6.75;2)" office:value-type="float" office:value="0.000613606899788089" calcext:value-type="float">
            <text:p>0.000613606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27644" calcext:value-type="float">
            <text:p>6.727644</text:p>
          </table:table-cell>
          <table:table-cell office:value-type="float" office:value="6.77654444" calcext:value-type="float">
            <text:p>6.77654444</text:p>
          </table:table-cell>
          <table:table-cell table:formula="of:=POWER([.C119]-6.75;2)" office:value-type="float" office:value="0.000704607294913618" calcext:value-type="float">
            <text:p>0.00070460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06959" calcext:value-type="float">
            <text:p>6.706959</text:p>
          </table:table-cell>
          <table:table-cell office:value-type="float" office:value="6.77818729" calcext:value-type="float">
            <text:p>6.77818729</text:p>
          </table:table-cell>
          <table:table-cell table:formula="of:=POWER([.C120]-6.75;2)" office:value-type="float" office:value="0.000794523317544099" calcext:value-type="float">
            <text:p>0.000794523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71023" calcext:value-type="float">
            <text:p>6.671023</text:p>
          </table:table-cell>
          <table:table-cell office:value-type="float" office:value="6.77948731" calcext:value-type="float">
            <text:p>6.77948731</text:p>
          </table:table-cell>
          <table:table-cell table:formula="of:=POWER([.C121]-6.75;2)" office:value-type="float" office:value="0.000869501451036122" calcext:value-type="float">
            <text:p>0.000869501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26192" calcext:value-type="float">
            <text:p>6.626192</text:p>
          </table:table-cell>
          <table:table-cell office:value-type="float" office:value="6.78040089" calcext:value-type="float">
            <text:p>6.78040089</text:p>
          </table:table-cell>
          <table:table-cell table:formula="of:=POWER([.C122]-6.75;2)" office:value-type="float" office:value="0.000924214112792108" calcext:value-type="float">
            <text:p>0.000924214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583651" calcext:value-type="float">
            <text:p>6.583651</text:p>
          </table:table-cell>
          <table:table-cell office:value-type="float" office:value="6.78098445" calcext:value-type="float">
            <text:p>6.78098445</text:p>
          </table:table-cell>
          <table:table-cell table:formula="of:=POWER([.C123]-6.75;2)" office:value-type="float" office:value="0.000960036141802503" calcext:value-type="float">
            <text:p>0.000960036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55373" calcext:value-type="float">
            <text:p>6.555373</text:p>
          </table:table-cell>
          <table:table-cell office:value-type="float" office:value="6.78131703" calcext:value-type="float">
            <text:p>6.78131703</text:p>
          </table:table-cell>
          <table:table-cell table:formula="of:=POWER([.C124]-6.75;2)" office:value-type="float" office:value="0.000980756368020919" calcext:value-type="float">
            <text:p>0.000980756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550107" calcext:value-type="float">
            <text:p>6.550107</text:p>
          </table:table-cell>
          <table:table-cell office:value-type="float" office:value="6.78144834" calcext:value-type="float">
            <text:p>6.78144834</text:p>
          </table:table-cell>
          <table:table-cell table:formula="of:=POWER([.C125]-6.75;2)" office:value-type="float" office:value="0.000988998088755591" calcext:value-type="float">
            <text:p>0.000988998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571523" calcext:value-type="float">
            <text:p>6.571523</text:p>
          </table:table-cell>
          <table:table-cell office:value-type="float" office:value="6.78136993" calcext:value-type="float">
            <text:p>6.78136993</text:p>
          </table:table-cell>
          <table:table-cell table:formula="of:=POWER([.C126]-6.75;2)" office:value-type="float" office:value="0.00098407250820492" calcext:value-type="float">
            <text:p>0.00098407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19147" calcext:value-type="float">
            <text:p>6.619147</text:p>
          </table:table-cell>
          <table:table-cell office:value-type="float" office:value="6.78098474" calcext:value-type="float">
            <text:p>6.78098474</text:p>
          </table:table-cell>
          <table:table-cell table:formula="of:=POWER([.C127]-6.75;2)" office:value-type="float" office:value="0.000960054112867604" calcext:value-type="float">
            <text:p>0.000960054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90232" calcext:value-type="float">
            <text:p>6.690232</text:p>
          </table:table-cell>
          <table:table-cell office:value-type="float" office:value="6.78006802" calcext:value-type="float">
            <text:p>6.78006802</text:p>
          </table:table-cell>
          <table:table-cell table:formula="of:=POWER([.C128]-6.75;2)" office:value-type="float" office:value="0.000904085826720392" calcext:value-type="float">
            <text:p>0.000904085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79747" calcext:value-type="float">
            <text:p>6.779747</text:p>
          </table:table-cell>
          <table:table-cell office:value-type="float" office:value="6.77825568" calcext:value-type="float">
            <text:p>6.77825568</text:p>
          </table:table-cell>
          <table:table-cell table:formula="of:=POWER([.C129]-6.75;2)" office:value-type="float" office:value="0.0007983834522624" calcext:value-type="float">
            <text:p>0.000798383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877692" calcext:value-type="float">
            <text:p>6.877692</text:p>
          </table:table-cell>
          <table:table-cell office:value-type="float" office:value="6.77511701" calcext:value-type="float">
            <text:p>6.77511701</text:p>
          </table:table-cell>
          <table:table-cell table:formula="of:=POWER([.C130]-6.75;2)" office:value-type="float" office:value="0.000630864191340089" calcext:value-type="float">
            <text:p>0.000630864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966479" calcext:value-type="float">
            <text:p>6.966479</text:p>
          </table:table-cell>
          <table:table-cell office:value-type="float" office:value="6.77033612" calcext:value-type="float">
            <text:p>6.77033612</text:p>
          </table:table-cell>
          <table:table-cell table:formula="of:=POWER([.C131]-6.75;2)" office:value-type="float" office:value="0.000413557776654385" calcext:value-type="float">
            <text:p>0.000413557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022568" calcext:value-type="float">
            <text:p>7.022568</text:p>
          </table:table-cell>
          <table:table-cell office:value-type="float" office:value="6.76395269" calcext:value-type="float">
            <text:p>6.76395269</text:p>
          </table:table-cell>
          <table:table-cell table:formula="of:=POWER([.C132]-6.75;2)" office:value-type="float" office:value="0.0001946775582361" calcext:value-type="float">
            <text:p>0.000194677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024034" calcext:value-type="float">
            <text:p>7.024034</text:p>
          </table:table-cell>
          <table:table-cell office:value-type="float" office:value="6.75654429" calcext:value-type="float">
            <text:p>6.75654429</text:p>
          </table:table-cell>
          <table:table-cell table:formula="of:=POWER([.C133]-6.75;2)" office:value-type="float" office:value="0.0000428277316040986" calcext:value-type="float">
            <text:p>4.28277316040986E-0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961393" calcext:value-type="float">
            <text:p>6.961393</text:p>
          </table:table-cell>
          <table:table-cell office:value-type="float" office:value="6.74922151" calcext:value-type="float">
            <text:p>6.74922151</text:p>
          </table:table-cell>
          <table:table-cell table:formula="of:=POWER([.C134]-6.75;2)" office:value-type="float" office:value="0.000000606046680100119" calcext:value-type="float">
            <text:p>0.00000060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846141" calcext:value-type="float">
            <text:p>6.846141</text:p>
          </table:table-cell>
          <table:table-cell office:value-type="float" office:value="6.74337475" calcext:value-type="float">
            <text:p>6.74337475</text:p>
          </table:table-cell>
          <table:table-cell table:formula="of:=POWER([.C135]-6.75;2)" office:value-type="float" office:value="0.0000438939375624989" calcext:value-type="float">
            <text:p>4.38939375624989E-00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11394" calcext:value-type="float">
            <text:p>6.711394</text:p>
          </table:table-cell>
          <table:table-cell office:value-type="float" office:value="6.7402325" calcext:value-type="float">
            <text:p>6.7402325</text:p>
          </table:table-cell>
          <table:table-cell table:formula="of:=POWER([.C136]-6.75;2)" office:value-type="float" office:value="0.0000954040562499943" calcext:value-type="float">
            <text:p>9.54040562499943E-00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0146" calcext:value-type="float">
            <text:p>6.60146</text:p>
          </table:table-cell>
          <table:table-cell office:value-type="float" office:value="6.74039725" calcext:value-type="float">
            <text:p>6.74039725</text:p>
          </table:table-cell>
          <table:table-cell table:formula="of:=POWER([.C137]-6.75;2)" office:value-type="float" office:value="0.0000922128075624999" calcext:value-type="float">
            <text:p>9.22128075624999E-00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52712" calcext:value-type="float">
            <text:p>6.552712</text:p>
          </table:table-cell>
          <table:table-cell office:value-type="float" office:value="6.74355267" calcext:value-type="float">
            <text:p>6.74355267</text:p>
          </table:table-cell>
          <table:table-cell table:formula="of:=POWER([.C138]-6.75;2)" office:value-type="float" office:value="0.0000415680641289039" calcext:value-type="float">
            <text:p>4.15680641289039E-00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575842" calcext:value-type="float">
            <text:p>6.575842</text:p>
          </table:table-cell>
          <table:table-cell office:value-type="float" office:value="6.74846454" calcext:value-type="float">
            <text:p>6.74846454</text:p>
          </table:table-cell>
          <table:table-cell table:formula="of:=POWER([.C139]-6.75;2)" office:value-type="float" office:value="0.00000235763741159843" calcext:value-type="float">
            <text:p>2.35763741159843E-00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52136" calcext:value-type="float">
            <text:p>6.652136</text:p>
          </table:table-cell>
          <table:table-cell office:value-type="float" office:value="6.75325169" calcext:value-type="float">
            <text:p>6.75325169</text:p>
          </table:table-cell>
          <table:table-cell table:formula="of:=POWER([.C140]-6.75;2)" office:value-type="float" office:value="0.0000105734878560995" calcext:value-type="float">
            <text:p>1.05734878560995E-00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46427" calcext:value-type="float">
            <text:p>6.746427</text:p>
          </table:table-cell>
          <table:table-cell office:value-type="float" office:value="6.75575892" calcext:value-type="float">
            <text:p>6.75575892</text:p>
          </table:table-cell>
          <table:table-cell table:formula="of:=POWER([.C141]-6.75;2)" office:value-type="float" office:value="0.0000331651595663987" calcext:value-type="float">
            <text:p>3.31651595663987E-00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26155" calcext:value-type="float">
            <text:p>6.826155</text:p>
          </table:table-cell>
          <table:table-cell office:value-type="float" office:value="6.75384913" calcext:value-type="float">
            <text:p>6.75384913</text:p>
          </table:table-cell>
          <table:table-cell table:formula="of:=POWER([.C142]-6.75;2)" office:value-type="float" office:value="0.000014815801756899" calcext:value-type="float">
            <text:p>1.4815801756899E-0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874028" calcext:value-type="float">
            <text:p>6.874028</text:p>
          </table:table-cell>
          <table:table-cell office:value-type="float" office:value="6.74557743" calcext:value-type="float">
            <text:p>6.74557743</text:p>
          </table:table-cell>
          <table:table-cell table:formula="of:=POWER([.C143]-6.75;2)" office:value-type="float" office:value="0.0000195591254049001" calcext:value-type="float">
            <text:p>1.95591254049001E-0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889684" calcext:value-type="float">
            <text:p>6.889684</text:p>
          </table:table-cell>
          <table:table-cell office:value-type="float" office:value="6.72941478" calcext:value-type="float">
            <text:p>6.72941478</text:p>
          </table:table-cell>
          <table:table-cell table:formula="of:=POWER([.C144]-6.75;2)" office:value-type="float" office:value="0.000423751282448403" calcext:value-type="float">
            <text:p>0.000423751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883219" calcext:value-type="float">
            <text:p>6.883219</text:p>
          </table:table-cell>
          <table:table-cell office:value-type="float" office:value="6.70488793" calcext:value-type="float">
            <text:p>6.70488793</text:p>
          </table:table-cell>
          <table:table-cell table:formula="of:=POWER([.C145]-6.75;2)" office:value-type="float" office:value="0.0020350988596849" calcext:value-type="float">
            <text:p>0.002035098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866595" calcext:value-type="float">
            <text:p>6.866595</text:p>
          </table:table-cell>
          <table:table-cell office:value-type="float" office:value="6.67414147" calcext:value-type="float">
            <text:p>6.67414147</text:p>
          </table:table-cell>
          <table:table-cell table:formula="of:=POWER([.C146]-6.75;2)" office:value-type="float" office:value="0.00575451657376085" calcext:value-type="float">
            <text:p>0.005754516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48323" calcext:value-type="float">
            <text:p>6.848323</text:p>
          </table:table-cell>
          <table:table-cell office:value-type="float" office:value="6.64366218" calcext:value-type="float">
            <text:p>6.64366218</text:p>
          </table:table-cell>
          <table:table-cell table:formula="of:=POWER([.C147]-6.75;2)" office:value-type="float" office:value="0.0113077319623525" calcext:value-type="float">
            <text:p>0.01130773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833394" calcext:value-type="float">
            <text:p>6.833394</text:p>
          </table:table-cell>
          <table:table-cell office:value-type="float" office:value="6.62159096" calcext:value-type="float">
            <text:p>6.62159096</text:p>
          </table:table-cell>
          <table:table-cell table:formula="of:=POWER([.C148]-6.75;2)" office:value-type="float" office:value="0.0164888815537216" calcext:value-type="float">
            <text:p>0.016488881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826099" calcext:value-type="float">
            <text:p>6.826099</text:p>
          </table:table-cell>
          <table:table-cell office:value-type="float" office:value="6.61251195" calcext:value-type="float">
            <text:p>6.61251195</text:p>
          </table:table-cell>
          <table:table-cell table:formula="of:=POWER([.C149]-6.75;2)" office:value-type="float" office:value="0.0189029638928025" calcext:value-type="float">
            <text:p>0.018902963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31454" calcext:value-type="float">
            <text:p>6.831454</text:p>
          </table:table-cell>
          <table:table-cell office:value-type="float" office:value="6.61679319" calcext:value-type="float">
            <text:p>6.61679319</text:p>
          </table:table-cell>
          <table:table-cell table:formula="of:=POWER([.C150]-6.75;2)" office:value-type="float" office:value="0.0177440542303761" calcext:value-type="float">
            <text:p>0.017744054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5269" calcext:value-type="float">
            <text:p>6.85269</text:p>
          </table:table-cell>
          <table:table-cell office:value-type="float" office:value="6.63186748" calcext:value-type="float">
            <text:p>6.63186748</text:p>
          </table:table-cell>
          <table:table-cell table:formula="of:=POWER([.C151]-6.75;2)" office:value-type="float" office:value="0.0139552922815503" calcext:value-type="float">
            <text:p>0.013955292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886424" calcext:value-type="float">
            <text:p>6.886424</text:p>
          </table:table-cell>
          <table:table-cell office:value-type="float" office:value="6.65334738" calcext:value-type="float">
            <text:p>6.65334738</text:p>
          </table:table-cell>
          <table:table-cell table:formula="of:=POWER([.C152]-6.75;2)" office:value-type="float" office:value="0.00934172895286448" calcext:value-type="float">
            <text:p>0.00934172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920008" calcext:value-type="float">
            <text:p>6.920008</text:p>
          </table:table-cell>
          <table:table-cell office:value-type="float" office:value="6.67605631" calcext:value-type="float">
            <text:p>6.67605631</text:p>
          </table:table-cell>
          <table:table-cell table:formula="of:=POWER([.C153]-6.75;2)" office:value-type="float" office:value="0.00546766929081612" calcext:value-type="float">
            <text:p>0.005467669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934621" calcext:value-type="float">
            <text:p>6.934621</text:p>
          </table:table-cell>
          <table:table-cell office:value-type="float" office:value="6.6950804" calcext:value-type="float">
            <text:p>6.6950804</text:p>
          </table:table-cell>
          <table:table-cell table:formula="of:=POWER([.C154]-6.75;2)" office:value-type="float" office:value="0.00301616246415998" calcext:value-type="float">
            <text:p>0.003016162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913603" calcext:value-type="float">
            <text:p>6.913603</text:p>
          </table:table-cell>
          <table:table-cell office:value-type="float" office:value="6.70675433" calcext:value-type="float">
            <text:p>6.70675433</text:p>
          </table:table-cell>
          <table:table-cell table:formula="of:=POWER([.C155]-6.75;2)" office:value-type="float" office:value="0.00187018797374891" calcext:value-type="float">
            <text:p>0.00187018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851882" calcext:value-type="float">
            <text:p>6.851882</text:p>
          </table:table-cell>
          <table:table-cell office:value-type="float" office:value="6.70943599" calcext:value-type="float">
            <text:p>6.70943599</text:p>
          </table:table-cell>
          <table:table-cell table:formula="of:=POWER([.C156]-6.75;2)" office:value-type="float" office:value="0.00164543890728008" calcext:value-type="float">
            <text:p>0.001645438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61522" calcext:value-type="float">
            <text:p>6.761522</text:p>
          </table:table-cell>
          <table:table-cell office:value-type="float" office:value="6.70390914" calcext:value-type="float">
            <text:p>6.70390914</text:p>
          </table:table-cell>
          <table:table-cell table:formula="of:=POWER([.C157]-6.75;2)" office:value-type="float" office:value="0.00212436737553957" calcext:value-type="float">
            <text:p>0.002124367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69952" calcext:value-type="float">
            <text:p>6.669952</text:p>
          </table:table-cell>
          <table:table-cell office:value-type="float" office:value="6.69312117" calcext:value-type="float">
            <text:p>6.69312117</text:p>
          </table:table-cell>
          <table:table-cell table:formula="of:=POWER([.C158]-6.75;2)" office:value-type="float" office:value="0.00323520130216885" calcext:value-type="float">
            <text:p>0.00323520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10111" calcext:value-type="float">
            <text:p>6.610111</text:p>
          </table:table-cell>
          <table:table-cell office:value-type="float" office:value="6.6808741" calcext:value-type="float">
            <text:p>6.6808741</text:p>
          </table:table-cell>
          <table:table-cell table:formula="of:=POWER([.C159]-6.75;2)" office:value-type="float" office:value="0.00477839005081006" calcext:value-type="float">
            <text:p>0.004778390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05828" calcext:value-type="float">
            <text:p>6.605828</text:p>
          </table:table-cell>
          <table:table-cell office:value-type="float" office:value="6.66993199" calcext:value-type="float">
            <text:p>6.66993199</text:p>
          </table:table-cell>
          <table:table-cell table:formula="of:=POWER([.C160]-6.75;2)" office:value-type="float" office:value="0.00641088622536006" calcext:value-type="float">
            <text:p>0.006410886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59882" calcext:value-type="float">
            <text:p>6.659882</text:p>
          </table:table-cell>
          <table:table-cell office:value-type="float" office:value="6.66108597" calcext:value-type="float">
            <text:p>6.66108597</text:p>
          </table:table-cell>
          <table:table-cell table:formula="of:=POWER([.C161]-6.75;2)" office:value-type="float" office:value="0.00790570473084086" calcext:value-type="float">
            <text:p>0.007905704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5222" calcext:value-type="float">
            <text:p>6.75222</text:p>
          </table:table-cell>
          <table:table-cell office:value-type="float" office:value="6.65363837" calcext:value-type="float">
            <text:p>6.65363837</text:p>
          </table:table-cell>
          <table:table-cell table:formula="of:=POWER([.C162]-6.75;2)" office:value-type="float" office:value="0.00928556373625683" calcext:value-type="float">
            <text:p>0.009285563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849183" calcext:value-type="float">
            <text:p>6.849183</text:p>
          </table:table-cell>
          <table:table-cell office:value-type="float" office:value="6.64636571" calcext:value-type="float">
            <text:p>6.64636571</text:p>
          </table:table-cell>
          <table:table-cell table:formula="of:=POWER([.C163]-6.75;2)" office:value-type="float" office:value="0.0107400660638042" calcext:value-type="float">
            <text:p>0.010740066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917438" calcext:value-type="float">
            <text:p>6.917438</text:p>
          </table:table-cell>
          <table:table-cell office:value-type="float" office:value="6.63822299" calcext:value-type="float">
            <text:p>6.63822299</text:p>
          </table:table-cell>
          <table:table-cell table:formula="of:=POWER([.C164]-6.75;2)" office:value-type="float" office:value="0.0124940999645401" calcext:value-type="float">
            <text:p>0.012494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935409" calcext:value-type="float">
            <text:p>6.935409</text:p>
          </table:table-cell>
          <table:table-cell office:value-type="float" office:value="6.62865711" calcext:value-type="float">
            <text:p>6.62865711</text:p>
          </table:table-cell>
          <table:table-cell table:formula="of:=POWER([.C165]-6.75;2)" office:value-type="float" office:value="0.0147240969535521" calcext:value-type="float">
            <text:p>0.01472409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98995" calcext:value-type="float">
            <text:p>6.898995</text:p>
          </table:table-cell>
          <table:table-cell office:value-type="float" office:value="6.61769294" calcext:value-type="float">
            <text:p>6.61769294</text:p>
          </table:table-cell>
          <table:table-cell table:formula="of:=POWER([.C166]-6.75;2)" office:value-type="float" office:value="0.0175051581258437" calcext:value-type="float">
            <text:p>0.017505158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821761" calcext:value-type="float">
            <text:p>6.821761</text:p>
          </table:table-cell>
          <table:table-cell office:value-type="float" office:value="6.60598034" calcext:value-type="float">
            <text:p>6.60598034</text:p>
          </table:table-cell>
          <table:table-cell table:formula="of:=POWER([.C167]-6.75;2)" office:value-type="float" office:value="0.0207416624665155" calcext:value-type="float">
            <text:p>0.020741662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30888" calcext:value-type="float">
            <text:p>6.730888</text:p>
          </table:table-cell>
          <table:table-cell office:value-type="float" office:value="6.59482569" calcext:value-type="float">
            <text:p>6.59482569</text:p>
          </table:table-cell>
          <table:table-cell table:formula="of:=POWER([.C168]-6.75;2)" office:value-type="float" office:value="0.024079066483976" calcext:value-type="float">
            <text:p>0.024079066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59839" calcext:value-type="float">
            <text:p>6.659839</text:p>
          </table:table-cell>
          <table:table-cell office:value-type="float" office:value="6.58599942" calcext:value-type="float">
            <text:p>6.58599942</text:p>
          </table:table-cell>
          <table:table-cell table:formula="of:=POWER([.C169]-6.75;2)" office:value-type="float" office:value="0.0268961902403363" calcext:value-type="float">
            <text:p>0.026896190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38613" calcext:value-type="float">
            <text:p>6.638613</text:p>
          </table:table-cell>
          <table:table-cell office:value-type="float" office:value="6.58111669" calcext:value-type="float">
            <text:p>6.58111669</text:p>
          </table:table-cell>
          <table:table-cell table:formula="of:=POWER([.C170]-6.75;2)" office:value-type="float" office:value="0.0285215723965561" calcext:value-type="float">
            <text:p>0.028521572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6836" calcext:value-type="float">
            <text:p>6.6836</text:p>
          </table:table-cell>
          <table:table-cell office:value-type="float" office:value="6.5808113" calcext:value-type="float">
            <text:p>6.5808113</text:p>
          </table:table-cell>
          <table:table-cell table:formula="of:=POWER([.C171]-6.75;2)" office:value-type="float" office:value="0.0286248162076901" calcext:value-type="float">
            <text:p>0.028624816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90796" calcext:value-type="float">
            <text:p>6.790796</text:p>
          </table:table-cell>
          <table:table-cell office:value-type="float" office:value="6.58422198" calcext:value-type="float">
            <text:p>6.58422198</text:p>
          </table:table-cell>
          <table:table-cell table:formula="of:=POWER([.C172]-6.75;2)" office:value-type="float" office:value="0.0274823519151205" calcext:value-type="float">
            <text:p>0.027482351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935942" calcext:value-type="float">
            <text:p>6.935942</text:p>
          </table:table-cell>
          <table:table-cell office:value-type="float" office:value="6.58900989" calcext:value-type="float">
            <text:p>6.58900989</text:p>
          </table:table-cell>
          <table:table-cell table:formula="of:=POWER([.C173]-6.75;2)" office:value-type="float" office:value="0.0259178155178122" calcext:value-type="float">
            <text:p>0.025917815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081875" calcext:value-type="float">
            <text:p>7.081875</text:p>
          </table:table-cell>
          <table:table-cell office:value-type="float" office:value="6.59170916" calcext:value-type="float">
            <text:p>6.59170916</text:p>
          </table:table-cell>
          <table:table-cell table:formula="of:=POWER([.C174]-6.75;2)" office:value-type="float" office:value="0.0250559900279057" calcext:value-type="float">
            <text:p>0.0250559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189726" calcext:value-type="float">
            <text:p>7.189726</text:p>
          </table:table-cell>
          <table:table-cell office:value-type="float" office:value="6.58808095" calcext:value-type="float">
            <text:p>6.58808095</text:p>
          </table:table-cell>
          <table:table-cell table:formula="of:=POWER([.C175]-6.75;2)" office:value-type="float" office:value="0.0262177787529024" calcext:value-type="float">
            <text:p>0.026217778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22972" calcext:value-type="float">
            <text:p>7.22972</text:p>
          </table:table-cell>
          <table:table-cell office:value-type="float" office:value="6.5730999" calcext:value-type="float">
            <text:p>6.5730999</text:p>
          </table:table-cell>
          <table:table-cell table:formula="of:=POWER([.C176]-6.75;2)" office:value-type="float" office:value="0.03129364538001" calcext:value-type="float">
            <text:p>0.031293645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188724" calcext:value-type="float">
            <text:p>7.188724</text:p>
          </table:table-cell>
          <table:table-cell office:value-type="float" office:value="6.53948536" calcext:value-type="float">
            <text:p>6.53948536</text:p>
          </table:table-cell>
          <table:table-cell table:formula="of:=POWER([.C177]-6.75;2)" office:value-type="float" office:value="0.0443164136543294" calcext:value-type="float">
            <text:p>0.044316413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073303" calcext:value-type="float">
            <text:p>7.073303</text:p>
          </table:table-cell>
          <table:table-cell office:value-type="float" office:value="6.50628078" calcext:value-type="float">
            <text:p>6.50628078</text:p>
          </table:table-cell>
          <table:table-cell table:formula="of:=POWER([.C178]-6.75;2)" office:value-type="float" office:value="0.0593990581974084" calcext:value-type="float">
            <text:p>0.059399058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907982" calcext:value-type="float">
            <text:p>6.907982</text:p>
          </table:table-cell>
          <table:table-cell office:value-type="float" office:value="6.47423041" calcext:value-type="float">
            <text:p>6.47423041</text:p>
          </table:table-cell>
          <table:table-cell table:formula="of:=POWER([.C179]-6.75;2)" office:value-type="float" office:value="0.0760488667687683" calcext:value-type="float">
            <text:p>0.076048866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29193" calcext:value-type="float">
            <text:p>6.729193</text:p>
          </table:table-cell>
          <table:table-cell office:value-type="float" office:value="6.44383325" calcext:value-type="float">
            <text:p>6.44383325</text:p>
          </table:table-cell>
          <table:table-cell table:formula="of:=POWER([.C180]-6.75;2)" office:value-type="float" office:value="0.0937380788055625" calcext:value-type="float">
            <text:p>0.093738078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76258" calcext:value-type="float">
            <text:p>6.576258</text:p>
          </table:table-cell>
          <table:table-cell office:value-type="float" office:value="6.41522398" calcext:value-type="float">
            <text:p>6.41522398</text:p>
          </table:table-cell>
          <table:table-cell table:formula="of:=POWER([.C181]-6.75;2)" office:value-type="float" office:value="0.11207498356704" calcext:value-type="float">
            <text:p>0.112074983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48168" calcext:value-type="float">
            <text:p>6.48168</text:p>
          </table:table-cell>
          <table:table-cell office:value-type="float" office:value="6.38814406" calcext:value-type="float">
            <text:p>6.38814406</text:p>
          </table:table-cell>
          <table:table-cell table:formula="of:=POWER([.C182]-6.75;2)" office:value-type="float" office:value="0.130939721313284" calcext:value-type="float">
            <text:p>0.130939721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463406" calcext:value-type="float">
            <text:p>6.463406</text:p>
          </table:table-cell>
          <table:table-cell office:value-type="float" office:value="6.36200992" calcext:value-type="float">
            <text:p>6.36200992</text:p>
          </table:table-cell>
          <table:table-cell table:formula="of:=POWER([.C183]-6.75;2)" office:value-type="float" office:value="0.150536302178406" calcext:value-type="float">
            <text:p>0.150536302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52107" calcext:value-type="float">
            <text:p>6.52107</text:p>
          </table:table-cell>
          <table:table-cell office:value-type="float" office:value="6.38797845" calcext:value-type="float">
            <text:p>6.38797845</text:p>
          </table:table-cell>
          <table:table-cell table:formula="of:=POWER([.C184]-6.75;2)" office:value-type="float" office:value="0.131059602664402" calcext:value-type="float">
            <text:p>0.131059602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36682" calcext:value-type="float">
            <text:p>6.636682</text:p>
          </table:table-cell>
          <table:table-cell office:value-type="float" office:value="6.574598" calcext:value-type="float">
            <text:p>6.574598</text:p>
          </table:table-cell>
          <table:table-cell table:formula="of:=POWER([.C185]-6.75;2)" office:value-type="float" office:value="0.030765861604" calcext:value-type="float">
            <text:p>0.030765861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79082" calcext:value-type="float">
            <text:p>6.779082</text:p>
          </table:table-cell>
          <table:table-cell office:value-type="float" office:value="6.76006143" calcext:value-type="float">
            <text:p>6.76006143</text:p>
          </table:table-cell>
          <table:table-cell table:formula="of:=POWER([.C186]-6.75;2)" office:value-type="float" office:value="0.000101232373644907" calcext:value-type="float">
            <text:p>0.000101232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911168" calcext:value-type="float">
            <text:p>6.911168</text:p>
          </table:table-cell>
          <table:table-cell office:value-type="float" office:value="6.94410086" calcext:value-type="float">
            <text:p>6.94410086</text:p>
          </table:table-cell>
          <table:table-cell table:formula="of:=POWER([.C187]-6.75;2)" office:value-type="float" office:value="0.0376751438527395" calcext:value-type="float">
            <text:p>0.037675143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998844" calcext:value-type="float">
            <text:p>6.998844</text:p>
          </table:table-cell>
          <table:table-cell office:value-type="float" office:value="7.12681943" calcext:value-type="float">
            <text:p>7.12681943</text:p>
          </table:table-cell>
          <table:table-cell table:formula="of:=POWER([.C188]-6.75;2)" office:value-type="float" office:value="0.141992882825525" calcext:value-type="float">
            <text:p>0.141992882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020091" calcext:value-type="float">
            <text:p>7.020091</text:p>
          </table:table-cell>
          <table:table-cell office:value-type="float" office:value="7.09633568" calcext:value-type="float">
            <text:p>7.09633568</text:p>
          </table:table-cell>
          <table:table-cell table:formula="of:=POWER([.C189]-6.75;2)" office:value-type="float" office:value="0.119948403241062" calcext:value-type="float">
            <text:p>0.119948403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971893" calcext:value-type="float">
            <text:p>6.971893</text:p>
          </table:table-cell>
          <table:table-cell office:value-type="float" office:value="7.08881178" calcext:value-type="float">
            <text:p>7.08881178</text:p>
          </table:table-cell>
          <table:table-cell table:formula="of:=POWER([.C190]-6.75;2)" office:value-type="float" office:value="0.114793422266769" calcext:value-type="float">
            <text:p>0.114793422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72473" calcext:value-type="float">
            <text:p>6.872473</text:p>
          </table:table-cell>
          <table:table-cell office:value-type="float" office:value="7.08888083" calcext:value-type="float">
            <text:p>7.08888083</text:p>
          </table:table-cell>
          <table:table-cell table:formula="of:=POWER([.C191]-6.75;2)" office:value-type="float" office:value="0.114840216941489" calcext:value-type="float">
            <text:p>0.114840216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56711" calcext:value-type="float">
            <text:p>6.756711</text:p>
          </table:table-cell>
          <table:table-cell office:value-type="float" office:value="7.08876028" calcext:value-type="float">
            <text:p>7.08876028</text:p>
          </table:table-cell>
          <table:table-cell table:formula="of:=POWER([.C192]-6.75;2)" office:value-type="float" office:value="0.114758527305678" calcext:value-type="float">
            <text:p>0.114758527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64481" calcext:value-type="float">
            <text:p>6.664481</text:p>
          </table:table-cell>
          <table:table-cell office:value-type="float" office:value="7.08338672" calcext:value-type="float">
            <text:p>7.08338672</text:p>
          </table:table-cell>
          <table:table-cell table:formula="of:=POWER([.C193]-6.75;2)" office:value-type="float" office:value="0.111146705072358" calcext:value-type="float">
            <text:p>0.111146705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625367" calcext:value-type="float">
            <text:p>6.625367</text:p>
          </table:table-cell>
          <table:table-cell office:value-type="float" office:value="7.07017581" calcext:value-type="float">
            <text:p>7.07017581</text:p>
          </table:table-cell>
          <table:table-cell table:formula="of:=POWER([.C194]-6.75;2)" office:value-type="float" office:value="0.102512549309156" calcext:value-type="float">
            <text:p>0.102512549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647211" calcext:value-type="float">
            <text:p>6.647211</text:p>
          </table:table-cell>
          <table:table-cell office:value-type="float" office:value="7.04987449" calcext:value-type="float">
            <text:p>7.04987449</text:p>
          </table:table-cell>
          <table:table-cell table:formula="of:=POWER([.C195]-6.75;2)" office:value-type="float" office:value="0.0899247097527599" calcext:value-type="float">
            <text:p>0.089924709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15327" calcext:value-type="float">
            <text:p>6.715327</text:p>
          </table:table-cell>
          <table:table-cell office:value-type="float" office:value="7.02692046" calcext:value-type="float">
            <text:p>7.02692046</text:p>
          </table:table-cell>
          <table:table-cell table:formula="of:=POWER([.C196]-6.75;2)" office:value-type="float" office:value="0.0766849411666118" calcext:value-type="float">
            <text:p>0.076684941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0201" calcext:value-type="float">
            <text:p>6.80201</text:p>
          </table:table-cell>
          <table:table-cell office:value-type="float" office:value="7.00676759" calcext:value-type="float">
            <text:p>7.00676759</text:p>
          </table:table-cell>
          <table:table-cell table:formula="of:=POWER([.C197]-6.75;2)" office:value-type="float" office:value="0.0659295952744081" calcext:value-type="float">
            <text:p>0.065929595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879156" calcext:value-type="float">
            <text:p>6.879156</text:p>
          </table:table-cell>
          <table:table-cell office:value-type="float" office:value="6.99220123" calcext:value-type="float">
            <text:p>6.99220123</text:p>
          </table:table-cell>
          <table:table-cell table:formula="of:=POWER([.C198]-6.75;2)" office:value-type="float" office:value="0.0586614358135129" calcext:value-type="float">
            <text:p>0.058661435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927238" calcext:value-type="float">
            <text:p>6.927238</text:p>
          </table:table-cell>
          <table:table-cell office:value-type="float" office:value="6.98303722" calcext:value-type="float">
            <text:p>6.98303722</text:p>
          </table:table-cell>
          <table:table-cell table:formula="of:=POWER([.C199]-6.75;2)" office:value-type="float" office:value="0.0543063459053284" calcext:value-type="float">
            <text:p>0.054306345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9387" calcext:value-type="float">
            <text:p>6.9387</text:p>
          </table:table-cell>
          <table:table-cell office:value-type="float" office:value="6.97761951" calcext:value-type="float">
            <text:p>6.97761951</text:p>
          </table:table-cell>
          <table:table-cell table:formula="of:=POWER([.C200]-6.75;2)" office:value-type="float" office:value="0.0518106413326402" calcext:value-type="float">
            <text:p>0.051810641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917255" calcext:value-type="float">
            <text:p>6.917255</text:p>
          </table:table-cell>
          <table:table-cell office:value-type="float" office:value="6.97412609" calcext:value-type="float">
            <text:p>6.97412609</text:p>
          </table:table-cell>
          <table:table-cell table:formula="of:=POWER([.C201]-6.75;2)" office:value-type="float" office:value="0.0502325042186883" calcext:value-type="float">
            <text:p>0.050232504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874739" calcext:value-type="float">
            <text:p>6.874739</text:p>
          </table:table-cell>
          <table:table-cell office:value-type="float" office:value="6.97138899" calcext:value-type="float">
            <text:p>6.97138899</text:p>
          </table:table-cell>
          <table:table-cell table:formula="of:=POWER([.C202]-6.75;2)" office:value-type="float" office:value="0.0490130848932203" calcext:value-type="float">
            <text:p>0.049013084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826199" calcext:value-type="float">
            <text:p>6.826199</text:p>
          </table:table-cell>
          <table:table-cell office:value-type="float" office:value="6.96921638" calcext:value-type="float">
            <text:p>6.96921638</text:p>
          </table:table-cell>
          <table:table-cell table:formula="of:=POWER([.C203]-6.75;2)" office:value-type="float" office:value="0.0480558212603043" calcext:value-type="float">
            <text:p>0.048055821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8378" calcext:value-type="float">
            <text:p>6.78378</text:p>
          </table:table-cell>
          <table:table-cell office:value-type="float" office:value="6.96816783" calcext:value-type="float">
            <text:p>6.96816783</text:p>
          </table:table-cell>
          <table:table-cell table:formula="of:=POWER([.C204]-6.75;2)" office:value-type="float" office:value="0.0475972020469091" calcext:value-type="float">
            <text:p>0.04759720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51335" calcext:value-type="float">
            <text:p>6.751335</text:p>
          </table:table-cell>
          <table:table-cell office:value-type="float" office:value="6.96890904" calcext:value-type="float">
            <text:p>6.96890904</text:p>
          </table:table-cell>
          <table:table-cell table:formula="of:=POWER([.C205]-6.75;2)" office:value-type="float" office:value="0.0479211677937215" calcext:value-type="float">
            <text:p>0.047921167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22848" calcext:value-type="float">
            <text:p>6.722848</text:p>
          </table:table-cell>
          <table:table-cell office:value-type="float" office:value="6.97156223" calcext:value-type="float">
            <text:p>6.97156223</text:p>
          </table:table-cell>
          <table:table-cell table:formula="of:=POWER([.C206]-6.75;2)" office:value-type="float" office:value="0.0490898217625729" calcext:value-type="float">
            <text:p>0.049089821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86495" calcext:value-type="float">
            <text:p>6.686495</text:p>
          </table:table-cell>
          <table:table-cell office:value-type="float" office:value="6.97545196" calcext:value-type="float">
            <text:p>6.97545196</text:p>
          </table:table-cell>
          <table:table-cell table:formula="of:=POWER([.C207]-6.75;2)" office:value-type="float" office:value="0.0508285862678416" calcext:value-type="float">
            <text:p>0.050828586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32813" calcext:value-type="float">
            <text:p>6.632813</text:p>
          </table:table-cell>
          <table:table-cell office:value-type="float" office:value="6.97930187" calcext:value-type="float">
            <text:p>6.97930187</text:p>
          </table:table-cell>
          <table:table-cell table:formula="of:=POWER([.C208]-6.75;2)" office:value-type="float" office:value="0.0525793475854971" calcext:value-type="float">
            <text:p>0.052579347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62661" calcext:value-type="float">
            <text:p>6.562661</text:p>
          </table:table-cell>
          <table:table-cell office:value-type="float" office:value="6.98169594" calcext:value-type="float">
            <text:p>6.98169594</text:p>
          </table:table-cell>
          <table:table-cell table:formula="of:=POWER([.C209]-6.75;2)" office:value-type="float" office:value="0.0536830086124835" calcext:value-type="float">
            <text:p>0.053683008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490408" calcext:value-type="float">
            <text:p>6.490408</text:p>
          </table:table-cell>
          <table:table-cell office:value-type="float" office:value="6.98162001" calcext:value-type="float">
            <text:p>6.98162001</text:p>
          </table:table-cell>
          <table:table-cell table:formula="of:=POWER([.C210]-6.75;2)" office:value-type="float" office:value="0.0536478290324003" calcext:value-type="float">
            <text:p>0.05364782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439893" calcext:value-type="float">
            <text:p>6.439893</text:p>
          </table:table-cell>
          <table:table-cell office:value-type="float" office:value="6.97894914" calcext:value-type="float">
            <text:p>6.97894914</text:p>
          </table:table-cell>
          <table:table-cell table:formula="of:=POWER([.C211]-6.75;2)" office:value-type="float" office:value="0.0524177087067397" calcext:value-type="float">
            <text:p>0.052417708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434129" calcext:value-type="float">
            <text:p>6.434129</text:p>
          </table:table-cell>
          <table:table-cell office:value-type="float" office:value="6.97467616" calcext:value-type="float">
            <text:p>6.97467616</text:p>
          </table:table-cell>
          <table:table-cell table:formula="of:=POWER([.C212]-6.75;2)" office:value-type="float" office:value="0.0504793768723454" calcext:value-type="float">
            <text:p>0.050479376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483549" calcext:value-type="float">
            <text:p>6.483549</text:p>
          </table:table-cell>
          <table:table-cell office:value-type="float" office:value="6.9705718" calcext:value-type="float">
            <text:p>6.9705718</text:p>
          </table:table-cell>
          <table:table-cell table:formula="of:=POWER([.C213]-6.75;2)" office:value-type="float" office:value="0.04865191895524" calcext:value-type="float">
            <text:p>0.04865191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579632" calcext:value-type="float">
            <text:p>6.579632</text:p>
          </table:table-cell>
          <table:table-cell office:value-type="float" office:value="6.96826931" calcext:value-type="float">
            <text:p>6.96826931</text:p>
          </table:table-cell>
          <table:table-cell table:formula="of:=POWER([.C214]-6.75;2)" office:value-type="float" office:value="0.0476414916878762" calcext:value-type="float">
            <text:p>0.047641491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97819" calcext:value-type="float">
            <text:p>6.697819</text:p>
          </table:table-cell>
          <table:table-cell office:value-type="float" office:value="6.9684284" calcext:value-type="float">
            <text:p>6.9684284</text:p>
          </table:table-cell>
          <table:table-cell table:formula="of:=POWER([.C215]-6.75;2)" office:value-type="float" office:value="0.0477109659265598" calcext:value-type="float">
            <text:p>0.047710965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07484" calcext:value-type="float">
            <text:p>6.807484</text:p>
          </table:table-cell>
          <table:table-cell office:value-type="float" office:value="6.97057272" calcext:value-type="float">
            <text:p>6.97057272</text:p>
          </table:table-cell>
          <table:table-cell table:formula="of:=POWER([.C216]-6.75;2)" office:value-type="float" office:value="0.0486523248081983" calcext:value-type="float">
            <text:p>0.048652324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83005" calcext:value-type="float">
            <text:p>6.883005</text:p>
          </table:table-cell>
          <table:table-cell office:value-type="float" office:value="6.97348174" calcext:value-type="float">
            <text:p>6.97348174</text:p>
          </table:table-cell>
          <table:table-cell table:formula="of:=POWER([.C217]-6.75;2)" office:value-type="float" office:value="0.0499440881134278" calcext:value-type="float">
            <text:p>0.049944088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910995" calcext:value-type="float">
            <text:p>6.910995</text:p>
          </table:table-cell>
          <table:table-cell office:value-type="float" office:value="6.97574704" calcext:value-type="float">
            <text:p>6.97574704</text:p>
          </table:table-cell>
          <table:table-cell table:formula="of:=POWER([.C218]-6.75;2)" office:value-type="float" office:value="0.0509617260687616" calcext:value-type="float">
            <text:p>0.050961726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91929" calcext:value-type="float">
            <text:p>6.891929</text:p>
          </table:table-cell>
          <table:table-cell office:value-type="float" office:value="6.9762597" calcext:value-type="float">
            <text:p>6.9762597</text:p>
          </table:table-cell>
          <table:table-cell table:formula="of:=POWER([.C219]-6.75;2)" office:value-type="float" office:value="0.05119345184409" calcext:value-type="float">
            <text:p>0.051193451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36961" calcext:value-type="float">
            <text:p>6.836961</text:p>
          </table:table-cell>
          <table:table-cell office:value-type="float" office:value="6.9745393" calcext:value-type="float">
            <text:p>6.9745393</text:p>
          </table:table-cell>
          <table:table-cell table:formula="of:=POWER([.C220]-6.75;2)" office:value-type="float" office:value="0.05041789724449" calcext:value-type="float">
            <text:p>0.05041789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62381" calcext:value-type="float">
            <text:p>6.762381</text:p>
          </table:table-cell>
          <table:table-cell office:value-type="float" office:value="6.97085709" calcext:value-type="float">
            <text:p>6.97085709</text:p>
          </table:table-cell>
          <table:table-cell table:formula="of:=POWER([.C221]-6.75;2)" office:value-type="float" office:value="0.0487778542032681" calcext:value-type="float">
            <text:p>0.048777854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84548" calcext:value-type="float">
            <text:p>6.684548</text:p>
          </table:table-cell>
          <table:table-cell office:value-type="float" office:value="6.96611423" calcext:value-type="float">
            <text:p>6.96611423</text:p>
          </table:table-cell>
          <table:table-cell table:formula="of:=POWER([.C222]-6.75;2)" office:value-type="float" office:value="0.0467053604084931" calcext:value-type="float">
            <text:p>0.046705360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16909" calcext:value-type="float">
            <text:p>6.616909</text:p>
          </table:table-cell>
          <table:table-cell office:value-type="float" office:value="6.96149309" calcext:value-type="float">
            <text:p>6.96149309</text:p>
          </table:table-cell>
          <table:table-cell table:formula="of:=POWER([.C223]-6.75;2)" office:value-type="float" office:value="0.0447293271177482" calcext:value-type="float">
            <text:p>0.044729327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568504" calcext:value-type="float">
            <text:p>6.568504</text:p>
          </table:table-cell>
          <table:table-cell office:value-type="float" office:value="6.9580214" calcext:value-type="float">
            <text:p>6.9580214</text:p>
          </table:table-cell>
          <table:table-cell table:formula="of:=POWER([.C224]-6.75;2)" office:value-type="float" office:value="0.0432729028579599" calcext:value-type="float">
            <text:p>0.043272902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542266" calcext:value-type="float">
            <text:p>6.542266</text:p>
          </table:table-cell>
          <table:table-cell office:value-type="float" office:value="6.95625649" calcext:value-type="float">
            <text:p>6.95625649</text:p>
          </table:table-cell>
          <table:table-cell table:formula="of:=POWER([.C225]-6.75;2)" office:value-type="float" office:value="0.0425417396671202" calcext:value-type="float">
            <text:p>0.042541739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533004" calcext:value-type="float">
            <text:p>6.533004</text:p>
          </table:table-cell>
          <table:table-cell office:value-type="float" office:value="6.95620534" calcext:value-type="float">
            <text:p>6.95620534</text:p>
          </table:table-cell>
          <table:table-cell table:formula="of:=POWER([.C226]-6.75;2)" office:value-type="float" office:value="0.0425206422445157" calcext:value-type="float">
            <text:p>0.042520642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527475" calcext:value-type="float">
            <text:p>6.527475</text:p>
          </table:table-cell>
          <table:table-cell office:value-type="float" office:value="6.95744808" calcext:value-type="float">
            <text:p>6.95744808</text:p>
          </table:table-cell>
          <table:table-cell table:formula="of:=POWER([.C227]-6.75;2)" office:value-type="float" office:value="0.0430347058956863" calcext:value-type="float">
            <text:p>0.043034705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08998" calcext:value-type="float">
            <text:p>6.508998</text:p>
          </table:table-cell>
          <table:table-cell office:value-type="float" office:value="6.95936177" calcext:value-type="float">
            <text:p>6.95936177</text:p>
          </table:table-cell>
          <table:table-cell table:formula="of:=POWER([.C228]-6.75;2)" office:value-type="float" office:value="0.043832350737533" calcext:value-type="float">
            <text:p>0.043832350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6588" calcext:value-type="float">
            <text:p>6.46588</text:p>
          </table:table-cell>
          <table:table-cell office:value-type="float" office:value="6.96134507" calcext:value-type="float">
            <text:p>6.96134507</text:p>
          </table:table-cell>
          <table:table-cell table:formula="of:=POWER([.C229]-6.75;2)" office:value-type="float" office:value="0.044666738613305" calcext:value-type="float">
            <text:p>0.044666738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399603" calcext:value-type="float">
            <text:p>6.399603</text:p>
          </table:table-cell>
          <table:table-cell office:value-type="float" office:value="6.96297442" calcext:value-type="float">
            <text:p>6.96297442</text:p>
          </table:table-cell>
          <table:table-cell table:formula="of:=POWER([.C230]-6.75;2)" office:value-type="float" office:value="0.0453581035743364" calcext:value-type="float">
            <text:p>0.045358103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328136" calcext:value-type="float">
            <text:p>6.328136</text:p>
          </table:table-cell>
          <table:table-cell office:value-type="float" office:value="6.96405616" calcext:value-type="float">
            <text:p>6.96405616</text:p>
          </table:table-cell>
          <table:table-cell table:formula="of:=POWER([.C231]-6.75;2)" office:value-type="float" office:value="0.0458200396339457" calcext:value-type="float">
            <text:p>0.045820039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281728" calcext:value-type="float">
            <text:p>6.281728</text:p>
          </table:table-cell>
          <table:table-cell office:value-type="float" office:value="6.96457089" calcext:value-type="float">
            <text:p>6.96457089</text:p>
          </table:table-cell>
          <table:table-cell table:formula="of:=POWER([.C232]-6.75;2)" office:value-type="float" office:value="0.0460406668353921" calcext:value-type="float">
            <text:p>0.046040666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291756" calcext:value-type="float">
            <text:p>6.291756</text:p>
          </table:table-cell>
          <table:table-cell office:value-type="float" office:value="6.96454194" calcext:value-type="float">
            <text:p>6.96454194</text:p>
          </table:table-cell>
          <table:table-cell table:formula="of:=POWER([.C233]-6.75;2)" office:value-type="float" office:value="0.0460282440189637" calcext:value-type="float">
            <text:p>0.04602824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376717" calcext:value-type="float">
            <text:p>6.376717</text:p>
          </table:table-cell>
          <table:table-cell office:value-type="float" office:value="6.96390115" calcext:value-type="float">
            <text:p>6.96390115</text:p>
          </table:table-cell>
          <table:table-cell table:formula="of:=POWER([.C234]-6.75;2)" office:value-type="float" office:value="0.0457537019713224" calcext:value-type="float">
            <text:p>0.04575370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531916" calcext:value-type="float">
            <text:p>6.531916</text:p>
          </table:table-cell>
          <table:table-cell office:value-type="float" office:value="6.96244635" calcext:value-type="float">
            <text:p>6.96244635</text:p>
          </table:table-cell>
          <table:table-cell table:formula="of:=POWER([.C235]-6.75;2)" office:value-type="float" office:value="0.0451334516283227" calcext:value-type="float">
            <text:p>0.045133451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27869" calcext:value-type="float">
            <text:p>6.727869</text:p>
          </table:table-cell>
          <table:table-cell office:value-type="float" office:value="6.95994035" calcext:value-type="float">
            <text:p>6.95994035</text:p>
          </table:table-cell>
          <table:table-cell table:formula="of:=POWER([.C236]-6.75;2)" office:value-type="float" office:value="0.0440749505581225" calcext:value-type="float">
            <text:p>0.044074950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917002" calcext:value-type="float">
            <text:p>6.917002</text:p>
          </table:table-cell>
          <table:table-cell office:value-type="float" office:value="6.95630514" calcext:value-type="float">
            <text:p>6.95630514</text:p>
          </table:table-cell>
          <table:table-cell table:formula="of:=POWER([.C237]-6.75;2)" office:value-type="float" office:value="0.0425618107904194" calcext:value-type="float">
            <text:p>0.04256181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043899" calcext:value-type="float">
            <text:p>7.043899</text:p>
          </table:table-cell>
          <table:table-cell office:value-type="float" office:value="6.95180402" calcext:value-type="float">
            <text:p>6.95180402</text:p>
          </table:table-cell>
          <table:table-cell table:formula="of:=POWER([.C238]-6.75;2)" office:value-type="float" office:value="0.0407248624881604" calcext:value-type="float">
            <text:p>0.040724862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054557" calcext:value-type="float">
            <text:p>7.054557</text:p>
          </table:table-cell>
          <table:table-cell office:value-type="float" office:value="6.94712961" calcext:value-type="float">
            <text:p>6.94712961</text:p>
          </table:table-cell>
          <table:table-cell table:formula="of:=POWER([.C239]-6.75;2)" office:value-type="float" office:value="0.0388600831387522" calcext:value-type="float">
            <text:p>0.03886008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902859" calcext:value-type="float">
            <text:p>6.902859</text:p>
          </table:table-cell>
          <table:table-cell office:value-type="float" office:value="6.94338822" calcext:value-type="float">
            <text:p>6.94338822</text:p>
          </table:table-cell>
          <table:table-cell table:formula="of:=POWER([.C240]-6.75;2)" office:value-type="float" office:value="0.0373990036347684" calcext:value-type="float">
            <text:p>0.037399003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55448" calcext:value-type="float">
            <text:p>6.555448</text:p>
          </table:table-cell>
          <table:table-cell office:value-type="float" office:value="6.94202505" calcext:value-type="float">
            <text:p>6.94202505</text:p>
          </table:table-cell>
          <table:table-cell table:formula="of:=POWER([.C241]-6.75;2)" office:value-type="float" office:value="0.0368736198275024" calcext:value-type="float">
            <text:p>0.036873619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998985" calcext:value-type="float">
            <text:p>5.998985</text:p>
          </table:table-cell>
          <table:table-cell office:value-type="float" office:value="6.94472987" calcext:value-type="float">
            <text:p>6.94472987</text:p>
          </table:table-cell>
          <table:table-cell table:formula="of:=POWER([.C242]-6.75;2)" office:value-type="float" office:value="0.0379197222702168" calcext:value-type="float">
            <text:p>0.037919722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257763" calcext:value-type="float">
            <text:p>5.257763</text:p>
          </table:table-cell>
          <table:table-cell office:value-type="float" office:value="6.95329917" calcext:value-type="float">
            <text:p>6.95329917</text:p>
          </table:table-cell>
          <table:table-cell table:formula="of:=POWER([.C243]-6.75;2)" office:value-type="float" office:value="0.041330552522689" calcext:value-type="float">
            <text:p>0.041330552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436999" calcext:value-type="float">
            <text:p>4.436999</text:p>
          </table:table-cell>
          <table:table-cell office:value-type="float" office:value="6.96932192" calcext:value-type="float">
            <text:p>6.96932192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808573" calcext:value-type="float">
            <text:p>3.808573</text:p>
          </table:table-cell>
          <table:table-cell office:value-type="float" office:value="6.99339662" calcext:value-type="float">
            <text:p>6.99339662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818666" calcext:value-type="float">
            <text:p>3.818666</text:p>
          </table:table-cell>
          <table:table-cell office:value-type="float" office:value="7.02344387" calcext:value-type="float">
            <text:p>7.0234438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641201" calcext:value-type="float">
            <text:p>4.641201</text:p>
          </table:table-cell>
          <table:table-cell office:value-type="float" office:value="7.05292112" calcext:value-type="float">
            <text:p>7.0529211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925493" calcext:value-type="float">
            <text:p>5.925493</text:p>
          </table:table-cell>
          <table:table-cell office:value-type="float" office:value="7.0735271" calcext:value-type="float">
            <text:p>7.073527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254223" calcext:value-type="float">
            <text:p>7.254223</text:p>
          </table:table-cell>
          <table:table-cell office:value-type="float" office:value="7.08048411" calcext:value-type="float">
            <text:p>7.0804841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338883" calcext:value-type="float">
            <text:p>8.338883</text:p>
          </table:table-cell>
          <table:table-cell office:value-type="float" office:value="7.07328698" calcext:value-type="float">
            <text:p>7.0732869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00068" calcext:value-type="float">
            <text:p>9.00068</text:p>
          </table:table-cell>
          <table:table-cell office:value-type="float" office:value="7.05450171" calcext:value-type="float">
            <text:p>7.0545017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157317" calcext:value-type="float">
            <text:p>9.157317</text:p>
          </table:table-cell>
          <table:table-cell office:value-type="float" office:value="7.02870707" calcext:value-type="float">
            <text:p>7.0287070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822417" calcext:value-type="float">
            <text:p>8.822417</text:p>
          </table:table-cell>
          <table:table-cell office:value-type="float" office:value="7.00148635" calcext:value-type="float">
            <text:p>7.0014863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102014" calcext:value-type="float">
            <text:p>8.102014</text:p>
          </table:table-cell>
          <table:table-cell office:value-type="float" office:value="6.97834534" calcext:value-type="float">
            <text:p>6.9783453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181769" calcext:value-type="float">
            <text:p>7.181769</text:p>
          </table:table-cell>
          <table:table-cell office:value-type="float" office:value="6.96362502" calcext:value-type="float">
            <text:p>6.9636250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299197" calcext:value-type="float">
            <text:p>6.299197</text:p>
          </table:table-cell>
          <table:table-cell office:value-type="float" office:value="6.9595586" calcext:value-type="float">
            <text:p>6.959558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682725" calcext:value-type="float">
            <text:p>5.682725</text:p>
          </table:table-cell>
          <table:table-cell office:value-type="float" office:value="6.96567372" calcext:value-type="float">
            <text:p>6.96567372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445245" calcext:value-type="float">
            <text:p>5.445245</text:p>
          </table:table-cell>
          <table:table-cell office:value-type="float" office:value="6.97890148" calcext:value-type="float">
            <text:p>6.9789014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5159" calcext:value-type="float">
            <text:p>5.5159</text:p>
          </table:table-cell>
          <table:table-cell office:value-type="float" office:value="6.99484992" calcext:value-type="float">
            <text:p>6.9948499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721226" calcext:value-type="float">
            <text:p>5.721226</text:p>
          </table:table-cell>
          <table:table-cell office:value-type="float" office:value="7.00983038" calcext:value-type="float">
            <text:p>7.0098303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915122" calcext:value-type="float">
            <text:p>5.915122</text:p>
          </table:table-cell>
          <table:table-cell office:value-type="float" office:value="7.02208048" calcext:value-type="float">
            <text:p>7.0220804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024954" calcext:value-type="float">
            <text:p>6.024954</text:p>
          </table:table-cell>
          <table:table-cell office:value-type="float" office:value="7.03160991" calcext:value-type="float">
            <text:p>7.0316099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034911" calcext:value-type="float">
            <text:p>6.034911</text:p>
          </table:table-cell>
          <table:table-cell office:value-type="float" office:value="7.03943632" calcext:value-type="float">
            <text:p>7.0394363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96085" calcext:value-type="float">
            <text:p>5.96085</text:p>
          </table:table-cell>
          <table:table-cell office:value-type="float" office:value="7.04683943" calcext:value-type="float">
            <text:p>7.0468394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838992" calcext:value-type="float">
            <text:p>5.838992</text:p>
          </table:table-cell>
          <table:table-cell office:value-type="float" office:value="7.05482019" calcext:value-type="float">
            <text:p>7.05482019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727735" calcext:value-type="float">
            <text:p>5.727735</text:p>
          </table:table-cell>
          <table:table-cell office:value-type="float" office:value="7.06377142" calcext:value-type="float">
            <text:p>7.06377142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706296" calcext:value-type="float">
            <text:p>5.706296</text:p>
          </table:table-cell>
          <table:table-cell office:value-type="float" office:value="7.07331096" calcext:value-type="float">
            <text:p>7.0733109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848261" calcext:value-type="float">
            <text:p>5.848261</text:p>
          </table:table-cell>
          <table:table-cell office:value-type="float" office:value="7.08227607" calcext:value-type="float">
            <text:p>7.0822760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171566" calcext:value-type="float">
            <text:p>6.171566</text:p>
          </table:table-cell>
          <table:table-cell office:value-type="float" office:value="7.08901093" calcext:value-type="float">
            <text:p>7.0890109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08074" calcext:value-type="float">
            <text:p>6.608074</text:p>
          </table:table-cell>
          <table:table-cell office:value-type="float" office:value="7.09204037" calcext:value-type="float">
            <text:p>7.0920403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024668" calcext:value-type="float">
            <text:p>7.024668</text:p>
          </table:table-cell>
          <table:table-cell office:value-type="float" office:value="7.09084301" calcext:value-type="float">
            <text:p>7.0908430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269587" calcext:value-type="float">
            <text:p>7.269587</text:p>
          </table:table-cell>
          <table:table-cell office:value-type="float" office:value="7.08624259" calcext:value-type="float">
            <text:p>7.08624259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205869" calcext:value-type="float">
            <text:p>7.205869</text:p>
          </table:table-cell>
          <table:table-cell office:value-type="float" office:value="7.08032205" calcext:value-type="float">
            <text:p>7.0803220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19054" calcext:value-type="float">
            <text:p>6.719054</text:p>
          </table:table-cell>
          <table:table-cell office:value-type="float" office:value="7.07615013" calcext:value-type="float">
            <text:p>7.0761501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691621" calcext:value-type="float">
            <text:p>5.691621</text:p>
          </table:table-cell>
          <table:table-cell office:value-type="float" office:value="7.07762434" calcext:value-type="float">
            <text:p>7.0776243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868266" calcext:value-type="float">
            <text:p>3.868266</text:p>
          </table:table-cell>
          <table:table-cell office:value-type="float" office:value="7.08969583" calcext:value-type="float">
            <text:p>7.0896958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868266" calcext:value-type="float">
            <text:p>3.868266</text:p>
          </table:table-cell>
          <table:table-cell office:value-type="float" office:value="7.11995876" calcext:value-type="float">
            <text:p>7.119958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868266" calcext:value-type="float">
            <text:p>3.868266</text:p>
          </table:table-cell>
          <table:table-cell office:value-type="float" office:value="7.15003883" calcext:value-type="float">
            <text:p>7.1500388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868266" calcext:value-type="float">
            <text:p>3.868266</text:p>
          </table:table-cell>
          <table:table-cell office:value-type="float" office:value="7.18002621" calcext:value-type="float">
            <text:p>7.18002621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868266" calcext:value-type="float">
            <text:p>3.868266</text:p>
          </table:table-cell>
          <table:table-cell office:value-type="float" office:value="7.21013194" calcext:value-type="float">
            <text:p>7.2101319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868266" calcext:value-type="float">
            <text:p>3.868266</text:p>
          </table:table-cell>
          <table:table-cell office:value-type="float" office:value="7.24053082" calcext:value-type="float">
            <text:p>7.2405308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868266" calcext:value-type="float">
            <text:p>3.868266</text:p>
          </table:table-cell>
          <table:table-cell office:value-type="float" office:value="7.27124499" calcext:value-type="float">
            <text:p>7.2712449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060259" calcext:value-type="float">
            <text:p>9.060259</text:p>
          </table:table-cell>
          <table:table-cell office:value-type="float" office:value="7.30211991" calcext:value-type="float">
            <text:p>7.3021199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183025" calcext:value-type="float">
            <text:p>25.183025</text:p>
          </table:table-cell>
          <table:table-cell office:value-type="float" office:value="7.28096542" calcext:value-type="float">
            <text:p>7.28096542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183025" calcext:value-type="float">
            <text:p>25.183025</text:p>
          </table:table-cell>
          <table:table-cell office:value-type="float" office:value="7.09818925" calcext:value-type="float">
            <text:p>7.098189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183025" calcext:value-type="float">
            <text:p>25.183025</text:p>
          </table:table-cell>
          <table:table-cell office:value-type="float" office:value="6.91481518" calcext:value-type="float">
            <text:p>6.9148151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183025" calcext:value-type="float">
            <text:p>25.183025</text:p>
          </table:table-cell>
          <table:table-cell office:value-type="float" office:value="6.73078172" calcext:value-type="float">
            <text:p>6.7307817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950469" calcext:value-type="float">
            <text:p>3.950469</text:p>
          </table:table-cell>
          <table:table-cell office:value-type="float" office:value="6.54619197" calcext:value-type="float">
            <text:p>6.5461919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267701" calcext:value-type="float">
            <text:p>6.267701</text:p>
          </table:table-cell>
          <table:table-cell office:value-type="float" office:value="6.57362453" calcext:value-type="float">
            <text:p>6.57362453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978798" calcext:value-type="float">
            <text:p>6.978798</text:p>
          </table:table-cell>
          <table:table-cell office:value-type="float" office:value="6.57793615" calcext:value-type="float">
            <text:p>6.5779361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60418" calcext:value-type="float">
            <text:p>6.860418</text:p>
          </table:table-cell>
          <table:table-cell office:value-type="float" office:value="6.57556889" calcext:value-type="float">
            <text:p>6.5755688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219355" calcext:value-type="float">
            <text:p>6.219355</text:p>
          </table:table-cell>
          <table:table-cell office:value-type="float" office:value="6.5751403" calcext:value-type="float">
            <text:p>6.575140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34339" calcext:value-type="float">
            <text:p>5.34339</text:p>
          </table:table-cell>
          <table:table-cell office:value-type="float" office:value="6.58207659" calcext:value-type="float">
            <text:p>6.5820765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595235" calcext:value-type="float">
            <text:p>4.595235</text:p>
          </table:table-cell>
          <table:table-cell office:value-type="float" office:value="6.59877437" calcext:value-type="float">
            <text:p>6.5987743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351808" calcext:value-type="float">
            <text:p>4.351808</text:p>
          </table:table-cell>
          <table:table-cell office:value-type="float" office:value="6.62385639" calcext:value-type="float">
            <text:p>6.6238563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70004" calcext:value-type="float">
            <text:p>4.70004</text:p>
          </table:table-cell>
          <table:table-cell office:value-type="float" office:value="6.65204904" calcext:value-type="float">
            <text:p>6.6520490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345374" calcext:value-type="float">
            <text:p>5.345374</text:p>
          </table:table-cell>
          <table:table-cell office:value-type="float" office:value="6.67710297" calcext:value-type="float">
            <text:p>6.6771029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962755" calcext:value-type="float">
            <text:p>5.962755</text:p>
          </table:table-cell>
          <table:table-cell office:value-type="float" office:value="6.69563673" calcext:value-type="float">
            <text:p>6.6956367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385467" calcext:value-type="float">
            <text:p>6.385467</text:p>
          </table:table-cell>
          <table:table-cell office:value-type="float" office:value="6.70749859" calcext:value-type="float">
            <text:p>6.70749859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589358" calcext:value-type="float">
            <text:p>6.589358</text:p>
          </table:table-cell>
          <table:table-cell office:value-type="float" office:value="6.71427763" calcext:value-type="float">
            <text:p>6.7142776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43545" calcext:value-type="float">
            <text:p>6.643545</text:p>
          </table:table-cell>
          <table:table-cell office:value-type="float" office:value="6.71798768" calcext:value-type="float">
            <text:p>6.7179876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57478" calcext:value-type="float">
            <text:p>6.657478</text:p>
          </table:table-cell>
          <table:table-cell office:value-type="float" office:value="6.72020462" calcext:value-type="float">
            <text:p>6.7202046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21344" calcext:value-type="float">
            <text:p>6.721344</text:p>
          </table:table-cell>
          <table:table-cell office:value-type="float" office:value="6.72163661" calcext:value-type="float">
            <text:p>6.72163661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857901" calcext:value-type="float">
            <text:p>6.857901</text:p>
          </table:table-cell>
          <table:table-cell office:value-type="float" office:value="6.72218388" calcext:value-type="float">
            <text:p>6.7221838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016654" calcext:value-type="float">
            <text:p>7.016654</text:p>
          </table:table-cell>
          <table:table-cell office:value-type="float" office:value="6.72143721" calcext:value-type="float">
            <text:p>6.7214372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111821" calcext:value-type="float">
            <text:p>7.111821</text:p>
          </table:table-cell>
          <table:table-cell office:value-type="float" office:value="6.71929259" calcext:value-type="float">
            <text:p>6.7192925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071486" calcext:value-type="float">
            <text:p>7.071486</text:p>
          </table:table-cell>
          <table:table-cell office:value-type="float" office:value="6.71630628" calcext:value-type="float">
            <text:p>6.7163062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87222" calcext:value-type="float">
            <text:p>6.87222</text:p>
          </table:table-cell>
          <table:table-cell office:value-type="float" office:value="6.71366226" calcext:value-type="float">
            <text:p>6.7136622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555068" calcext:value-type="float">
            <text:p>6.555068</text:p>
          </table:table-cell>
          <table:table-cell office:value-type="float" office:value="6.71282703" calcext:value-type="float">
            <text:p>6.7128270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223321" calcext:value-type="float">
            <text:p>6.223321</text:p>
          </table:table-cell>
          <table:table-cell office:value-type="float" office:value="6.7150032" calcext:value-type="float">
            <text:p>6.715003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012595" calcext:value-type="float">
            <text:p>6.012595</text:p>
          </table:table-cell>
          <table:table-cell office:value-type="float" office:value="6.72052157" calcext:value-type="float">
            <text:p>6.7205215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023693" calcext:value-type="float">
            <text:p>6.023693</text:p>
          </table:table-cell>
          <table:table-cell office:value-type="float" office:value="6.72845137" calcext:value-type="float">
            <text:p>6.7284513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2533" calcext:value-type="float">
            <text:p>6.2533</text:p>
          </table:table-cell>
          <table:table-cell office:value-type="float" office:value="6.73683816" calcext:value-type="float">
            <text:p>6.7368381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95541" calcext:value-type="float">
            <text:p>6.595541</text:p>
          </table:table-cell>
          <table:table-cell office:value-type="float" office:value="6.74363949" calcext:value-type="float">
            <text:p>6.7436394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912251" calcext:value-type="float">
            <text:p>6.912251</text:p>
          </table:table-cell>
          <table:table-cell office:value-type="float" office:value="6.7476882" calcext:value-type="float">
            <text:p>6.747688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098386" calcext:value-type="float">
            <text:p>7.098386</text:p>
          </table:table-cell>
          <table:table-cell office:value-type="float" office:value="6.74901524" calcext:value-type="float">
            <text:p>6.7490152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109535" calcext:value-type="float">
            <text:p>7.109535</text:p>
          </table:table-cell>
          <table:table-cell office:value-type="float" office:value="6.74857983" calcext:value-type="float">
            <text:p>6.74857983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962261" calcext:value-type="float">
            <text:p>6.962261</text:p>
          </table:table-cell>
          <table:table-cell office:value-type="float" office:value="6.74776637" calcext:value-type="float">
            <text:p>6.7477663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19889" calcext:value-type="float">
            <text:p>6.719889</text:p>
          </table:table-cell>
          <table:table-cell office:value-type="float" office:value="6.74788518" calcext:value-type="float">
            <text:p>6.747885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46874" calcext:value-type="float">
            <text:p>6.46874</text:p>
          </table:table-cell>
          <table:table-cell office:value-type="float" office:value="6.74978191" calcext:value-type="float">
            <text:p>6.7497819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288095" calcext:value-type="float">
            <text:p>6.288095</text:p>
          </table:table-cell>
          <table:table-cell office:value-type="float" office:value="6.75361948" calcext:value-type="float">
            <text:p>6.7536194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222434" calcext:value-type="float">
            <text:p>6.222434</text:p>
          </table:table-cell>
          <table:table-cell office:value-type="float" office:value="6.75888823" calcext:value-type="float">
            <text:p>6.7588882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26974" calcext:value-type="float">
            <text:p>6.26974</text:p>
          </table:table-cell>
          <table:table-cell office:value-type="float" office:value="6.76464753" calcext:value-type="float">
            <text:p>6.7646475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392013" calcext:value-type="float">
            <text:p>6.392013</text:p>
          </table:table-cell>
          <table:table-cell office:value-type="float" office:value="6.7698887" calcext:value-type="float">
            <text:p>6.769888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37151" calcext:value-type="float">
            <text:p>6.537151</text:p>
          </table:table-cell>
          <table:table-cell office:value-type="float" office:value="6.77384732" calcext:value-type="float">
            <text:p>6.7738473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57278" calcext:value-type="float">
            <text:p>6.657278</text:p>
          </table:table-cell>
          <table:table-cell office:value-type="float" office:value="6.77617416" calcext:value-type="float">
            <text:p>6.7761741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18844" calcext:value-type="float">
            <text:p>6.718844</text:p>
          </table:table-cell>
          <table:table-cell office:value-type="float" office:value="6.77698364" calcext:value-type="float">
            <text:p>6.7769836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07328" calcext:value-type="float">
            <text:p>6.707328</text:p>
          </table:table-cell>
          <table:table-cell office:value-type="float" office:value="6.77681371" calcext:value-type="float">
            <text:p>6.77681371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28815" calcext:value-type="float">
            <text:p>6.628815</text:p>
          </table:table-cell>
          <table:table-cell office:value-type="float" office:value="6.77649358" calcext:value-type="float">
            <text:p>6.7764935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07777" calcext:value-type="float">
            <text:p>6.507777</text:p>
          </table:table-cell>
          <table:table-cell office:value-type="float" office:value="6.77691553" calcext:value-type="float">
            <text:p>6.7769155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379609" calcext:value-type="float">
            <text:p>6.379609</text:p>
          </table:table-cell>
          <table:table-cell office:value-type="float" office:value="6.77876147" calcext:value-type="float">
            <text:p>6.7787614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278833" calcext:value-type="float">
            <text:p>6.278833</text:p>
          </table:table-cell>
          <table:table-cell office:value-type="float" office:value="6.78229206" calcext:value-type="float">
            <text:p>6.7822920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227677" calcext:value-type="float">
            <text:p>6.227677</text:p>
          </table:table-cell>
          <table:table-cell office:value-type="float" office:value="6.787301" calcext:value-type="float">
            <text:p>6.78730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231237" calcext:value-type="float">
            <text:p>6.231237</text:p>
          </table:table-cell>
          <table:table-cell office:value-type="float" office:value="6.79325115" calcext:value-type="float">
            <text:p>6.7932511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281316" calcext:value-type="float">
            <text:p>6.281316</text:p>
          </table:table-cell>
          <table:table-cell office:value-type="float" office:value="6.79950001" calcext:value-type="float">
            <text:p>6.7995000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364348" calcext:value-type="float">
            <text:p>6.364348</text:p>
          </table:table-cell>
          <table:table-cell office:value-type="float" office:value="6.8054801" calcext:value-type="float">
            <text:p>6.805480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46689" calcext:value-type="float">
            <text:p>6.46689</text:p>
          </table:table-cell>
          <table:table-cell office:value-type="float" office:value="6.81076034" calcext:value-type="float">
            <text:p>6.8107603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76458" calcext:value-type="float">
            <text:p>6.576458</text:p>
          </table:table-cell>
          <table:table-cell office:value-type="float" office:value="6.81501544" calcext:value-type="float">
            <text:p>6.8150154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80418" calcext:value-type="float">
            <text:p>6.680418</text:p>
          </table:table-cell>
          <table:table-cell office:value-type="float" office:value="6.81798424" calcext:value-type="float">
            <text:p>6.8179842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66542" calcext:value-type="float">
            <text:p>6.766542</text:p>
          </table:table-cell>
          <table:table-cell office:value-type="float" office:value="6.8194757" calcext:value-type="float">
            <text:p>6.819475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2593" calcext:value-type="float">
            <text:p>6.82593</text:p>
          </table:table-cell>
          <table:table-cell office:value-type="float" office:value="6.81942098" calcext:value-type="float">
            <text:p>6.8194209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855915" calcext:value-type="float">
            <text:p>6.855915</text:p>
          </table:table-cell>
          <table:table-cell office:value-type="float" office:value="6.81792773" calcext:value-type="float">
            <text:p>6.8179277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860038" calcext:value-type="float">
            <text:p>6.860038</text:p>
          </table:table-cell>
          <table:table-cell office:value-type="float" office:value="6.81529258" calcext:value-type="float">
            <text:p>6.8152925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844469" calcext:value-type="float">
            <text:p>6.844469</text:p>
          </table:table-cell>
          <table:table-cell office:value-type="float" office:value="6.81195831" calcext:value-type="float">
            <text:p>6.8119583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813298" calcext:value-type="float">
            <text:p>6.813298</text:p>
          </table:table-cell>
          <table:table-cell office:value-type="float" office:value="6.8084372" calcext:value-type="float">
            <text:p>6.808437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66391" calcext:value-type="float">
            <text:p>6.766391</text:p>
          </table:table-cell>
          <table:table-cell office:value-type="float" office:value="6.80523892" calcext:value-type="float">
            <text:p>6.8052389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01799" calcext:value-type="float">
            <text:p>6.701799</text:p>
          </table:table-cell>
          <table:table-cell office:value-type="float" office:value="6.80282979" calcext:value-type="float">
            <text:p>6.8028297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21194" calcext:value-type="float">
            <text:p>6.621194</text:p>
          </table:table-cell>
          <table:table-cell office:value-type="float" office:value="6.8016181" calcext:value-type="float">
            <text:p>6.801618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3451" calcext:value-type="float">
            <text:p>6.53451</text:p>
          </table:table-cell>
          <table:table-cell office:value-type="float" office:value="6.80193385" calcext:value-type="float">
            <text:p>6.8019338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460356" calcext:value-type="float">
            <text:p>6.460356</text:p>
          </table:table-cell>
          <table:table-cell office:value-type="float" office:value="6.80397181" calcext:value-type="float">
            <text:p>6.8039718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421216" calcext:value-type="float">
            <text:p>6.421216</text:p>
          </table:table-cell>
          <table:table-cell office:value-type="float" office:value="6.80769586" calcext:value-type="float">
            <text:p>6.8076958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435245" calcext:value-type="float">
            <text:p>6.435245</text:p>
          </table:table-cell>
          <table:table-cell office:value-type="float" office:value="6.81274316" calcext:value-type="float">
            <text:p>6.8127431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508316" calcext:value-type="float">
            <text:p>6.508316</text:p>
          </table:table-cell>
          <table:table-cell office:value-type="float" office:value="6.8183934" calcext:value-type="float">
            <text:p>6.818393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29982" calcext:value-type="float">
            <text:p>6.629982</text:p>
          </table:table-cell>
          <table:table-cell office:value-type="float" office:value="6.82365545" calcext:value-type="float">
            <text:p>6.8236554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75127" calcext:value-type="float">
            <text:p>6.775127</text:p>
          </table:table-cell>
          <table:table-cell office:value-type="float" office:value="6.82747253" calcext:value-type="float">
            <text:p>6.8274725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910709" calcext:value-type="float">
            <text:p>6.910709</text:p>
          </table:table-cell>
          <table:table-cell office:value-type="float" office:value="6.82898864" calcext:value-type="float">
            <text:p>6.8289886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005501" calcext:value-type="float">
            <text:p>7.005501</text:p>
          </table:table-cell>
          <table:table-cell office:value-type="float" office:value="6.82778648" calcext:value-type="float">
            <text:p>6.8277864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040089" calcext:value-type="float">
            <text:p>7.040089</text:p>
          </table:table-cell>
          <table:table-cell office:value-type="float" office:value="6.82400948" calcext:value-type="float">
            <text:p>6.8240094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013946" calcext:value-type="float">
            <text:p>7.013946</text:p>
          </table:table-cell>
          <table:table-cell office:value-type="float" office:value="6.81831469" calcext:value-type="float">
            <text:p>6.8183146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946236" calcext:value-type="float">
            <text:p>6.946236</text:p>
          </table:table-cell>
          <table:table-cell office:value-type="float" office:value="6.81166259" calcext:value-type="float">
            <text:p>6.8116625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868065" calcext:value-type="float">
            <text:p>6.868065</text:p>
          </table:table-cell>
          <table:table-cell office:value-type="float" office:value="6.80502005" calcext:value-type="float">
            <text:p>6.8050200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07595" calcext:value-type="float">
            <text:p>6.807595</text:p>
          </table:table-cell>
          <table:table-cell office:value-type="float" office:value="6.79910191" calcext:value-type="float">
            <text:p>6.7991019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75222" calcext:value-type="float">
            <text:p>6.775222</text:p>
          </table:table-cell>
          <table:table-cell office:value-type="float" office:value="6.79426359" calcext:value-type="float">
            <text:p>6.7942635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8926" calcext:value-type="float">
            <text:p>6.758926</text:p>
          </table:table-cell>
          <table:table-cell office:value-type="float" office:value="6.79056931" calcext:value-type="float">
            <text:p>6.7905693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34115" calcext:value-type="float">
            <text:p>6.734115</text:p>
          </table:table-cell>
          <table:table-cell office:value-type="float" office:value="6.78794872" calcext:value-type="float">
            <text:p>6.7879487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81689" calcext:value-type="float">
            <text:p>6.681689</text:p>
          </table:table-cell>
          <table:table-cell office:value-type="float" office:value="6.78631294" calcext:value-type="float">
            <text:p>6.7863129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02807" calcext:value-type="float">
            <text:p>6.602807</text:p>
          </table:table-cell>
          <table:table-cell office:value-type="float" office:value="6.7855618" calcext:value-type="float">
            <text:p>6.785561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21747" calcext:value-type="float">
            <text:p>6.521747</text:p>
          </table:table-cell>
          <table:table-cell office:value-type="float" office:value="6.78551063" calcext:value-type="float">
            <text:p>6.7855106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47451" calcext:value-type="float">
            <text:p>6.47451</text:p>
          </table:table-cell>
          <table:table-cell office:value-type="float" office:value="6.78581979" calcext:value-type="float">
            <text:p>6.7858197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488338" calcext:value-type="float">
            <text:p>6.488338</text:p>
          </table:table-cell>
          <table:table-cell office:value-type="float" office:value="6.78600672" calcext:value-type="float">
            <text:p>6.78600672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64626" calcext:value-type="float">
            <text:p>6.564626</text:p>
          </table:table-cell>
          <table:table-cell office:value-type="float" office:value="6.785568" calcext:value-type="float">
            <text:p>6.78556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77533" calcext:value-type="float">
            <text:p>6.677533</text:p>
          </table:table-cell>
          <table:table-cell office:value-type="float" office:value="6.7841547" calcext:value-type="float">
            <text:p>6.784154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88677" calcext:value-type="float">
            <text:p>6.788677</text:p>
          </table:table-cell>
          <table:table-cell office:value-type="float" office:value="6.78169129" calcext:value-type="float">
            <text:p>6.7816912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66475" calcext:value-type="float">
            <text:p>6.866475</text:p>
          </table:table-cell>
          <table:table-cell office:value-type="float" office:value="6.77837182" calcext:value-type="float">
            <text:p>6.7783718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9877" calcext:value-type="float">
            <text:p>6.89877</text:p>
          </table:table-cell>
          <table:table-cell office:value-type="float" office:value="6.77455987" calcext:value-type="float">
            <text:p>6.7745598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94559" calcext:value-type="float">
            <text:p>6.894559</text:p>
          </table:table-cell>
          <table:table-cell office:value-type="float" office:value="6.7706594" calcext:value-type="float">
            <text:p>6.770659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76273" calcext:value-type="float">
            <text:p>6.876273</text:p>
          </table:table-cell>
          <table:table-cell office:value-type="float" office:value="6.76700293" calcext:value-type="float">
            <text:p>6.7670029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67004" calcext:value-type="float">
            <text:p>6.867004</text:p>
          </table:table-cell>
          <table:table-cell office:value-type="float" office:value="6.76377688" calcext:value-type="float">
            <text:p>6.7637768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878839" calcext:value-type="float">
            <text:p>6.878839</text:p>
          </table:table-cell>
          <table:table-cell office:value-type="float" office:value="6.76099689" calcext:value-type="float">
            <text:p>6.7609968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908154" calcext:value-type="float">
            <text:p>6.908154</text:p>
          </table:table-cell>
          <table:table-cell office:value-type="float" office:value="6.758543" calcext:value-type="float">
            <text:p>6.75854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939683" calcext:value-type="float">
            <text:p>6.939683</text:p>
          </table:table-cell>
          <table:table-cell office:value-type="float" office:value="6.75624546" calcext:value-type="float">
            <text:p>6.7562454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955758" calcext:value-type="float">
            <text:p>6.955758</text:p>
          </table:table-cell>
          <table:table-cell office:value-type="float" office:value="6.75398541" calcext:value-type="float">
            <text:p>6.7539854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94481" calcext:value-type="float">
            <text:p>6.94481</text:p>
          </table:table-cell>
          <table:table-cell office:value-type="float" office:value="6.75176326" calcext:value-type="float">
            <text:p>6.7517632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905408" calcext:value-type="float">
            <text:p>6.905408</text:p>
          </table:table-cell>
          <table:table-cell office:value-type="float" office:value="6.74969907" calcext:value-type="float">
            <text:p>6.7496990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45618" calcext:value-type="float">
            <text:p>6.845618</text:p>
          </table:table-cell>
          <table:table-cell office:value-type="float" office:value="6.74795261" calcext:value-type="float">
            <text:p>6.7479526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79679" calcext:value-type="float">
            <text:p>6.779679</text:p>
          </table:table-cell>
          <table:table-cell office:value-type="float" office:value="6.74658461" calcext:value-type="float">
            <text:p>6.7465846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2405" calcext:value-type="float">
            <text:p>6.72405</text:p>
          </table:table-cell>
          <table:table-cell office:value-type="float" office:value="6.74541944" calcext:value-type="float">
            <text:p>6.74541944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93725" calcext:value-type="float">
            <text:p>6.693725</text:p>
          </table:table-cell>
          <table:table-cell office:value-type="float" office:value="6.74399369" calcext:value-type="float">
            <text:p>6.7439936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98863" calcext:value-type="float">
            <text:p>6.698863</text:p>
          </table:table-cell>
          <table:table-cell office:value-type="float" office:value="6.74165954" calcext:value-type="float">
            <text:p>6.7416595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42072" calcext:value-type="float">
            <text:p>6.742072</text:p>
          </table:table-cell>
          <table:table-cell office:value-type="float" office:value="6.73784958" calcext:value-type="float">
            <text:p>6.7378495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817559" calcext:value-type="float">
            <text:p>6.817559</text:p>
          </table:table-cell>
          <table:table-cell office:value-type="float" office:value="6.73241427" calcext:value-type="float">
            <text:p>6.7324142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912984" calcext:value-type="float">
            <text:p>6.912984</text:p>
          </table:table-cell>
          <table:table-cell office:value-type="float" office:value="6.72584238" calcext:value-type="float">
            <text:p>6.7258423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013168" calcext:value-type="float">
            <text:p>7.013168</text:p>
          </table:table-cell>
          <table:table-cell office:value-type="float" office:value="6.71915809" calcext:value-type="float">
            <text:p>6.7191580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103437" calcext:value-type="float">
            <text:p>7.103437</text:p>
          </table:table-cell>
          <table:table-cell office:value-type="float" office:value="6.71347138" calcext:value-type="float">
            <text:p>6.7134713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171073" calcext:value-type="float">
            <text:p>7.171073</text:p>
          </table:table-cell>
          <table:table-cell office:value-type="float" office:value="6.70944153" calcext:value-type="float">
            <text:p>6.7094415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205433" calcext:value-type="float">
            <text:p>7.205433</text:p>
          </table:table-cell>
          <table:table-cell office:value-type="float" office:value="6.70696677" calcext:value-type="float">
            <text:p>6.7069667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19875" calcext:value-type="float">
            <text:p>7.19875</text:p>
          </table:table-cell>
          <table:table-cell office:value-type="float" office:value="6.70519063" calcext:value-type="float">
            <text:p>6.7051906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148941" calcext:value-type="float">
            <text:p>7.148941</text:p>
          </table:table-cell>
          <table:table-cell office:value-type="float" office:value="6.70271751" calcext:value-type="float">
            <text:p>6.7027175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063371" calcext:value-type="float">
            <text:p>7.063371</text:p>
          </table:table-cell>
          <table:table-cell office:value-type="float" office:value="6.69790195" calcext:value-type="float">
            <text:p>6.6979019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960363" calcext:value-type="float">
            <text:p>6.960363</text:p>
          </table:table-cell>
          <table:table-cell office:value-type="float" office:value="6.68915501" calcext:value-type="float">
            <text:p>6.6891550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65239" calcext:value-type="float">
            <text:p>6.865239</text:p>
          </table:table-cell>
          <table:table-cell office:value-type="float" office:value="6.67532131" calcext:value-type="float">
            <text:p>6.6753213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00677" calcext:value-type="float">
            <text:p>6.800677</text:p>
          </table:table-cell>
          <table:table-cell office:value-type="float" office:value="6.65625682" calcext:value-type="float">
            <text:p>6.6562568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76071" calcext:value-type="float">
            <text:p>6.776071</text:p>
          </table:table-cell>
          <table:table-cell office:value-type="float" office:value="6.63360257" calcext:value-type="float">
            <text:p>6.6336025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83234" calcext:value-type="float">
            <text:p>6.783234</text:p>
          </table:table-cell>
          <table:table-cell office:value-type="float" office:value="6.61104276" calcext:value-type="float">
            <text:p>6.6110427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02192" calcext:value-type="float">
            <text:p>6.802192</text:p>
          </table:table-cell>
          <table:table-cell office:value-type="float" office:value="6.59289643" calcext:value-type="float">
            <text:p>6.5928964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1319" calcext:value-type="float">
            <text:p>6.81319</text:p>
          </table:table-cell>
          <table:table-cell office:value-type="float" office:value="6.5820771" calcext:value-type="float">
            <text:p>6.582077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07084" calcext:value-type="float">
            <text:p>6.807084</text:p>
          </table:table-cell>
          <table:table-cell office:value-type="float" office:value="6.579459" calcext:value-type="float">
            <text:p>6.57945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88697" calcext:value-type="float">
            <text:p>6.788697</text:p>
          </table:table-cell>
          <table:table-cell office:value-type="float" office:value="6.58428787" calcext:value-type="float">
            <text:p>6.5842878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72685" calcext:value-type="float">
            <text:p>6.772685</text:p>
          </table:table-cell>
          <table:table-cell office:value-type="float" office:value="6.59472817" calcext:value-type="float">
            <text:p>6.5947281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75158" calcext:value-type="float">
            <text:p>6.775158</text:p>
          </table:table-cell>
          <table:table-cell office:value-type="float" office:value="6.60833255" calcext:value-type="float">
            <text:p>6.6083325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05575" calcext:value-type="float">
            <text:p>6.805575</text:p>
          </table:table-cell>
          <table:table-cell office:value-type="float" office:value="6.6224783" calcext:value-type="float">
            <text:p>6.622478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62372" calcext:value-type="float">
            <text:p>6.862372</text:p>
          </table:table-cell>
          <table:table-cell office:value-type="float" office:value="6.63481609" calcext:value-type="float">
            <text:p>6.6348160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933433" calcext:value-type="float">
            <text:p>6.933433</text:p>
          </table:table-cell>
          <table:table-cell office:value-type="float" office:value="6.64373246" calcext:value-type="float">
            <text:p>6.6437324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000412" calcext:value-type="float">
            <text:p>7.000412</text:p>
          </table:table-cell>
          <table:table-cell office:value-type="float" office:value="6.64874922" calcext:value-type="float">
            <text:p>6.6487492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044955" calcext:value-type="float">
            <text:p>7.044955</text:p>
          </table:table-cell>
          <table:table-cell office:value-type="float" office:value="6.65061558" calcext:value-type="float">
            <text:p>6.6506155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054845" calcext:value-type="float">
            <text:p>7.054845</text:p>
          </table:table-cell>
          <table:table-cell office:value-type="float" office:value="6.65046287" calcext:value-type="float">
            <text:p>6.6504628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028189" calcext:value-type="float">
            <text:p>7.028189</text:p>
          </table:table-cell>
          <table:table-cell office:value-type="float" office:value="6.64254308" calcext:value-type="float">
            <text:p>6.6425430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974142" calcext:value-type="float">
            <text:p>6.974142</text:p>
          </table:table-cell>
          <table:table-cell office:value-type="float" office:value="6.66801926" calcext:value-type="float">
            <text:p>6.6680192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909562" calcext:value-type="float">
            <text:p>6.909562</text:p>
          </table:table-cell>
          <table:table-cell office:value-type="float" office:value="6.68834475" calcext:value-type="float">
            <text:p>6.688344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52497" calcext:value-type="float">
            <text:p>6.852497</text:p>
          </table:table-cell>
          <table:table-cell office:value-type="float" office:value="6.70962281" calcext:value-type="float">
            <text:p>6.7096228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1497" calcext:value-type="float">
            <text:p>6.81497</text:p>
          </table:table-cell>
          <table:table-cell office:value-type="float" office:value="6.73045324" calcext:value-type="float">
            <text:p>6.73045324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98364" calcext:value-type="float">
            <text:p>6.798364</text:p>
          </table:table-cell>
          <table:table-cell office:value-type="float" office:value="6.74824936" calcext:value-type="float">
            <text:p>6.74824936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93857" calcext:value-type="float">
            <text:p>6.793857</text:p>
          </table:table-cell>
          <table:table-cell office:value-type="float" office:value="6.76041305" calcext:value-type="float">
            <text:p>6.7604130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87875" calcext:value-type="float">
            <text:p>6.787875</text:p>
          </table:table-cell>
          <table:table-cell office:value-type="float" office:value="6.76498257" calcext:value-type="float">
            <text:p>6.7649825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69835" calcext:value-type="float">
            <text:p>6.769835</text:p>
          </table:table-cell>
          <table:table-cell office:value-type="float" office:value="6.76100456" calcext:value-type="float">
            <text:p>6.7610045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38226" calcext:value-type="float">
            <text:p>6.738226</text:p>
          </table:table-cell>
          <table:table-cell office:value-type="float" office:value="6.74872073" calcext:value-type="float">
            <text:p>6.7487207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01851" calcext:value-type="float">
            <text:p>6.701851</text:p>
          </table:table-cell>
          <table:table-cell office:value-type="float" office:value="6.72970481" calcext:value-type="float">
            <text:p>6.7297048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75315" calcext:value-type="float">
            <text:p>6.675315</text:p>
          </table:table-cell>
          <table:table-cell office:value-type="float" office:value="6.70696862" calcext:value-type="float">
            <text:p>6.7069686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7101" calcext:value-type="float">
            <text:p>6.67101</text:p>
          </table:table-cell>
          <table:table-cell office:value-type="float" office:value="6.68458653" calcext:value-type="float">
            <text:p>6.6845865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92371" calcext:value-type="float">
            <text:p>6.692371</text:p>
          </table:table-cell>
          <table:table-cell office:value-type="float" office:value="6.66640133" calcext:value-type="float">
            <text:p>6.6664013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32668" calcext:value-type="float">
            <text:p>6.732668</text:p>
          </table:table-cell>
          <table:table-cell office:value-type="float" office:value="6.65474776" calcext:value-type="float">
            <text:p>6.6547477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79727" calcext:value-type="float">
            <text:p>6.779727</text:p>
          </table:table-cell>
          <table:table-cell office:value-type="float" office:value="6.65018536" calcext:value-type="float">
            <text:p>6.6501853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22692" calcext:value-type="float">
            <text:p>6.822692</text:p>
          </table:table-cell>
          <table:table-cell office:value-type="float" office:value="6.65183982" calcext:value-type="float">
            <text:p>6.6518398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56123" calcext:value-type="float">
            <text:p>6.856123</text:p>
          </table:table-cell>
          <table:table-cell office:value-type="float" office:value="6.65781776" calcext:value-type="float">
            <text:p>6.6578177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79325" calcext:value-type="float">
            <text:p>6.879325</text:p>
          </table:table-cell>
          <table:table-cell office:value-type="float" office:value="6.66558274" calcext:value-type="float">
            <text:p>6.6655827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92372" calcext:value-type="float">
            <text:p>6.892372</text:p>
          </table:table-cell>
          <table:table-cell office:value-type="float" office:value="6.67232668" calcext:value-type="float">
            <text:p>6.6723266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924" calcext:value-type="float">
            <text:p>6.8924</text:p>
          </table:table-cell>
          <table:table-cell office:value-type="float" office:value="6.67534746" calcext:value-type="float">
            <text:p>6.6753474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73338" calcext:value-type="float">
            <text:p>6.873338</text:p>
          </table:table-cell>
          <table:table-cell office:value-type="float" office:value="6.67239415" calcext:value-type="float">
            <text:p>6.6723941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29564" calcext:value-type="float">
            <text:p>6.829564</text:p>
          </table:table-cell>
          <table:table-cell office:value-type="float" office:value="6.66192987" calcext:value-type="float">
            <text:p>6.6619298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6107" calcext:value-type="float">
            <text:p>6.76107</text:p>
          </table:table-cell>
          <table:table-cell office:value-type="float" office:value="6.64332795" calcext:value-type="float">
            <text:p>6.6433279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76605" calcext:value-type="float">
            <text:p>6.676605</text:p>
          </table:table-cell>
          <table:table-cell office:value-type="float" office:value="6.61717839" calcext:value-type="float">
            <text:p>6.61717839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924" calcext:value-type="float">
            <text:p>6.5924</text:p>
          </table:table-cell>
          <table:table-cell office:value-type="float" office:value="6.58603116" calcext:value-type="float">
            <text:p>6.5860311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26611" calcext:value-type="float">
            <text:p>6.526611</text:p>
          </table:table-cell>
          <table:table-cell office:value-type="float" office:value="6.55518636" calcext:value-type="float">
            <text:p>6.5551863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492358" calcext:value-type="float">
            <text:p>6.492358</text:p>
          </table:table-cell>
          <table:table-cell office:value-type="float" office:value="6.53109434" calcext:value-type="float">
            <text:p>6.5310943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49347" calcext:value-type="float">
            <text:p>6.49347</text:p>
          </table:table-cell>
          <table:table-cell office:value-type="float" office:value="6.51809705" calcext:value-type="float">
            <text:p>6.5180970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25478" calcext:value-type="float">
            <text:p>6.525478</text:p>
          </table:table-cell>
          <table:table-cell office:value-type="float" office:value="6.51764196" calcext:value-type="float">
            <text:p>6.5176419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8063" calcext:value-type="float">
            <text:p>6.58063</text:p>
          </table:table-cell>
          <table:table-cell office:value-type="float" office:value="6.52892489" calcext:value-type="float">
            <text:p>6.5289248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52769" calcext:value-type="float">
            <text:p>6.652769</text:p>
          </table:table-cell>
          <table:table-cell office:value-type="float" office:value="6.54942142" calcext:value-type="float">
            <text:p>6.5494214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38306" calcext:value-type="float">
            <text:p>6.738306</text:p>
          </table:table-cell>
          <table:table-cell office:value-type="float" office:value="6.57528353" calcext:value-type="float">
            <text:p>6.5752835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32761" calcext:value-type="float">
            <text:p>6.832761</text:p>
          </table:table-cell>
          <table:table-cell office:value-type="float" office:value="6.60180749" calcext:value-type="float">
            <text:p>6.6018074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925946" calcext:value-type="float">
            <text:p>6.925946</text:p>
          </table:table-cell>
          <table:table-cell office:value-type="float" office:value="6.62407091" calcext:value-type="float">
            <text:p>6.6240709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000269" calcext:value-type="float">
            <text:p>7.000269</text:p>
          </table:table-cell>
          <table:table-cell office:value-type="float" office:value="6.6377246" calcext:value-type="float">
            <text:p>6.637724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034521" calcext:value-type="float">
            <text:p>7.034521</text:p>
          </table:table-cell>
          <table:table-cell office:value-type="float" office:value="6.63984902" calcext:value-type="float">
            <text:p>6.6398490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01169" calcext:value-type="float">
            <text:p>7.01169</text:p>
          </table:table-cell>
          <table:table-cell office:value-type="float" office:value="6.6297699" calcext:value-type="float">
            <text:p>6.6297699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926738" calcext:value-type="float">
            <text:p>6.926738</text:p>
          </table:table-cell>
          <table:table-cell office:value-type="float" office:value="6.60970537" calcext:value-type="float">
            <text:p>6.6097053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90493" calcext:value-type="float">
            <text:p>6.790493</text:p>
          </table:table-cell>
          <table:table-cell office:value-type="float" office:value="6.58471442" calcext:value-type="float">
            <text:p>6.5847144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27801" calcext:value-type="float">
            <text:p>6.627801</text:p>
          </table:table-cell>
          <table:table-cell office:value-type="float" office:value="6.56074454" calcext:value-type="float">
            <text:p>6.5607445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47061" calcext:value-type="float">
            <text:p>6.47061</text:p>
          </table:table-cell>
          <table:table-cell office:value-type="float" office:value="6.54162635" calcext:value-type="float">
            <text:p>6.5416263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348736" calcext:value-type="float">
            <text:p>6.348736</text:p>
          </table:table-cell>
          <table:table-cell office:value-type="float" office:value="6.52827393" calcext:value-type="float">
            <text:p>6.5282739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281982" calcext:value-type="float">
            <text:p>6.281982</text:p>
          </table:table-cell>
          <table:table-cell office:value-type="float" office:value="6.51985037" calcext:value-type="float">
            <text:p>6.5198503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276251" calcext:value-type="float">
            <text:p>6.276251</text:p>
          </table:table-cell>
          <table:table-cell office:value-type="float" office:value="6.51500032" calcext:value-type="float">
            <text:p>6.5150003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323763" calcext:value-type="float">
            <text:p>6.323763</text:p>
          </table:table-cell>
          <table:table-cell office:value-type="float" office:value="6.51255671" calcext:value-type="float">
            <text:p>6.5125567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405794" calcext:value-type="float">
            <text:p>6.405794</text:p>
          </table:table-cell>
          <table:table-cell office:value-type="float" office:value="6.51177068" calcext:value-type="float">
            <text:p>6.5117706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496867" calcext:value-type="float">
            <text:p>6.496867</text:p>
          </table:table-cell>
          <table:table-cell office:value-type="float" office:value="6.51224544" calcext:value-type="float">
            <text:p>6.5122454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70537" calcext:value-type="float">
            <text:p>6.570537</text:p>
          </table:table-cell>
          <table:table-cell office:value-type="float" office:value="6.51378009" calcext:value-type="float">
            <text:p>6.5137800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06575" calcext:value-type="float">
            <text:p>6.606575</text:p>
          </table:table-cell>
          <table:table-cell office:value-type="float" office:value="6.51625906" calcext:value-type="float">
            <text:p>6.5162590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9769" calcext:value-type="float">
            <text:p>6.59769</text:p>
          </table:table-cell>
          <table:table-cell office:value-type="float" office:value="6.51960191" calcext:value-type="float">
            <text:p>6.51960191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552663" calcext:value-type="float">
            <text:p>6.552663</text:p>
          </table:table-cell>
          <table:table-cell office:value-type="float" office:value="6.52371853" calcext:value-type="float">
            <text:p>6.5237185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493203" calcext:value-type="float">
            <text:p>6.493203</text:p>
          </table:table-cell>
          <table:table-cell office:value-type="float" office:value="6.52843283" calcext:value-type="float">
            <text:p>6.5284328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444466" calcext:value-type="float">
            <text:p>6.444466</text:p>
          </table:table-cell>
          <table:table-cell office:value-type="float" office:value="6.53340372" calcext:value-type="float">
            <text:p>6.5334037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423296" calcext:value-type="float">
            <text:p>6.423296</text:p>
          </table:table-cell>
          <table:table-cell office:value-type="float" office:value="6.53811904" calcext:value-type="float">
            <text:p>6.5381190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431192" calcext:value-type="float">
            <text:p>6.431192</text:p>
          </table:table-cell>
          <table:table-cell office:value-type="float" office:value="6.54201714" calcext:value-type="float">
            <text:p>6.5420171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45673" calcext:value-type="float">
            <text:p>6.45673</text:p>
          </table:table-cell>
          <table:table-cell office:value-type="float" office:value="6.54470209" calcext:value-type="float">
            <text:p>6.5447020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48528" calcext:value-type="float">
            <text:p>6.48528</text:p>
          </table:table-cell>
          <table:table-cell office:value-type="float" office:value="6.54613067" calcext:value-type="float">
            <text:p>6.5461306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508723" calcext:value-type="float">
            <text:p>6.508723</text:p>
          </table:table-cell>
          <table:table-cell office:value-type="float" office:value="6.54664276" calcext:value-type="float">
            <text:p>6.5466427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528912" calcext:value-type="float">
            <text:p>6.528912</text:p>
          </table:table-cell>
          <table:table-cell office:value-type="float" office:value="6.54679701" calcext:value-type="float">
            <text:p>6.5467970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553668" calcext:value-type="float">
            <text:p>6.553668</text:p>
          </table:table-cell>
          <table:table-cell office:value-type="float" office:value="6.54709862" calcext:value-type="float">
            <text:p>6.54709862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589005" calcext:value-type="float">
            <text:p>6.589005</text:p>
          </table:table-cell>
          <table:table-cell office:value-type="float" office:value="6.54777722" calcext:value-type="float">
            <text:p>6.5477772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3345" calcext:value-type="float">
            <text:p>6.63345</text:p>
          </table:table-cell>
          <table:table-cell office:value-type="float" office:value="6.54873209" calcext:value-type="float">
            <text:p>6.5487320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784" calcext:value-type="float">
            <text:p>6.6784</text:p>
          </table:table-cell>
          <table:table-cell office:value-type="float" office:value="6.54964166" calcext:value-type="float">
            <text:p>6.5496416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13678" calcext:value-type="float">
            <text:p>6.713678</text:p>
          </table:table-cell>
          <table:table-cell office:value-type="float" office:value="6.55013548" calcext:value-type="float">
            <text:p>6.5501354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33543" calcext:value-type="float">
            <text:p>6.733543</text:p>
          </table:table-cell>
          <table:table-cell office:value-type="float" office:value="6.54992039" calcext:value-type="float">
            <text:p>6.5499203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38391" calcext:value-type="float">
            <text:p>6.738391</text:p>
          </table:table-cell>
          <table:table-cell office:value-type="float" office:value="6.54882406" calcext:value-type="float">
            <text:p>6.5488240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30762" calcext:value-type="float">
            <text:p>6.730762</text:p>
          </table:table-cell>
          <table:table-cell office:value-type="float" office:value="6.54679963" calcext:value-type="float">
            <text:p>6.5467996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08818" calcext:value-type="float">
            <text:p>6.708818</text:p>
          </table:table-cell>
          <table:table-cell office:value-type="float" office:value="6.54396364" calcext:value-type="float">
            <text:p>6.5439636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63162" calcext:value-type="float">
            <text:p>6.663162</text:p>
          </table:table-cell>
          <table:table-cell office:value-type="float" office:value="6.54069244" calcext:value-type="float">
            <text:p>6.5406924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81475" calcext:value-type="float">
            <text:p>6.581475</text:p>
          </table:table-cell>
          <table:table-cell office:value-type="float" office:value="6.53771145" calcext:value-type="float">
            <text:p>6.5377114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46031" calcext:value-type="float">
            <text:p>6.46031</text:p>
          </table:table-cell>
          <table:table-cell office:value-type="float" office:value="6.53605082" calcext:value-type="float">
            <text:p>6.5360508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317867" calcext:value-type="float">
            <text:p>6.317867</text:p>
          </table:table-cell>
          <table:table-cell office:value-type="float" office:value="6.53677909" calcext:value-type="float">
            <text:p>6.5367790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198541" calcext:value-type="float">
            <text:p>6.198541</text:p>
          </table:table-cell>
          <table:table-cell office:value-type="float" office:value="6.54055841" calcext:value-type="float">
            <text:p>6.5405584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16037" calcext:value-type="float">
            <text:p>6.16037</text:p>
          </table:table-cell>
          <table:table-cell office:value-type="float" office:value="6.54720566" calcext:value-type="float">
            <text:p>6.5472056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244555" calcext:value-type="float">
            <text:p>6.244555</text:p>
          </table:table-cell>
          <table:table-cell office:value-type="float" office:value="6.55551218" calcext:value-type="float">
            <text:p>6.5555121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44497" calcext:value-type="float">
            <text:p>6.444497</text:p>
          </table:table-cell>
          <table:table-cell office:value-type="float" office:value="6.56351847" calcext:value-type="float">
            <text:p>6.5635184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00452" calcext:value-type="float">
            <text:p>6.700452</text:p>
          </table:table-cell>
          <table:table-cell office:value-type="float" office:value="6.56920765" calcext:value-type="float">
            <text:p>6.5692076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923597" calcext:value-type="float">
            <text:p>6.923597</text:p>
          </table:table-cell>
          <table:table-cell office:value-type="float" office:value="6.57128924" calcext:value-type="float">
            <text:p>6.5712892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027819" calcext:value-type="float">
            <text:p>7.027819</text:p>
          </table:table-cell>
          <table:table-cell office:value-type="float" office:value="6.56969697" calcext:value-type="float">
            <text:p>6.5696969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951438" calcext:value-type="float">
            <text:p>6.951438</text:p>
          </table:table-cell>
          <table:table-cell office:value-type="float" office:value="6.56565044" calcext:value-type="float">
            <text:p>6.56565044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67385" calcext:value-type="float">
            <text:p>6.667385</text:p>
          </table:table-cell>
          <table:table-cell office:value-type="float" office:value="6.56134656" calcext:value-type="float">
            <text:p>6.5613465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188677" calcext:value-type="float">
            <text:p>6.188677</text:p>
          </table:table-cell>
          <table:table-cell office:value-type="float" office:value="6.55943003" calcext:value-type="float">
            <text:p>6.5594300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576993" calcext:value-type="float">
            <text:p>5.576993</text:p>
          </table:table-cell>
          <table:table-cell office:value-type="float" office:value="6.56238658" calcext:value-type="float">
            <text:p>6.5623865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95879" calcext:value-type="float">
            <text:p>4.95879</text:p>
          </table:table-cell>
          <table:table-cell office:value-type="float" office:value="6.57192542" calcext:value-type="float">
            <text:p>6.57192542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535252" calcext:value-type="float">
            <text:p>4.535252</text:p>
          </table:table-cell>
          <table:table-cell office:value-type="float" office:value="6.58830699" calcext:value-type="float">
            <text:p>6.5883069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52009" calcext:value-type="float">
            <text:p>4.52009</text:p>
          </table:table-cell>
          <table:table-cell office:value-type="float" office:value="6.60964025" calcext:value-type="float">
            <text:p>6.6096402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968601" calcext:value-type="float">
            <text:p>4.968601</text:p>
          </table:table-cell>
          <table:table-cell office:value-type="float" office:value="6.63181519" calcext:value-type="float">
            <text:p>6.6318151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720259" calcext:value-type="float">
            <text:p>5.720259</text:p>
          </table:table-cell>
          <table:table-cell office:value-type="float" office:value="6.65012814" calcext:value-type="float">
            <text:p>6.6501281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5138" calcext:value-type="float">
            <text:p>6.55138</text:p>
          </table:table-cell>
          <table:table-cell office:value-type="float" office:value="6.66146713" calcext:value-type="float">
            <text:p>6.6614671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289971" calcext:value-type="float">
            <text:p>7.289971</text:p>
          </table:table-cell>
          <table:table-cell office:value-type="float" office:value="6.66496939" calcext:value-type="float">
            <text:p>6.6649693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832727" calcext:value-type="float">
            <text:p>7.832727</text:p>
          </table:table-cell>
          <table:table-cell office:value-type="float" office:value="6.6615276" calcext:value-type="float">
            <text:p>6.661527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.133123" calcext:value-type="float">
            <text:p>8.133123</text:p>
          </table:table-cell>
          <table:table-cell office:value-type="float" office:value="6.65310466" calcext:value-type="float">
            <text:p>6.6531046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189733" calcext:value-type="float">
            <text:p>8.189733</text:p>
          </table:table-cell>
          <table:table-cell office:value-type="float" office:value="6.64212949" calcext:value-type="float">
            <text:p>6.6421294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039354" calcext:value-type="float">
            <text:p>8.039354</text:p>
          </table:table-cell>
          <table:table-cell office:value-type="float" office:value="6.63098077" calcext:value-type="float">
            <text:p>6.6309807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754009" calcext:value-type="float">
            <text:p>7.754009</text:p>
          </table:table-cell>
          <table:table-cell office:value-type="float" office:value="6.62154644" calcext:value-type="float">
            <text:p>6.6215464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435109" calcext:value-type="float">
            <text:p>7.435109</text:p>
          </table:table-cell>
          <table:table-cell office:value-type="float" office:value="6.61485889" calcext:value-type="float">
            <text:p>6.61485889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187048" calcext:value-type="float">
            <text:p>7.187048</text:p>
          </table:table-cell>
          <table:table-cell office:value-type="float" office:value="6.61084966" calcext:value-type="float">
            <text:p>6.6108496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029684" calcext:value-type="float">
            <text:p>7.029684</text:p>
          </table:table-cell>
          <table:table-cell office:value-type="float" office:value="6.60841498" calcext:value-type="float">
            <text:p>6.6084149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262866" calcext:value-type="float">
            <text:p>6.262866</text:p>
          </table:table-cell>
          <table:table-cell office:value-type="float" office:value="6.60637264" calcext:value-type="float">
            <text:p>6.6063726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575807" calcext:value-type="float">
            <text:p>9.575807</text:p>
          </table:table-cell>
          <table:table-cell office:value-type="float" office:value="6.61075753" calcext:value-type="float">
            <text:p>6.61075753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006691" calcext:value-type="float">
            <text:p>9.006691</text:p>
          </table:table-cell>
          <table:table-cell office:value-type="float" office:value="6.58097835" calcext:value-type="float">
            <text:p>6.5809783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037368" calcext:value-type="float">
            <text:p>9.037368</text:p>
          </table:table-cell>
          <table:table-cell office:value-type="float" office:value="6.55630609" calcext:value-type="float">
            <text:p>6.5563060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93554" calcext:value-type="float">
            <text:p>8.93554</text:p>
          </table:table-cell>
          <table:table-cell office:value-type="float" office:value="6.53132844" calcext:value-type="float">
            <text:p>6.5313284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594582" calcext:value-type="float">
            <text:p>8.594582</text:p>
          </table:table-cell>
          <table:table-cell office:value-type="float" office:value="6.50791641" calcext:value-type="float">
            <text:p>6.5079164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014733" calcext:value-type="float">
            <text:p>8.014733</text:p>
          </table:table-cell>
          <table:table-cell office:value-type="float" office:value="6.48879459" calcext:value-type="float">
            <text:p>6.4887945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250809" calcext:value-type="float">
            <text:p>7.250809</text:p>
          </table:table-cell>
          <table:table-cell office:value-type="float" office:value="6.47638236" calcext:value-type="float">
            <text:p>6.47638236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390074" calcext:value-type="float">
            <text:p>6.390074</text:p>
          </table:table-cell>
          <table:table-cell office:value-type="float" office:value="6.47228128" calcext:value-type="float">
            <text:p>6.4722812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541452" calcext:value-type="float">
            <text:p>5.541452</text:p>
          </table:table-cell>
          <table:table-cell office:value-type="float" office:value="6.47708386" calcext:value-type="float">
            <text:p>6.4770838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836634" calcext:value-type="float">
            <text:p>4.836634</text:p>
          </table:table-cell>
          <table:table-cell office:value-type="float" office:value="6.49032173" calcext:value-type="float">
            <text:p>6.4903217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428232" calcext:value-type="float">
            <text:p>4.428232</text:p>
          </table:table-cell>
          <table:table-cell office:value-type="float" office:value="6.51035732" calcext:value-type="float">
            <text:p>6.5103573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437106" calcext:value-type="float">
            <text:p>4.437106</text:p>
          </table:table-cell>
          <table:table-cell office:value-type="float" office:value="6.53419948" calcext:value-type="float">
            <text:p>6.5341994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85249" calcext:value-type="float">
            <text:p>4.85249</text:p>
          </table:table-cell>
          <table:table-cell office:value-type="float" office:value="6.55775559" calcext:value-type="float">
            <text:p>6.55775559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527014" calcext:value-type="float">
            <text:p>5.527014</text:p>
          </table:table-cell>
          <table:table-cell office:value-type="float" office:value="6.57704771" calcext:value-type="float">
            <text:p>6.5770477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276428" calcext:value-type="float">
            <text:p>6.276428</text:p>
          </table:table-cell>
          <table:table-cell office:value-type="float" office:value="6.58951371" calcext:value-type="float">
            <text:p>6.5895137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945173" calcext:value-type="float">
            <text:p>6.945173</text:p>
          </table:table-cell>
          <table:table-cell office:value-type="float" office:value="6.59438271" calcext:value-type="float">
            <text:p>6.5943827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420486" calcext:value-type="float">
            <text:p>7.420486</text:p>
          </table:table-cell>
          <table:table-cell office:value-type="float" office:value="6.5924497" calcext:value-type="float">
            <text:p>6.592449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632621" calcext:value-type="float">
            <text:p>7.632621</text:p>
          </table:table-cell>
          <table:table-cell office:value-type="float" office:value="6.58571272" calcext:value-type="float">
            <text:p>6.5857127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553719" calcext:value-type="float">
            <text:p>7.553719</text:p>
          </table:table-cell>
          <table:table-cell office:value-type="float" office:value="6.57696176" calcext:value-type="float">
            <text:p>6.5769617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19445" calcext:value-type="float">
            <text:p>7.19445</text:p>
          </table:table-cell>
          <table:table-cell office:value-type="float" office:value="6.56931555" calcext:value-type="float">
            <text:p>6.5693155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97069" calcext:value-type="float">
            <text:p>6.597069</text:p>
          </table:table-cell>
          <table:table-cell office:value-type="float" office:value="6.5657532" calcext:value-type="float">
            <text:p>6.565753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82691" calcext:value-type="float">
            <text:p>5.82691</text:p>
          </table:table-cell>
          <table:table-cell office:value-type="float" office:value="6.56872559" calcext:value-type="float">
            <text:p>6.5687255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969372" calcext:value-type="float">
            <text:p>4.969372</text:p>
          </table:table-cell>
          <table:table-cell office:value-type="float" office:value="6.57990186" calcext:value-type="float">
            <text:p>6.5799018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146114" calcext:value-type="float">
            <text:p>4.146114</text:p>
          </table:table-cell>
          <table:table-cell office:value-type="float" office:value="6.60000309" calcext:value-type="float">
            <text:p>6.6000030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561882" calcext:value-type="float">
            <text:p>3.561882</text:p>
          </table:table-cell>
          <table:table-cell office:value-type="float" office:value="6.62850628" calcext:value-type="float">
            <text:p>6.6285062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.50792" calcext:value-type="float">
            <text:p>3.50792</text:p>
          </table:table-cell>
          <table:table-cell office:value-type="float" office:value="6.66287368" calcext:value-type="float">
            <text:p>6.6628736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117409" calcext:value-type="float">
            <text:p>4.117409</text:p>
          </table:table-cell>
          <table:table-cell office:value-type="float" office:value="6.69771111" calcext:value-type="float">
            <text:p>6.6977111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192629" calcext:value-type="float">
            <text:p>5.192629</text:p>
          </table:table-cell>
          <table:table-cell office:value-type="float" office:value="6.7263284" calcext:value-type="float">
            <text:p>6.7263284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447961" calcext:value-type="float">
            <text:p>6.447961</text:p>
          </table:table-cell>
          <table:table-cell office:value-type="float" office:value="6.74400552" calcext:value-type="float">
            <text:p>6.7440055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653771" calcext:value-type="float">
            <text:p>7.653771</text:p>
          </table:table-cell>
          <table:table-cell office:value-type="float" office:value="6.74884182" calcext:value-type="float">
            <text:p>6.7488418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630283" calcext:value-type="float">
            <text:p>8.630283</text:p>
          </table:table-cell>
          <table:table-cell office:value-type="float" office:value="6.74120745" calcext:value-type="float">
            <text:p>6.7412074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23898" calcext:value-type="float">
            <text:p>9.23898</text:p>
          </table:table-cell>
          <table:table-cell office:value-type="float" office:value="6.72329846" calcext:value-type="float">
            <text:p>6.7232984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390702" calcext:value-type="float">
            <text:p>9.390702</text:p>
          </table:table-cell>
          <table:table-cell office:value-type="float" office:value="6.69879223" calcext:value-type="float">
            <text:p>6.6987922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059103" calcext:value-type="float">
            <text:p>9.059103</text:p>
          </table:table-cell>
          <table:table-cell office:value-type="float" office:value="6.67239128" calcext:value-type="float">
            <text:p>6.6723912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291315" calcext:value-type="float">
            <text:p>8.291315</text:p>
          </table:table-cell>
          <table:table-cell office:value-type="float" office:value="6.64916429" calcext:value-type="float">
            <text:p>6.64916429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212711" calcext:value-type="float">
            <text:p>7.212711</text:p>
          </table:table-cell>
          <table:table-cell office:value-type="float" office:value="6.63370936" calcext:value-type="float">
            <text:p>6.6337093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026609" calcext:value-type="float">
            <text:p>6.026609</text:p>
          </table:table-cell>
          <table:table-cell office:value-type="float" office:value="6.62924255" calcext:value-type="float">
            <text:p>6.6292425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005237" calcext:value-type="float">
            <text:p>5.005237</text:p>
          </table:table-cell>
          <table:table-cell office:value-type="float" office:value="6.63673438" calcext:value-type="float">
            <text:p>6.63673438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427643" calcext:value-type="float">
            <text:p>4.427643</text:p>
          </table:table-cell>
          <table:table-cell office:value-type="float" office:value="6.6542399" calcext:value-type="float">
            <text:p>6.6542399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393505" calcext:value-type="float">
            <text:p>4.393505</text:p>
          </table:table-cell>
          <table:table-cell office:value-type="float" office:value="6.67696441" calcext:value-type="float">
            <text:p>6.6769644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715982" calcext:value-type="float">
            <text:p>4.715982</text:p>
          </table:table-cell>
          <table:table-cell office:value-type="float" office:value="6.69926274" calcext:value-type="float">
            <text:p>6.6992627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135368" calcext:value-type="float">
            <text:p>5.135368</text:p>
          </table:table-cell>
          <table:table-cell office:value-type="float" office:value="6.71769249" calcext:value-type="float">
            <text:p>6.7176924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50638" calcext:value-type="float">
            <text:p>5.50638</text:p>
          </table:table-cell>
          <table:table-cell office:value-type="float" office:value="6.73180184" calcext:value-type="float">
            <text:p>6.7318018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796977" calcext:value-type="float">
            <text:p>5.796977</text:p>
          </table:table-cell>
          <table:table-cell office:value-type="float" office:value="6.74284032" calcext:value-type="float">
            <text:p>6.7428403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03189" calcext:value-type="float">
            <text:p>6.03189</text:p>
          </table:table-cell>
          <table:table-cell office:value-type="float" office:value="6.75231672" calcext:value-type="float">
            <text:p>6.7523167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24516" calcext:value-type="float">
            <text:p>6.24516</text:p>
          </table:table-cell>
          <table:table-cell office:value-type="float" office:value="6.76111828" calcext:value-type="float">
            <text:p>6.76111828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45327" calcext:value-type="float">
            <text:p>6.45327</text:p>
          </table:table-cell>
          <table:table-cell office:value-type="float" office:value="6.7692656" calcext:value-type="float">
            <text:p>6.7692656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50332" calcext:value-type="float">
            <text:p>6.650332</text:p>
          </table:table-cell>
          <table:table-cell office:value-type="float" office:value="6.77615004" calcext:value-type="float">
            <text:p>6.77615004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18434" calcext:value-type="float">
            <text:p>6.818434</text:p>
          </table:table-cell>
          <table:table-cell office:value-type="float" office:value="6.7809773" calcext:value-type="float">
            <text:p>6.780977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94086" calcext:value-type="float">
            <text:p>6.94086</text:p>
          </table:table-cell>
          <table:table-cell office:value-type="float" office:value="6.78316852" calcext:value-type="float">
            <text:p>6.7831685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009352" calcext:value-type="float">
            <text:p>7.009352</text:p>
          </table:table-cell>
          <table:table-cell office:value-type="float" office:value="6.78259753" calcext:value-type="float">
            <text:p>6.7825975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024093" calcext:value-type="float">
            <text:p>7.024093</text:p>
          </table:table-cell>
          <table:table-cell office:value-type="float" office:value="6.77965052" calcext:value-type="float">
            <text:p>6.7796505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990292" calcext:value-type="float">
            <text:p>6.990292</text:p>
          </table:table-cell>
          <table:table-cell office:value-type="float" office:value="6.77513812" calcext:value-type="float">
            <text:p>6.77513812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915998" calcext:value-type="float">
            <text:p>6.915998</text:p>
          </table:table-cell>
          <table:table-cell office:value-type="float" office:value="6.77010184" calcext:value-type="float">
            <text:p>6.7701018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13106" calcext:value-type="float">
            <text:p>6.813106</text:p>
          </table:table-cell>
          <table:table-cell office:value-type="float" office:value="6.76557177" calcext:value-type="float">
            <text:p>6.7655717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99687" calcext:value-type="float">
            <text:p>6.699687</text:p>
          </table:table-cell>
          <table:table-cell office:value-type="float" office:value="6.76234318" calcext:value-type="float">
            <text:p>6.7623431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599588" calcext:value-type="float">
            <text:p>6.599588</text:p>
          </table:table-cell>
          <table:table-cell office:value-type="float" office:value="6.76082569" calcext:value-type="float">
            <text:p>6.76082569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536489" calcext:value-type="float">
            <text:p>6.536489</text:p>
          </table:table-cell>
          <table:table-cell office:value-type="float" office:value="6.76099247" calcext:value-type="float">
            <text:p>6.76099247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24148" calcext:value-type="float">
            <text:p>6.524148</text:p>
          </table:table-cell>
          <table:table-cell office:value-type="float" office:value="6.76244029" calcext:value-type="float">
            <text:p>6.7624402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59073" calcext:value-type="float">
            <text:p>6.559073</text:p>
          </table:table-cell>
          <table:table-cell office:value-type="float" office:value="6.76455221" calcext:value-type="float">
            <text:p>6.76455221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21528" calcext:value-type="float">
            <text:p>6.621528</text:p>
          </table:table-cell>
          <table:table-cell office:value-type="float" office:value="6.76671506" calcext:value-type="float">
            <text:p>6.76671506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84492" calcext:value-type="float">
            <text:p>6.684492</text:p>
          </table:table-cell>
          <table:table-cell office:value-type="float" office:value="6.76850799" calcext:value-type="float">
            <text:p>6.7685079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24407" calcext:value-type="float">
            <text:p>6.724407</text:p>
          </table:table-cell>
          <table:table-cell office:value-type="float" office:value="6.76979239" calcext:value-type="float">
            <text:p>6.7697923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27782" calcext:value-type="float">
            <text:p>6.727782</text:p>
          </table:table-cell>
          <table:table-cell office:value-type="float" office:value="6.7706912" calcext:value-type="float">
            <text:p>6.770691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92169" calcext:value-type="float">
            <text:p>6.692169</text:p>
          </table:table-cell>
          <table:table-cell office:value-type="float" office:value="6.77149434" calcext:value-type="float">
            <text:p>6.77149434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2391" calcext:value-type="float">
            <text:p>6.62391</text:p>
          </table:table-cell>
          <table:table-cell office:value-type="float" office:value="6.7725367" calcext:value-type="float">
            <text:p>6.772536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35948" calcext:value-type="float">
            <text:p>6.535948</text:p>
          </table:table-cell>
          <table:table-cell office:value-type="float" office:value="6.77407933" calcext:value-type="float">
            <text:p>6.7740793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447163" calcext:value-type="float">
            <text:p>6.447163</text:p>
          </table:table-cell>
          <table:table-cell office:value-type="float" office:value="6.77621011" calcext:value-type="float">
            <text:p>6.7762101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381698" calcext:value-type="float">
            <text:p>6.381698</text:p>
          </table:table-cell>
          <table:table-cell office:value-type="float" office:value="6.77877801" calcext:value-type="float">
            <text:p>6.7787780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365063" calcext:value-type="float">
            <text:p>6.365063</text:p>
          </table:table-cell>
          <table:table-cell office:value-type="float" office:value="6.78138217" calcext:value-type="float">
            <text:p>6.7813821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415412" calcext:value-type="float">
            <text:p>6.415412</text:p>
          </table:table-cell>
          <table:table-cell office:value-type="float" office:value="6.78343937" calcext:value-type="float">
            <text:p>6.7834393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33137" calcext:value-type="float">
            <text:p>6.533137</text:p>
          </table:table-cell>
          <table:table-cell office:value-type="float" office:value="6.78433537" calcext:value-type="float">
            <text:p>6.7843353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95799" calcext:value-type="float">
            <text:p>6.695799</text:p>
          </table:table-cell>
          <table:table-cell office:value-type="float" office:value="6.78362047" calcext:value-type="float">
            <text:p>6.7836204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63266" calcext:value-type="float">
            <text:p>6.863266</text:p>
          </table:table-cell>
          <table:table-cell office:value-type="float" office:value="6.78116652" calcext:value-type="float">
            <text:p>6.7811665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991022" calcext:value-type="float">
            <text:p>6.991022</text:p>
          </table:table-cell>
          <table:table-cell office:value-type="float" office:value="6.77721576" calcext:value-type="float">
            <text:p>6.77721576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045184" calcext:value-type="float">
            <text:p>7.045184</text:p>
          </table:table-cell>
          <table:table-cell office:value-type="float" office:value="6.77232346" calcext:value-type="float">
            <text:p>6.77232346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013415" calcext:value-type="float">
            <text:p>7.013415</text:p>
          </table:table-cell>
          <table:table-cell office:value-type="float" office:value="6.76725098" calcext:value-type="float">
            <text:p>6.76725098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908611" calcext:value-type="float">
            <text:p>6.908611</text:p>
          </table:table-cell>
          <table:table-cell office:value-type="float" office:value="6.76285355" calcext:value-type="float">
            <text:p>6.7628535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6437" calcext:value-type="float">
            <text:p>6.76437</text:p>
          </table:table-cell>
          <table:table-cell office:value-type="float" office:value="6.75995844" calcext:value-type="float">
            <text:p>6.7599584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23166" calcext:value-type="float">
            <text:p>6.623166</text:p>
          </table:table-cell>
          <table:table-cell office:value-type="float" office:value="6.75920431" calcext:value-type="float">
            <text:p>6.7592043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2105" calcext:value-type="float">
            <text:p>6.52105</text:p>
          </table:table-cell>
          <table:table-cell office:value-type="float" office:value="6.760846" calcext:value-type="float">
            <text:p>6.76084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475732" calcext:value-type="float">
            <text:p>6.475732</text:p>
          </table:table-cell>
          <table:table-cell office:value-type="float" office:value="6.76460125" calcext:value-type="float">
            <text:p>6.7646012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484332" calcext:value-type="float">
            <text:p>6.484332</text:p>
          </table:table-cell>
          <table:table-cell office:value-type="float" office:value="6.76964427" calcext:value-type="float">
            <text:p>6.7696442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30877" calcext:value-type="float">
            <text:p>6.530877</text:p>
          </table:table-cell>
          <table:table-cell office:value-type="float" office:value="6.77478418" calcext:value-type="float">
            <text:p>6.7747841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96947" calcext:value-type="float">
            <text:p>6.596947</text:p>
          </table:table-cell>
          <table:table-cell office:value-type="float" office:value="6.77877006" calcext:value-type="float">
            <text:p>6.7787700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68578" calcext:value-type="float">
            <text:p>6.668578</text:p>
          </table:table-cell>
          <table:table-cell office:value-type="float" office:value="6.7806243" calcext:value-type="float">
            <text:p>6.780624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37584" calcext:value-type="float">
            <text:p>6.737584</text:p>
          </table:table-cell>
          <table:table-cell office:value-type="float" office:value="6.77990562" calcext:value-type="float">
            <text:p>6.7799056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99896" calcext:value-type="float">
            <text:p>6.799896</text:p>
          </table:table-cell>
          <table:table-cell office:value-type="float" office:value="6.77679384" calcext:value-type="float">
            <text:p>6.7767938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54158" calcext:value-type="float">
            <text:p>6.854158</text:p>
          </table:table-cell>
          <table:table-cell office:value-type="float" office:value="6.77190451" calcext:value-type="float">
            <text:p>6.77190451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901606" calcext:value-type="float">
            <text:p>6.901606</text:p>
          </table:table-cell>
          <table:table-cell office:value-type="float" office:value="6.76586466" calcext:value-type="float">
            <text:p>6.7658646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945792" calcext:value-type="float">
            <text:p>6.945792</text:p>
          </table:table-cell>
          <table:table-cell office:value-type="float" office:value="6.75886762" calcext:value-type="float">
            <text:p>6.75886762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990433" calcext:value-type="float">
            <text:p>6.990433</text:p>
          </table:table-cell>
          <table:table-cell office:value-type="float" office:value="6.75047783" calcext:value-type="float">
            <text:p>6.7504778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035606" calcext:value-type="float">
            <text:p>7.035606</text:p>
          </table:table-cell>
          <table:table-cell office:value-type="float" office:value="6.73981626" calcext:value-type="float">
            <text:p>6.73981626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074861" calcext:value-type="float">
            <text:p>7.074861</text:p>
          </table:table-cell>
          <table:table-cell office:value-type="float" office:value="6.72609109" calcext:value-type="float">
            <text:p>6.72609109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095921" calcext:value-type="float">
            <text:p>7.095921</text:p>
          </table:table-cell>
          <table:table-cell office:value-type="float" office:value="6.70932805" calcext:value-type="float">
            <text:p>6.7093280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085254" calcext:value-type="float">
            <text:p>7.085254</text:p>
          </table:table-cell>
          <table:table-cell office:value-type="float" office:value="6.69099368" calcext:value-type="float">
            <text:p>6.69099368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034186" calcext:value-type="float">
            <text:p>7.034186</text:p>
          </table:table-cell>
          <table:table-cell office:value-type="float" office:value="6.67395784" calcext:value-type="float">
            <text:p>6.67395784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94358" calcext:value-type="float">
            <text:p>6.94358</text:p>
          </table:table-cell>
          <table:table-cell office:value-type="float" office:value="6.66144667" calcext:value-type="float">
            <text:p>6.6614466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2545" calcext:value-type="float">
            <text:p>6.82545</text:p>
          </table:table-cell>
          <table:table-cell office:value-type="float" office:value="6.65566667" calcext:value-type="float">
            <text:p>6.6556666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01355" calcext:value-type="float">
            <text:p>6.701355</text:p>
          </table:table-cell>
          <table:table-cell office:value-type="float" office:value="6.6571058" calcext:value-type="float">
            <text:p>6.657105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97889" calcext:value-type="float">
            <text:p>6.597889</text:p>
          </table:table-cell>
          <table:table-cell office:value-type="float" office:value="6.66461803" calcext:value-type="float">
            <text:p>6.6646180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539465" calcext:value-type="float">
            <text:p>6.539465</text:p>
          </table:table-cell>
          <table:table-cell office:value-type="float" office:value="6.67590395" calcext:value-type="float">
            <text:p>6.6759039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539603" calcext:value-type="float">
            <text:p>6.539603</text:p>
          </table:table-cell>
          <table:table-cell office:value-type="float" office:value="6.68811947" calcext:value-type="float">
            <text:p>6.6881194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94337" calcext:value-type="float">
            <text:p>6.594337</text:p>
          </table:table-cell>
          <table:table-cell office:value-type="float" office:value="6.6984829" calcext:value-type="float">
            <text:p>6.698482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824" calcext:value-type="float">
            <text:p>6.6824</text:p>
          </table:table-cell>
          <table:table-cell office:value-type="float" office:value="6.70478302" calcext:value-type="float">
            <text:p>6.7047830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7351" calcext:value-type="float">
            <text:p>6.77351</text:p>
          </table:table-cell>
          <table:table-cell office:value-type="float" office:value="6.70570248" calcext:value-type="float">
            <text:p>6.70570248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40701" calcext:value-type="float">
            <text:p>6.840701</text:p>
          </table:table-cell>
          <table:table-cell office:value-type="float" office:value="6.70093237" calcext:value-type="float">
            <text:p>6.7009323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70332" calcext:value-type="float">
            <text:p>6.870332</text:p>
          </table:table-cell>
          <table:table-cell office:value-type="float" office:value="6.69114581" calcext:value-type="float">
            <text:p>6.69114581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65239" calcext:value-type="float">
            <text:p>6.865239</text:p>
          </table:table-cell>
          <table:table-cell office:value-type="float" office:value="6.67791009" calcext:value-type="float">
            <text:p>6.67791009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40193" calcext:value-type="float">
            <text:p>6.840193</text:p>
          </table:table-cell>
          <table:table-cell office:value-type="float" office:value="6.66347693" calcext:value-type="float">
            <text:p>6.6634769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12448" calcext:value-type="float">
            <text:p>6.812448</text:p>
          </table:table-cell>
          <table:table-cell office:value-type="float" office:value="6.65027088" calcext:value-type="float">
            <text:p>6.6502708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92717" calcext:value-type="float">
            <text:p>6.792717</text:p>
          </table:table-cell>
          <table:table-cell office:value-type="float" office:value="6.64013666" calcext:value-type="float">
            <text:p>6.64013666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81702" calcext:value-type="float">
            <text:p>6.781702</text:p>
          </table:table-cell>
          <table:table-cell office:value-type="float" office:value="6.63379404" calcext:value-type="float">
            <text:p>6.6337940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73614" calcext:value-type="float">
            <text:p>6.773614</text:p>
          </table:table-cell>
          <table:table-cell office:value-type="float" office:value="6.63081534" calcext:value-type="float">
            <text:p>6.63081534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63328" calcext:value-type="float">
            <text:p>6.763328</text:p>
          </table:table-cell>
          <table:table-cell office:value-type="float" office:value="6.63000724" calcext:value-type="float">
            <text:p>6.63000724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51872" calcext:value-type="float">
            <text:p>6.751872</text:p>
          </table:table-cell>
          <table:table-cell office:value-type="float" office:value="6.62993523" calcext:value-type="float">
            <text:p>6.6299352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46788" calcext:value-type="float">
            <text:p>6.746788</text:p>
          </table:table-cell>
          <table:table-cell office:value-type="float" office:value="6.62942284" calcext:value-type="float">
            <text:p>6.6294228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57525" calcext:value-type="float">
            <text:p>6.757525</text:p>
          </table:table-cell>
          <table:table-cell office:value-type="float" office:value="6.62794939" calcext:value-type="float">
            <text:p>6.62794939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89098" calcext:value-type="float">
            <text:p>6.789098</text:p>
          </table:table-cell>
          <table:table-cell office:value-type="float" office:value="6.62587679" calcext:value-type="float">
            <text:p>6.62587679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38215" calcext:value-type="float">
            <text:p>6.838215</text:p>
          </table:table-cell>
          <table:table-cell office:value-type="float" office:value="6.62438429" calcext:value-type="float">
            <text:p>6.6243842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94308" calcext:value-type="float">
            <text:p>6.894308</text:p>
          </table:table-cell>
          <table:table-cell office:value-type="float" office:value="6.62500969" calcext:value-type="float">
            <text:p>6.6250096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944537" calcext:value-type="float">
            <text:p>6.944537</text:p>
          </table:table-cell>
          <table:table-cell office:value-type="float" office:value="6.62890524" calcext:value-type="float">
            <text:p>6.6289052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979495" calcext:value-type="float">
            <text:p>6.979495</text:p>
          </table:table-cell>
          <table:table-cell office:value-type="float" office:value="6.63612211" calcext:value-type="float">
            <text:p>6.6361221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996433" calcext:value-type="float">
            <text:p>6.996433</text:p>
          </table:table-cell>
          <table:table-cell office:value-type="float" office:value="6.64517112" calcext:value-type="float">
            <text:p>6.6451711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998622" calcext:value-type="float">
            <text:p>6.998622</text:p>
          </table:table-cell>
          <table:table-cell office:value-type="float" office:value="6.65291062" calcext:value-type="float">
            <text:p>6.65291062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991663" calcext:value-type="float">
            <text:p>6.991663</text:p>
          </table:table-cell>
          <table:table-cell office:value-type="float" office:value="6.65468673" calcext:value-type="float">
            <text:p>6.6546867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979138" calcext:value-type="float">
            <text:p>6.979138</text:p>
          </table:table-cell>
          <table:table-cell office:value-type="float" office:value="6.64450159" calcext:value-type="float">
            <text:p>6.64450159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960341" calcext:value-type="float">
            <text:p>6.960341</text:p>
          </table:table-cell>
          <table:table-cell office:value-type="float" office:value="6.61419242" calcext:value-type="float">
            <text:p>6.6141924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931591" calcext:value-type="float">
            <text:p>6.931591</text:p>
          </table:table-cell>
          <table:table-cell office:value-type="float" office:value="6.58407122" calcext:value-type="float">
            <text:p>6.58407122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90334" calcext:value-type="float">
            <text:p>6.890334</text:p>
          </table:table-cell>
          <table:table-cell office:value-type="float" office:value="6.55423752" calcext:value-type="float">
            <text:p>6.55423752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39384" calcext:value-type="float">
            <text:p>6.839384</text:p>
          </table:table-cell>
          <table:table-cell office:value-type="float" office:value="6.52481639" calcext:value-type="float">
            <text:p>6.5248163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88357" calcext:value-type="float">
            <text:p>6.788357</text:p>
          </table:table-cell>
          <table:table-cell office:value-type="float" office:value="6.49590476" calcext:value-type="float">
            <text:p>6.49590476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50607" calcext:value-type="float">
            <text:p>6.750607</text:p>
          </table:table-cell>
          <table:table-cell office:value-type="float" office:value="6.4675034" calcext:value-type="float">
            <text:p>6.4675034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36404" calcext:value-type="float">
            <text:p>6.736404</text:p>
          </table:table-cell>
          <table:table-cell office:value-type="float" office:value="6.43947954" calcext:value-type="float">
            <text:p>6.4394795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45822" calcext:value-type="float">
            <text:p>6.745822</text:p>
          </table:table-cell>
          <table:table-cell office:value-type="float" office:value="6.41159771" calcext:value-type="float">
            <text:p>6.4115977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6603" calcext:value-type="float">
            <text:p>6.76603</text:p>
          </table:table-cell>
          <table:table-cell office:value-type="float" office:value="6.39877665" calcext:value-type="float">
            <text:p>6.3987766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75792" calcext:value-type="float">
            <text:p>6.775792</text:p>
          </table:table-cell>
          <table:table-cell office:value-type="float" office:value="6.38638246" calcext:value-type="float">
            <text:p>6.38638246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55789" calcext:value-type="float">
            <text:p>6.755789</text:p>
          </table:table-cell>
          <table:table-cell office:value-type="float" office:value="6.37360478" calcext:value-type="float">
            <text:p>6.3736047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00094" calcext:value-type="float">
            <text:p>6.700094</text:p>
          </table:table-cell>
          <table:table-cell office:value-type="float" office:value="6.35980267" calcext:value-type="float">
            <text:p>6.3598026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23338" calcext:value-type="float">
            <text:p>6.623338</text:p>
          </table:table-cell>
          <table:table-cell office:value-type="float" office:value="6.3458729" calcext:value-type="float">
            <text:p>6.3458729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58957" calcext:value-type="float">
            <text:p>6.558957</text:p>
          </table:table-cell>
          <table:table-cell office:value-type="float" office:value="6.33374626" calcext:value-type="float">
            <text:p>6.33374626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46303" calcext:value-type="float">
            <text:p>6.546303</text:p>
          </table:table-cell>
          <table:table-cell office:value-type="float" office:value="6.3252134" calcext:value-type="float">
            <text:p>6.3252134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10228" calcext:value-type="float">
            <text:p>6.610228</text:p>
          </table:table-cell>
          <table:table-cell office:value-type="float" office:value="6.32091359" calcext:value-type="float">
            <text:p>6.3209135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44617" calcext:value-type="float">
            <text:p>6.744617</text:p>
          </table:table-cell>
          <table:table-cell office:value-type="float" office:value="6.32012129" calcext:value-type="float">
            <text:p>6.32012129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912046" calcext:value-type="float">
            <text:p>6.912046</text:p>
          </table:table-cell>
          <table:table-cell office:value-type="float" office:value="6.32124241" calcext:value-type="float">
            <text:p>6.3212424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059892" calcext:value-type="float">
            <text:p>7.059892</text:p>
          </table:table-cell>
          <table:table-cell office:value-type="float" office:value="6.32256688" calcext:value-type="float">
            <text:p>6.3225668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141714" calcext:value-type="float">
            <text:p>7.141714</text:p>
          </table:table-cell>
          <table:table-cell office:value-type="float" office:value="6.32291043" calcext:value-type="float">
            <text:p>6.3229104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133058" calcext:value-type="float">
            <text:p>7.133058</text:p>
          </table:table-cell>
          <table:table-cell office:value-type="float" office:value="6.32196926" calcext:value-type="float">
            <text:p>6.32196926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037556" calcext:value-type="float">
            <text:p>7.037556</text:p>
          </table:table-cell>
          <table:table-cell office:value-type="float" office:value="6.32032664" calcext:value-type="float">
            <text:p>6.32032664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883761" calcext:value-type="float">
            <text:p>6.883761</text:p>
          </table:table-cell>
          <table:table-cell office:value-type="float" office:value="6.31910672" calcext:value-type="float">
            <text:p>6.31910672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14651" calcext:value-type="float">
            <text:p>6.714651</text:p>
          </table:table-cell>
          <table:table-cell office:value-type="float" office:value="6.31937232" calcext:value-type="float">
            <text:p>6.31937232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72853" calcext:value-type="float">
            <text:p>6.572853</text:p>
          </table:table-cell>
          <table:table-cell office:value-type="float" office:value="6.32152224" calcext:value-type="float">
            <text:p>6.3215222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486664" calcext:value-type="float">
            <text:p>6.486664</text:p>
          </table:table-cell>
          <table:table-cell office:value-type="float" office:value="6.32499136" calcext:value-type="float">
            <text:p>6.3249913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462991" calcext:value-type="float">
            <text:p>6.462991</text:p>
          </table:table-cell>
          <table:table-cell office:value-type="float" office:value="6.32838756" calcext:value-type="float">
            <text:p>6.3283875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490247" calcext:value-type="float">
            <text:p>6.490247</text:p>
          </table:table-cell>
          <table:table-cell office:value-type="float" office:value="6.32996168" calcext:value-type="float">
            <text:p>6.32996168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547938" calcext:value-type="float">
            <text:p>6.547938</text:p>
          </table:table-cell>
          <table:table-cell office:value-type="float" office:value="6.32819335" calcext:value-type="float">
            <text:p>6.3281933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16266" calcext:value-type="float">
            <text:p>6.616266</text:p>
          </table:table-cell>
          <table:table-cell office:value-type="float" office:value="6.32230527" calcext:value-type="float">
            <text:p>6.3223052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81271" calcext:value-type="float">
            <text:p>6.681271</text:p>
          </table:table-cell>
          <table:table-cell office:value-type="float" office:value="6.3125823" calcext:value-type="float">
            <text:p>6.312582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3534" calcext:value-type="float">
            <text:p>6.73534</text:p>
          </table:table-cell>
          <table:table-cell office:value-type="float" office:value="6.30037835" calcext:value-type="float">
            <text:p>6.3003783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75358" calcext:value-type="float">
            <text:p>6.775358</text:p>
          </table:table-cell>
          <table:table-cell office:value-type="float" office:value="6.28771461" calcext:value-type="float">
            <text:p>6.2877146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00821" calcext:value-type="float">
            <text:p>6.800821</text:p>
          </table:table-cell>
          <table:table-cell office:value-type="float" office:value="6.27659142" calcext:value-type="float">
            <text:p>6.2765914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812932" calcext:value-type="float">
            <text:p>6.812932</text:p>
          </table:table-cell>
          <table:table-cell office:value-type="float" office:value="6.26840325" calcext:value-type="float">
            <text:p>6.2684032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14288" calcext:value-type="float">
            <text:p>6.814288</text:p>
          </table:table-cell>
          <table:table-cell office:value-type="float" office:value="6.26372613" calcext:value-type="float">
            <text:p>6.2637261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08096" calcext:value-type="float">
            <text:p>6.808096</text:p>
          </table:table-cell>
          <table:table-cell office:value-type="float" office:value="6.26240253" calcext:value-type="float">
            <text:p>6.2624025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96405" calcext:value-type="float">
            <text:p>6.796405</text:p>
          </table:table-cell>
          <table:table-cell office:value-type="float" office:value="6.26373633" calcext:value-type="float">
            <text:p>6.2637363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78173" calcext:value-type="float">
            <text:p>6.778173</text:p>
          </table:table-cell>
          <table:table-cell office:value-type="float" office:value="6.26670188" calcext:value-type="float">
            <text:p>6.26670188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49026" calcext:value-type="float">
            <text:p>6.749026</text:p>
          </table:table-cell>
          <table:table-cell office:value-type="float" office:value="6.27015933" calcext:value-type="float">
            <text:p>6.2701593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03953" calcext:value-type="float">
            <text:p>6.703953</text:p>
          </table:table-cell>
          <table:table-cell office:value-type="float" office:value="6.27308416" calcext:value-type="float">
            <text:p>6.2730841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42114" calcext:value-type="float">
            <text:p>6.642114</text:p>
          </table:table-cell>
          <table:table-cell office:value-type="float" office:value="6.2747868" calcext:value-type="float">
            <text:p>6.274786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570783" calcext:value-type="float">
            <text:p>6.570783</text:p>
          </table:table-cell>
          <table:table-cell office:value-type="float" office:value="6.27505788" calcext:value-type="float">
            <text:p>6.2750578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505012" calcext:value-type="float">
            <text:p>6.505012</text:p>
          </table:table-cell>
          <table:table-cell office:value-type="float" office:value="6.27416227" calcext:value-type="float">
            <text:p>6.2741622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461647" calcext:value-type="float">
            <text:p>6.461647</text:p>
          </table:table-cell>
          <table:table-cell office:value-type="float" office:value="6.27264981" calcext:value-type="float">
            <text:p>6.27264981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50404" calcext:value-type="float">
            <text:p>6.450404</text:p>
          </table:table-cell>
          <table:table-cell office:value-type="float" office:value="6.27106068" calcext:value-type="float">
            <text:p>6.2710606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46819" calcext:value-type="float">
            <text:p>6.46819</text:p>
          </table:table-cell>
          <table:table-cell office:value-type="float" office:value="6.26970139" calcext:value-type="float">
            <text:p>6.26970139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01792" calcext:value-type="float">
            <text:p>6.501792</text:p>
          </table:table-cell>
          <table:table-cell office:value-type="float" office:value="6.26862148" calcext:value-type="float">
            <text:p>6.26862148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37936" calcext:value-type="float">
            <text:p>6.537936</text:p>
          </table:table-cell>
          <table:table-cell office:value-type="float" office:value="6.26774429" calcext:value-type="float">
            <text:p>6.26774429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73672" calcext:value-type="float">
            <text:p>6.573672</text:p>
          </table:table-cell>
          <table:table-cell office:value-type="float" office:value="6.26698478" calcext:value-type="float">
            <text:p>6.26698478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191" calcext:value-type="float">
            <text:p>6.6191</text:p>
          </table:table-cell>
          <table:table-cell office:value-type="float" office:value="6.26623599" calcext:value-type="float">
            <text:p>6.26623599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88957" calcext:value-type="float">
            <text:p>6.688957</text:p>
          </table:table-cell>
          <table:table-cell office:value-type="float" office:value="6.26525622" calcext:value-type="float">
            <text:p>6.26525622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87335" calcext:value-type="float">
            <text:p>6.787335</text:p>
          </table:table-cell>
          <table:table-cell office:value-type="float" office:value="6.26360925" calcext:value-type="float">
            <text:p>6.2636092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96575" calcext:value-type="float">
            <text:p>6.896575</text:p>
          </table:table-cell>
          <table:table-cell office:value-type="float" office:value="6.26079915" calcext:value-type="float">
            <text:p>6.2607991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980034" calcext:value-type="float">
            <text:p>6.980034</text:p>
          </table:table-cell>
          <table:table-cell office:value-type="float" office:value="6.25659038" calcext:value-type="float">
            <text:p>6.25659038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998323" calcext:value-type="float">
            <text:p>6.998323</text:p>
          </table:table-cell>
          <table:table-cell office:value-type="float" office:value="6.25132904" calcext:value-type="float">
            <text:p>6.25132904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929465" calcext:value-type="float">
            <text:p>6.929465</text:p>
          </table:table-cell>
          <table:table-cell office:value-type="float" office:value="6.24602901" calcext:value-type="float">
            <text:p>6.2460290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82371" calcext:value-type="float">
            <text:p>6.782371</text:p>
          </table:table-cell>
          <table:table-cell office:value-type="float" office:value="6.24209808" calcext:value-type="float">
            <text:p>6.24209808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59671" calcext:value-type="float">
            <text:p>6.59671</text:p>
          </table:table-cell>
          <table:table-cell office:value-type="float" office:value="6.2407855" calcext:value-type="float">
            <text:p>6.240785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426406" calcext:value-type="float">
            <text:p>6.426406</text:p>
          </table:table-cell>
          <table:table-cell office:value-type="float" office:value="6.24261646" calcext:value-type="float">
            <text:p>6.24261646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310963" calcext:value-type="float">
            <text:p>6.310963</text:p>
          </table:table-cell>
          <table:table-cell office:value-type="float" office:value="6.24712567" calcext:value-type="float">
            <text:p>6.2471256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250173" calcext:value-type="float">
            <text:p>6.250173</text:p>
          </table:table-cell>
          <table:table-cell office:value-type="float" office:value="6.25307204" calcext:value-type="float">
            <text:p>6.2530720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201902" calcext:value-type="float">
            <text:p>6.201902</text:p>
          </table:table-cell>
          <table:table-cell office:value-type="float" office:value="6.25905926" calcext:value-type="float">
            <text:p>6.25905926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106813" calcext:value-type="float">
            <text:p>6.106813</text:p>
          </table:table-cell>
          <table:table-cell office:value-type="float" office:value="6.26423918" calcext:value-type="float">
            <text:p>6.26423918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.924276" calcext:value-type="float">
            <text:p>5.924276</text:p>
          </table:table-cell>
          <table:table-cell office:value-type="float" office:value="6.26872876" calcext:value-type="float">
            <text:p>6.2687287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663089" calcext:value-type="float">
            <text:p>5.663089</text:p>
          </table:table-cell>
          <table:table-cell office:value-type="float" office:value="6.27354119" calcext:value-type="float">
            <text:p>6.27354119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.398557" calcext:value-type="float">
            <text:p>5.398557</text:p>
          </table:table-cell>
          <table:table-cell office:value-type="float" office:value="6.28003056" calcext:value-type="float">
            <text:p>6.28003056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.262484" calcext:value-type="float">
            <text:p>5.262484</text:p>
          </table:table-cell>
          <table:table-cell office:value-type="float" office:value="6.28900631" calcext:value-type="float">
            <text:p>6.28900631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.38167" calcext:value-type="float">
            <text:p>5.38167</text:p>
          </table:table-cell>
          <table:table-cell office:value-type="float" office:value="6.29989561" calcext:value-type="float">
            <text:p>6.29989561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783069" calcext:value-type="float">
            <text:p>5.783069</text:p>
          </table:table-cell>
          <table:table-cell office:value-type="float" office:value="6.31060477" calcext:value-type="float">
            <text:p>6.3106047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36558" calcext:value-type="float">
            <text:p>6.36558</text:p>
          </table:table-cell>
          <table:table-cell office:value-type="float" office:value="6.31848198" calcext:value-type="float">
            <text:p>6.31848198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969363" calcext:value-type="float">
            <text:p>6.969363</text:p>
          </table:table-cell>
          <table:table-cell office:value-type="float" office:value="6.32168514" calcext:value-type="float">
            <text:p>6.32168514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452578" calcext:value-type="float">
            <text:p>7.452578</text:p>
          </table:table-cell>
          <table:table-cell office:value-type="float" office:value="6.31989458" calcext:value-type="float">
            <text:p>6.3198945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726481" calcext:value-type="float">
            <text:p>7.726481</text:p>
          </table:table-cell>
          <table:table-cell office:value-type="float" office:value="6.31421412" calcext:value-type="float">
            <text:p>6.3142141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761017" calcext:value-type="float">
            <text:p>7.761017</text:p>
          </table:table-cell>
          <table:table-cell office:value-type="float" office:value="6.3066355" calcext:value-type="float">
            <text:p>6.306635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575946" calcext:value-type="float">
            <text:p>7.575946</text:p>
          </table:table-cell>
          <table:table-cell office:value-type="float" office:value="6.29937802" calcext:value-type="float">
            <text:p>6.2993780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224349" calcext:value-type="float">
            <text:p>7.224349</text:p>
          </table:table-cell>
          <table:table-cell office:value-type="float" office:value="6.29431038" calcext:value-type="float">
            <text:p>6.29431038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74346" calcext:value-type="float">
            <text:p>6.774346</text:p>
          </table:table-cell>
          <table:table-cell office:value-type="float" office:value="6.29259814" calcext:value-type="float">
            <text:p>6.2925981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296499" calcext:value-type="float">
            <text:p>6.296499</text:p>
          </table:table-cell>
          <table:table-cell office:value-type="float" office:value="6.29462537" calcext:value-type="float">
            <text:p>6.29462537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.862045" calcext:value-type="float">
            <text:p>5.862045</text:p>
          </table:table-cell>
          <table:table-cell office:value-type="float" office:value="6.30011668" calcext:value-type="float">
            <text:p>6.30011668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.54676" calcext:value-type="float">
            <text:p>5.54676</text:p>
          </table:table-cell>
          <table:table-cell office:value-type="float" office:value="6.30830092" calcext:value-type="float">
            <text:p>6.30830092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.421923" calcext:value-type="float">
            <text:p>5.421923</text:p>
          </table:table-cell>
          <table:table-cell office:value-type="float" office:value="6.31799699" calcext:value-type="float">
            <text:p>6.3179969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.519588" calcext:value-type="float">
            <text:p>5.519588</text:p>
          </table:table-cell>
          <table:table-cell office:value-type="float" office:value="6.32769132" calcext:value-type="float">
            <text:p>6.32769132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799026" calcext:value-type="float">
            <text:p>5.799026</text:p>
          </table:table-cell>
          <table:table-cell office:value-type="float" office:value="6.3358322" calcext:value-type="float">
            <text:p>6.335832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158455" calcext:value-type="float">
            <text:p>6.158455</text:p>
          </table:table-cell>
          <table:table-cell office:value-type="float" office:value="6.34135537" calcext:value-type="float">
            <text:p>6.3413553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483832" calcext:value-type="float">
            <text:p>6.483832</text:p>
          </table:table-cell>
          <table:table-cell office:value-type="float" office:value="6.34407753" calcext:value-type="float">
            <text:p>6.3440775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92804" calcext:value-type="float">
            <text:p>6.692804</text:p>
          </table:table-cell>
          <table:table-cell office:value-type="float" office:value="6.34468647" calcext:value-type="float">
            <text:p>6.34468647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56127" calcext:value-type="float">
            <text:p>6.756127</text:p>
          </table:table-cell>
          <table:table-cell office:value-type="float" office:value="6.34441678" calcext:value-type="float">
            <text:p>6.34441678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00633" calcext:value-type="float">
            <text:p>6.700633</text:p>
          </table:table-cell>
          <table:table-cell office:value-type="float" office:value="6.34460275" calcext:value-type="float">
            <text:p>6.3446027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99443" calcext:value-type="float">
            <text:p>6.599443</text:p>
          </table:table-cell>
          <table:table-cell office:value-type="float" office:value="6.34622464" calcext:value-type="float">
            <text:p>6.34622464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550265" calcext:value-type="float">
            <text:p>6.550265</text:p>
          </table:table-cell>
          <table:table-cell office:value-type="float" office:value="6.3495189" calcext:value-type="float">
            <text:p>6.3495189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39848" calcext:value-type="float">
            <text:p>6.639848</text:p>
          </table:table-cell>
          <table:table-cell office:value-type="float" office:value="6.35375151" calcext:value-type="float">
            <text:p>6.35375151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900755" calcext:value-type="float">
            <text:p>6.900755</text:p>
          </table:table-cell>
          <table:table-cell office:value-type="float" office:value="6.35731178" calcext:value-type="float">
            <text:p>6.3573117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283863" calcext:value-type="float">
            <text:p>7.283863</text:p>
          </table:table-cell>
          <table:table-cell office:value-type="float" office:value="6.35824267" calcext:value-type="float">
            <text:p>6.3582426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666224" calcext:value-type="float">
            <text:p>7.666224</text:p>
          </table:table-cell>
          <table:table-cell office:value-type="float" office:value="6.3550811" calcext:value-type="float">
            <text:p>6.3550811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884396" calcext:value-type="float">
            <text:p>7.884396</text:p>
          </table:table-cell>
          <table:table-cell office:value-type="float" office:value="6.34765513" calcext:value-type="float">
            <text:p>6.34765513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770383" calcext:value-type="float">
            <text:p>7.770383</text:p>
          </table:table-cell>
          <table:table-cell office:value-type="float" office:value="6.33755119" calcext:value-type="float">
            <text:p>6.33755119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176233" calcext:value-type="float">
            <text:p>7.176233</text:p>
          </table:table-cell>
          <table:table-cell office:value-type="float" office:value="6.32817895" calcext:value-type="float">
            <text:p>6.3281789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973149" calcext:value-type="float">
            <text:p>5.973149</text:p>
          </table:table-cell>
          <table:table-cell office:value-type="float" office:value="6.32451897" calcext:value-type="float">
            <text:p>6.3245189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948221" calcext:value-type="float">
            <text:p>3.948221</text:p>
          </table:table-cell>
          <table:table-cell office:value-type="float" office:value="6.33282455" calcext:value-type="float">
            <text:p>6.3328245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948221" calcext:value-type="float">
            <text:p>3.948221</text:p>
          </table:table-cell>
          <table:table-cell office:value-type="float" office:value="6.36136133" calcext:value-type="float">
            <text:p>6.3613613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948221" calcext:value-type="float">
            <text:p>3.948221</text:p>
          </table:table-cell>
          <table:table-cell office:value-type="float" office:value="6.38977827" calcext:value-type="float">
            <text:p>6.3897782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948221" calcext:value-type="float">
            <text:p>3.948221</text:p>
          </table:table-cell>
          <table:table-cell office:value-type="float" office:value="6.41788554" calcext:value-type="float">
            <text:p>6.41788554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948221" calcext:value-type="float">
            <text:p>3.948221</text:p>
          </table:table-cell>
          <table:table-cell office:value-type="float" office:value="6.4455277" calcext:value-type="float">
            <text:p>6.445527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948221" calcext:value-type="float">
            <text:p>3.948221</text:p>
          </table:table-cell>
          <table:table-cell office:value-type="float" office:value="6.47270014" calcext:value-type="float">
            <text:p>6.47270014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948221" calcext:value-type="float">
            <text:p>3.948221</text:p>
          </table:table-cell>
          <table:table-cell office:value-type="float" office:value="6.49959314" calcext:value-type="float">
            <text:p>6.49959314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948221" calcext:value-type="float">
            <text:p>3.948221</text:p>
          </table:table-cell>
          <table:table-cell office:value-type="float" office:value="6.52653602" calcext:value-type="float">
            <text:p>6.5265360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463716" calcext:value-type="float">
            <text:p>5.463716</text:p>
          </table:table-cell>
          <table:table-cell office:value-type="float" office:value="6.55387237" calcext:value-type="float">
            <text:p>6.55387237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526611" calcext:value-type="float">
            <text:p>5.526611</text:p>
          </table:table-cell>
          <table:table-cell office:value-type="float" office:value="6.56668143" calcext:value-type="float">
            <text:p>6.56668143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.498024" calcext:value-type="float">
            <text:p>5.498024</text:p>
          </table:table-cell>
          <table:table-cell office:value-type="float" office:value="6.5795515" calcext:value-type="float">
            <text:p>6.579551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375578" calcext:value-type="float">
            <text:p>5.375578</text:p>
          </table:table-cell>
          <table:table-cell office:value-type="float" office:value="6.59330095" calcext:value-type="float">
            <text:p>6.5933009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307117" calcext:value-type="float">
            <text:p>5.307117</text:p>
          </table:table-cell>
          <table:table-cell office:value-type="float" office:value="6.60867604" calcext:value-type="float">
            <text:p>6.6086760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410674" calcext:value-type="float">
            <text:p>5.410674</text:p>
          </table:table-cell>
          <table:table-cell office:value-type="float" office:value="6.62492416" calcext:value-type="float">
            <text:p>6.6249241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705671" calcext:value-type="float">
            <text:p>5.705671</text:p>
          </table:table-cell>
          <table:table-cell office:value-type="float" office:value="6.64015344" calcext:value-type="float">
            <text:p>6.64015344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116322" calcext:value-type="float">
            <text:p>6.116322</text:p>
          </table:table-cell>
          <table:table-cell office:value-type="float" office:value="6.65235568" calcext:value-type="float">
            <text:p>6.65235568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30998" calcext:value-type="float">
            <text:p>6.530998</text:p>
          </table:table-cell>
          <table:table-cell office:value-type="float" office:value="6.66036983" calcext:value-type="float">
            <text:p>6.6603698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56729" calcext:value-type="float">
            <text:p>6.856729</text:p>
          </table:table-cell>
          <table:table-cell office:value-type="float" office:value="6.66422893" calcext:value-type="float">
            <text:p>6.66422893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044493" calcext:value-type="float">
            <text:p>7.044493</text:p>
          </table:table-cell>
          <table:table-cell office:value-type="float" office:value="6.664942" calcext:value-type="float">
            <text:p>6.664942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094247" calcext:value-type="float">
            <text:p>7.094247</text:p>
          </table:table-cell>
          <table:table-cell office:value-type="float" office:value="6.6640086" calcext:value-type="float">
            <text:p>6.6640086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047597" calcext:value-type="float">
            <text:p>7.047597</text:p>
          </table:table-cell>
          <table:table-cell office:value-type="float" office:value="6.66287908" calcext:value-type="float">
            <text:p>6.6628790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968796" calcext:value-type="float">
            <text:p>6.968796</text:p>
          </table:table-cell>
          <table:table-cell office:value-type="float" office:value="6.66249892" calcext:value-type="float">
            <text:p>6.66249892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915564" calcext:value-type="float">
            <text:p>6.915564</text:p>
          </table:table-cell>
          <table:table-cell office:value-type="float" office:value="6.66306793" calcext:value-type="float">
            <text:p>6.66306793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910321" calcext:value-type="float">
            <text:p>6.910321</text:p>
          </table:table-cell>
          <table:table-cell office:value-type="float" office:value="6.6641239" calcext:value-type="float">
            <text:p>6.6641239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929643" calcext:value-type="float">
            <text:p>6.929643</text:p>
          </table:table-cell>
          <table:table-cell office:value-type="float" office:value="6.66494391" calcext:value-type="float">
            <text:p>6.66494391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919765" calcext:value-type="float">
            <text:p>6.919765</text:p>
          </table:table-cell>
          <table:table-cell office:value-type="float" office:value="6.66506699" calcext:value-type="float">
            <text:p>6.6650669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826284" calcext:value-type="float">
            <text:p>6.826284</text:p>
          </table:table-cell>
          <table:table-cell office:value-type="float" office:value="6.6646553" calcext:value-type="float">
            <text:p>6.664655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20403" calcext:value-type="float">
            <text:p>6.620403</text:p>
          </table:table-cell>
          <table:table-cell office:value-type="float" office:value="6.66452946" calcext:value-type="float">
            <text:p>6.6645294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313414" calcext:value-type="float">
            <text:p>6.313414</text:p>
          </table:table-cell>
          <table:table-cell office:value-type="float" office:value="6.66590146" calcext:value-type="float">
            <text:p>6.66590146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95913" calcext:value-type="float">
            <text:p>5.95913</text:p>
          </table:table-cell>
          <table:table-cell office:value-type="float" office:value="6.66993084" calcext:value-type="float">
            <text:p>6.6699308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643969" calcext:value-type="float">
            <text:p>5.643969</text:p>
          </table:table-cell>
          <table:table-cell office:value-type="float" office:value="6.6772483" calcext:value-type="float">
            <text:p>6.6772483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.460876" calcext:value-type="float">
            <text:p>5.460876</text:p>
          </table:table-cell>
          <table:table-cell office:value-type="float" office:value="6.6875943" calcext:value-type="float">
            <text:p>6.6875943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.468966" calcext:value-type="float">
            <text:p>5.468966</text:p>
          </table:table-cell>
          <table:table-cell office:value-type="float" office:value="6.69974538" calcext:value-type="float">
            <text:p>6.6997453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.663039" calcext:value-type="float">
            <text:p>5.663039</text:p>
          </table:table-cell>
          <table:table-cell office:value-type="float" office:value="6.71186639" calcext:value-type="float">
            <text:p>6.7118663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.982004" calcext:value-type="float">
            <text:p>5.982004</text:p>
          </table:table-cell>
          <table:table-cell office:value-type="float" office:value="6.7221768" calcext:value-type="float">
            <text:p>6.7221768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34522" calcext:value-type="float">
            <text:p>6.34522</text:p>
          </table:table-cell>
          <table:table-cell office:value-type="float" office:value="6.72952783" calcext:value-type="float">
            <text:p>6.72952783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81928" calcext:value-type="float">
            <text:p>6.681928</text:p>
          </table:table-cell>
          <table:table-cell office:value-type="float" office:value="6.73359924" calcext:value-type="float">
            <text:p>6.73359924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941476" calcext:value-type="float">
            <text:p>6.941476</text:p>
          </table:table-cell>
          <table:table-cell office:value-type="float" office:value="6.73477829" calcext:value-type="float">
            <text:p>6.7347782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09296" calcext:value-type="float">
            <text:p>7.09296</text:p>
          </table:table-cell>
          <table:table-cell office:value-type="float" office:value="6.73391719" calcext:value-type="float">
            <text:p>6.73391719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123918" calcext:value-type="float">
            <text:p>7.123918</text:p>
          </table:table-cell>
          <table:table-cell office:value-type="float" office:value="6.73209156" calcext:value-type="float">
            <text:p>6.73209156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041509" calcext:value-type="float">
            <text:p>7.041509</text:p>
          </table:table-cell>
          <table:table-cell office:value-type="float" office:value="6.73039179" calcext:value-type="float">
            <text:p>6.73039179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74217" calcext:value-type="float">
            <text:p>6.874217</text:p>
          </table:table-cell>
          <table:table-cell office:value-type="float" office:value="6.72973879" calcext:value-type="float">
            <text:p>6.72973879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69222" calcext:value-type="float">
            <text:p>6.669222</text:p>
          </table:table-cell>
          <table:table-cell office:value-type="float" office:value="6.73072106" calcext:value-type="float">
            <text:p>6.73072106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481222" calcext:value-type="float">
            <text:p>6.481222</text:p>
          </table:table-cell>
          <table:table-cell office:value-type="float" office:value="6.73348413" calcext:value-type="float">
            <text:p>6.7334841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353766" calcext:value-type="float">
            <text:p>6.353766</text:p>
          </table:table-cell>
          <table:table-cell office:value-type="float" office:value="6.73773336" calcext:value-type="float">
            <text:p>6.73773336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302734" calcext:value-type="float">
            <text:p>6.302734</text:p>
          </table:table-cell>
          <table:table-cell office:value-type="float" office:value="6.74289344" calcext:value-type="float">
            <text:p>6.74289344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314475" calcext:value-type="float">
            <text:p>6.314475</text:p>
          </table:table-cell>
          <table:table-cell office:value-type="float" office:value="6.74837421" calcext:value-type="float">
            <text:p>6.74837421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360199" calcext:value-type="float">
            <text:p>6.360199</text:p>
          </table:table-cell>
          <table:table-cell office:value-type="float" office:value="6.75378891" calcext:value-type="float">
            <text:p>6.7537889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414073" calcext:value-type="float">
            <text:p>6.414073</text:p>
          </table:table-cell>
          <table:table-cell office:value-type="float" office:value="6.75899016" calcext:value-type="float">
            <text:p>6.75899016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461985" calcext:value-type="float">
            <text:p>6.461985</text:p>
          </table:table-cell>
          <table:table-cell office:value-type="float" office:value="6.76393972" calcext:value-type="float">
            <text:p>6.76393972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498793" calcext:value-type="float">
            <text:p>6.498793</text:p>
          </table:table-cell>
          <table:table-cell office:value-type="float" office:value="6.76855141" calcext:value-type="float">
            <text:p>6.7685514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21123" calcext:value-type="float">
            <text:p>6.521123</text:p>
          </table:table-cell>
          <table:table-cell office:value-type="float" office:value="6.7726363" calcext:value-type="float">
            <text:p>6.7726363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52426" calcext:value-type="float">
            <text:p>6.52426</text:p>
          </table:table-cell>
          <table:table-cell office:value-type="float" office:value="6.77597806" calcext:value-type="float">
            <text:p>6.77597806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506325" calcext:value-type="float">
            <text:p>6.506325</text:p>
          </table:table-cell>
          <table:table-cell office:value-type="float" office:value="6.77846699" calcext:value-type="float">
            <text:p>6.77846699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475698" calcext:value-type="float">
            <text:p>6.475698</text:p>
          </table:table-cell>
          <table:table-cell office:value-type="float" office:value="6.7801855" calcext:value-type="float">
            <text:p>6.780185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4539" calcext:value-type="float">
            <text:p>6.4539</text:p>
          </table:table-cell>
          <table:table-cell office:value-type="float" office:value="6.78137459" calcext:value-type="float">
            <text:p>6.78137459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46832" calcext:value-type="float">
            <text:p>6.46832</text:p>
          </table:table-cell>
          <table:table-cell office:value-type="float" office:value="6.78229029" calcext:value-type="float">
            <text:p>6.78229029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536372" calcext:value-type="float">
            <text:p>6.536372</text:p>
          </table:table-cell>
          <table:table-cell office:value-type="float" office:value="6.78304071" calcext:value-type="float">
            <text:p>6.7830407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51113" calcext:value-type="float">
            <text:p>6.651113</text:p>
          </table:table-cell>
          <table:table-cell office:value-type="float" office:value="6.78352939" calcext:value-type="float">
            <text:p>6.7835293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79806" calcext:value-type="float">
            <text:p>6.779806</text:p>
          </table:table-cell>
          <table:table-cell office:value-type="float" office:value="6.78356818" calcext:value-type="float">
            <text:p>6.7835681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77327" calcext:value-type="float">
            <text:p>6.877327</text:p>
          </table:table-cell>
          <table:table-cell office:value-type="float" office:value="6.78309141" calcext:value-type="float">
            <text:p>6.7830914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9056" calcext:value-type="float">
            <text:p>6.9056</text:p>
          </table:table-cell>
          <table:table-cell office:value-type="float" office:value="6.78232404" calcext:value-type="float">
            <text:p>6.78232404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48895" calcext:value-type="float">
            <text:p>6.848895</text:p>
          </table:table-cell>
          <table:table-cell office:value-type="float" office:value="6.781795" calcext:value-type="float">
            <text:p>6.78179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19894" calcext:value-type="float">
            <text:p>6.719894</text:p>
          </table:table-cell>
          <table:table-cell office:value-type="float" office:value="6.78218231" calcext:value-type="float">
            <text:p>6.78218231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555771" calcext:value-type="float">
            <text:p>6.555771</text:p>
          </table:table-cell>
          <table:table-cell office:value-type="float" office:value="6.78405616" calcext:value-type="float">
            <text:p>6.7840561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405519" calcext:value-type="float">
            <text:p>6.405519</text:p>
          </table:table-cell>
          <table:table-cell office:value-type="float" office:value="6.78762619" calcext:value-type="float">
            <text:p>6.78762619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312026" calcext:value-type="float">
            <text:p>6.312026</text:p>
          </table:table-cell>
          <table:table-cell office:value-type="float" office:value="6.79260141" calcext:value-type="float">
            <text:p>6.79260141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296132" calcext:value-type="float">
            <text:p>6.296132</text:p>
          </table:table-cell>
          <table:table-cell office:value-type="float" office:value="6.79823039" calcext:value-type="float">
            <text:p>6.79823039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351414" calcext:value-type="float">
            <text:p>6.351414</text:p>
          </table:table-cell>
          <table:table-cell office:value-type="float" office:value="6.80350878" calcext:value-type="float">
            <text:p>6.80350878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452586" calcext:value-type="float">
            <text:p>6.452586</text:p>
          </table:table-cell>
          <table:table-cell office:value-type="float" office:value="6.80745707" calcext:value-type="float">
            <text:p>6.80745707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7079" calcext:value-type="float">
            <text:p>6.57079</text:p>
          </table:table-cell>
          <table:table-cell office:value-type="float" office:value="6.80935157" calcext:value-type="float">
            <text:p>6.8093515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85896" calcext:value-type="float">
            <text:p>6.685896</text:p>
          </table:table-cell>
          <table:table-cell office:value-type="float" office:value="6.80885379" calcext:value-type="float">
            <text:p>6.80885379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90307" calcext:value-type="float">
            <text:p>6.790307</text:p>
          </table:table-cell>
          <table:table-cell office:value-type="float" office:value="6.80605177" calcext:value-type="float">
            <text:p>6.80605177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84532" calcext:value-type="float">
            <text:p>6.884532</text:p>
          </table:table-cell>
          <table:table-cell office:value-type="float" office:value="6.80143603" calcext:value-type="float">
            <text:p>6.8014360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968619" calcext:value-type="float">
            <text:p>6.968619</text:p>
          </table:table-cell>
          <table:table-cell office:value-type="float" office:value="6.79580482" calcext:value-type="float">
            <text:p>6.79580482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035269" calcext:value-type="float">
            <text:p>7.035269</text:p>
          </table:table-cell>
          <table:table-cell office:value-type="float" office:value="6.79009244" calcext:value-type="float">
            <text:p>6.79009244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069182" calcext:value-type="float">
            <text:p>7.069182</text:p>
          </table:table-cell>
          <table:table-cell office:value-type="float" office:value="6.78516352" calcext:value-type="float">
            <text:p>6.7851635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053125" calcext:value-type="float">
            <text:p>7.053125</text:p>
          </table:table-cell>
          <table:table-cell office:value-type="float" office:value="6.78165318" calcext:value-type="float">
            <text:p>6.7816531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977069" calcext:value-type="float">
            <text:p>6.977069</text:p>
          </table:table-cell>
          <table:table-cell office:value-type="float" office:value="6.77989875" calcext:value-type="float">
            <text:p>6.7798987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4563" calcext:value-type="float">
            <text:p>6.84563</text:p>
          </table:table-cell>
          <table:table-cell office:value-type="float" office:value="6.7799451" calcext:value-type="float">
            <text:p>6.779945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80469" calcext:value-type="float">
            <text:p>6.680469</text:p>
          </table:table-cell>
          <table:table-cell office:value-type="float" office:value="6.78158381" calcext:value-type="float">
            <text:p>6.7815838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516367" calcext:value-type="float">
            <text:p>6.516367</text:p>
          </table:table-cell>
          <table:table-cell office:value-type="float" office:value="6.78440704" calcext:value-type="float">
            <text:p>6.78440704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391356" calcext:value-type="float">
            <text:p>6.391356</text:p>
          </table:table-cell>
          <table:table-cell office:value-type="float" office:value="6.78788086" calcext:value-type="float">
            <text:p>6.7878808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333676" calcext:value-type="float">
            <text:p>6.333676</text:p>
          </table:table-cell>
          <table:table-cell office:value-type="float" office:value="6.79144482" calcext:value-type="float">
            <text:p>6.79144482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351343" calcext:value-type="float">
            <text:p>6.351343</text:p>
          </table:table-cell>
          <table:table-cell office:value-type="float" office:value="6.79462042" calcext:value-type="float">
            <text:p>6.7946204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430671" calcext:value-type="float">
            <text:p>6.430671</text:p>
          </table:table-cell>
          <table:table-cell office:value-type="float" office:value="6.79707938" calcext:value-type="float">
            <text:p>6.7970793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544726" calcext:value-type="float">
            <text:p>6.544726</text:p>
          </table:table-cell>
          <table:table-cell office:value-type="float" office:value="6.7986245" calcext:value-type="float">
            <text:p>6.798624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65835" calcext:value-type="float">
            <text:p>6.665835</text:p>
          </table:table-cell>
          <table:table-cell office:value-type="float" office:value="6.79909537" calcext:value-type="float">
            <text:p>6.79909537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74724" calcext:value-type="float">
            <text:p>6.774724</text:p>
          </table:table-cell>
          <table:table-cell office:value-type="float" office:value="6.7982744" calcext:value-type="float">
            <text:p>6.7982744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62822" calcext:value-type="float">
            <text:p>6.862822</text:p>
          </table:table-cell>
          <table:table-cell office:value-type="float" office:value="6.79587321" calcext:value-type="float">
            <text:p>6.79587321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928869" calcext:value-type="float">
            <text:p>6.928869</text:p>
          </table:table-cell>
          <table:table-cell office:value-type="float" office:value="6.79163039" calcext:value-type="float">
            <text:p>6.79163039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973526" calcext:value-type="float">
            <text:p>6.973526</text:p>
          </table:table-cell>
          <table:table-cell office:value-type="float" office:value="6.78549167" calcext:value-type="float">
            <text:p>6.78549167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995875" calcext:value-type="float">
            <text:p>6.995875</text:p>
          </table:table-cell>
          <table:table-cell office:value-type="float" office:value="6.77779213" calcext:value-type="float">
            <text:p>6.7777921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993844" calcext:value-type="float">
            <text:p>6.993844</text:p>
          </table:table-cell>
          <table:table-cell office:value-type="float" office:value="6.76933085" calcext:value-type="float">
            <text:p>6.7693308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967706" calcext:value-type="float">
            <text:p>6.967706</text:p>
          </table:table-cell>
          <table:table-cell office:value-type="float" office:value="6.76125353" calcext:value-type="float">
            <text:p>6.7612535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923627" calcext:value-type="float">
            <text:p>6.923627</text:p>
          </table:table-cell>
          <table:table-cell office:value-type="float" office:value="6.75475683" calcext:value-type="float">
            <text:p>6.75475683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74002" calcext:value-type="float">
            <text:p>6.874002</text:p>
          </table:table-cell>
          <table:table-cell office:value-type="float" office:value="6.75073897" calcext:value-type="float">
            <text:p>6.7507389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33159" calcext:value-type="float">
            <text:p>6.833159</text:p>
          </table:table-cell>
          <table:table-cell office:value-type="float" office:value="6.74954585" calcext:value-type="float">
            <text:p>6.7495458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10235" calcext:value-type="float">
            <text:p>6.810235</text:p>
          </table:table-cell>
          <table:table-cell office:value-type="float" office:value="6.75089425" calcext:value-type="float">
            <text:p>6.7508942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03707" calcext:value-type="float">
            <text:p>6.803707</text:p>
          </table:table-cell>
          <table:table-cell office:value-type="float" office:value="6.75397166" calcext:value-type="float">
            <text:p>6.7539716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01899" calcext:value-type="float">
            <text:p>6.801899</text:p>
          </table:table-cell>
          <table:table-cell office:value-type="float" office:value="6.75765952" calcext:value-type="float">
            <text:p>6.75765952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89915" calcext:value-type="float">
            <text:p>6.789915</text:p>
          </table:table-cell>
          <table:table-cell office:value-type="float" office:value="6.76080089" calcext:value-type="float">
            <text:p>6.7608008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58948" calcext:value-type="float">
            <text:p>6.758948</text:p>
          </table:table-cell>
          <table:table-cell office:value-type="float" office:value="6.76243789" calcext:value-type="float">
            <text:p>6.76243789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12437" calcext:value-type="float">
            <text:p>6.712437</text:p>
          </table:table-cell>
          <table:table-cell office:value-type="float" office:value="6.76197404" calcext:value-type="float">
            <text:p>6.7619740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65465" calcext:value-type="float">
            <text:p>6.665465</text:p>
          </table:table-cell>
          <table:table-cell office:value-type="float" office:value="6.75924745" calcext:value-type="float">
            <text:p>6.7592474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637521" calcext:value-type="float">
            <text:p>6.637521</text:p>
          </table:table-cell>
          <table:table-cell office:value-type="float" office:value="6.75451125" calcext:value-type="float">
            <text:p>6.7545112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42509" calcext:value-type="float">
            <text:p>6.642509</text:p>
          </table:table-cell>
          <table:table-cell office:value-type="float" office:value="6.74831762" calcext:value-type="float">
            <text:p>6.74831762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81856" calcext:value-type="float">
            <text:p>6.681856</text:p>
          </table:table-cell>
          <table:table-cell office:value-type="float" office:value="6.7413269" calcext:value-type="float">
            <text:p>6.741326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44622" calcext:value-type="float">
            <text:p>6.744622</text:p>
          </table:table-cell>
          <table:table-cell office:value-type="float" office:value="6.73411848" calcext:value-type="float">
            <text:p>6.7341184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813618" calcext:value-type="float">
            <text:p>6.813618</text:p>
          </table:table-cell>
          <table:table-cell office:value-type="float" office:value="6.72709726" calcext:value-type="float">
            <text:p>6.72709726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72969" calcext:value-type="float">
            <text:p>6.872969</text:p>
          </table:table-cell>
          <table:table-cell office:value-type="float" office:value="6.72051793" calcext:value-type="float">
            <text:p>6.7205179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913087" calcext:value-type="float">
            <text:p>6.913087</text:p>
          </table:table-cell>
          <table:table-cell office:value-type="float" office:value="6.7145627" calcext:value-type="float">
            <text:p>6.714562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931929" calcext:value-type="float">
            <text:p>6.931929</text:p>
          </table:table-cell>
          <table:table-cell office:value-type="float" office:value="6.70939051" calcext:value-type="float">
            <text:p>6.7093905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933602" calcext:value-type="float">
            <text:p>6.933602</text:p>
          </table:table-cell>
          <table:table-cell office:value-type="float" office:value="6.70511864" calcext:value-type="float">
            <text:p>6.70511864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925895" calcext:value-type="float">
            <text:p>6.925895</text:p>
          </table:table-cell>
          <table:table-cell office:value-type="float" office:value="6.70175611" calcext:value-type="float">
            <text:p>6.7017561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917737" calcext:value-type="float">
            <text:p>6.917737</text:p>
          </table:table-cell>
          <table:table-cell office:value-type="float" office:value="6.69914721" calcext:value-type="float">
            <text:p>6.6991472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916908" calcext:value-type="float">
            <text:p>6.916908</text:p>
          </table:table-cell>
          <table:table-cell office:value-type="float" office:value="6.6969823" calcext:value-type="float">
            <text:p>6.696982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928036" calcext:value-type="float">
            <text:p>6.928036</text:p>
          </table:table-cell>
          <table:table-cell office:value-type="float" office:value="6.69489189" calcext:value-type="float">
            <text:p>6.69489189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951153" calcext:value-type="float">
            <text:p>6.951153</text:p>
          </table:table-cell>
          <table:table-cell office:value-type="float" office:value="6.69258236" calcext:value-type="float">
            <text:p>6.69258236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981295" calcext:value-type="float">
            <text:p>6.981295</text:p>
          </table:table-cell>
          <table:table-cell office:value-type="float" office:value="6.68992877" calcext:value-type="float">
            <text:p>6.6899287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009581" calcext:value-type="float">
            <text:p>7.009581</text:p>
          </table:table-cell>
          <table:table-cell office:value-type="float" office:value="6.68694695" calcext:value-type="float">
            <text:p>6.6869469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025697" calcext:value-type="float">
            <text:p>7.025697</text:p>
          </table:table-cell>
          <table:table-cell office:value-type="float" office:value="6.68363818" calcext:value-type="float">
            <text:p>6.6836381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021161" calcext:value-type="float">
            <text:p>7.021161</text:p>
          </table:table-cell>
          <table:table-cell office:value-type="float" office:value="6.67979887" calcext:value-type="float">
            <text:p>6.67979887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992322" calcext:value-type="float">
            <text:p>6.992322</text:p>
          </table:table-cell>
          <table:table-cell office:value-type="float" office:value="6.67493089" calcext:value-type="float">
            <text:p>6.67493089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941951" calcext:value-type="float">
            <text:p>6.941951</text:p>
          </table:table-cell>
          <table:table-cell office:value-type="float" office:value="6.66834066" calcext:value-type="float">
            <text:p>6.66834066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78596" calcext:value-type="float">
            <text:p>6.878596</text:p>
          </table:table-cell>
          <table:table-cell office:value-type="float" office:value="6.65942394" calcext:value-type="float">
            <text:p>6.65942394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137" calcext:value-type="float">
            <text:p>6.8137</text:p>
          </table:table-cell>
          <table:table-cell office:value-type="float" office:value="6.64804936" calcext:value-type="float">
            <text:p>6.64804936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57603" calcext:value-type="float">
            <text:p>6.757603</text:p>
          </table:table-cell>
          <table:table-cell office:value-type="float" office:value="6.634874" calcext:value-type="float">
            <text:p>6.63487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16352" calcext:value-type="float">
            <text:p>6.716352</text:p>
          </table:table-cell>
          <table:table-cell office:value-type="float" office:value="6.6213589" calcext:value-type="float">
            <text:p>6.6213589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90876" calcext:value-type="float">
            <text:p>6.690876</text:p>
          </table:table-cell>
          <table:table-cell office:value-type="float" office:value="6.6093522" calcext:value-type="float">
            <text:p>6.609352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78569" calcext:value-type="float">
            <text:p>6.678569</text:p>
          </table:table-cell>
          <table:table-cell office:value-type="float" office:value="6.60047305" calcext:value-type="float">
            <text:p>6.6004730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75984" calcext:value-type="float">
            <text:p>6.675984</text:p>
          </table:table-cell>
          <table:table-cell office:value-type="float" office:value="6.59573272" calcext:value-type="float">
            <text:p>6.5957327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81067" calcext:value-type="float">
            <text:p>6.681067</text:p>
          </table:table-cell>
          <table:table-cell office:value-type="float" office:value="6.59551896" calcext:value-type="float">
            <text:p>6.59551896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9408" calcext:value-type="float">
            <text:p>6.69408</text:p>
          </table:table-cell>
          <table:table-cell office:value-type="float" office:value="6.59973458" calcext:value-type="float">
            <text:p>6.59973458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17107" calcext:value-type="float">
            <text:p>6.717107</text:p>
          </table:table-cell>
          <table:table-cell office:value-type="float" office:value="6.6078806" calcext:value-type="float">
            <text:p>6.6078806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52361" calcext:value-type="float">
            <text:p>6.752361</text:p>
          </table:table-cell>
          <table:table-cell office:value-type="float" office:value="6.61901786" calcext:value-type="float">
            <text:p>6.61901786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99833" calcext:value-type="float">
            <text:p>6.799833</text:p>
          </table:table-cell>
          <table:table-cell office:value-type="float" office:value="6.63163408" calcext:value-type="float">
            <text:p>6.63163408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55366" calcext:value-type="float">
            <text:p>6.855366</text:p>
          </table:table-cell>
          <table:table-cell office:value-type="float" office:value="6.6434302" calcext:value-type="float">
            <text:p>6.643430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910397" calcext:value-type="float">
            <text:p>6.910397</text:p>
          </table:table-cell>
          <table:table-cell office:value-type="float" office:value="6.65082799" calcext:value-type="float">
            <text:p>6.65082799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953941" calcext:value-type="float">
            <text:p>6.953941</text:p>
          </table:table-cell>
          <table:table-cell office:value-type="float" office:value="6.64666169" calcext:value-type="float">
            <text:p>6.64666169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976209" calcext:value-type="float">
            <text:p>6.976209</text:p>
          </table:table-cell>
          <table:table-cell office:value-type="float" office:value="6.64205995" calcext:value-type="float">
            <text:p>6.6420599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972444" calcext:value-type="float">
            <text:p>6.972444</text:p>
          </table:table-cell>
          <table:table-cell office:value-type="float" office:value="6.73976052" calcext:value-type="float">
            <text:p>6.73976052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945529" calcext:value-type="float">
            <text:p>6.945529</text:p>
          </table:table-cell>
          <table:table-cell office:value-type="float" office:value="6.76616532" calcext:value-type="float">
            <text:p>6.76616532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906145" calcext:value-type="float">
            <text:p>6.906145</text:p>
          </table:table-cell>
          <table:table-cell office:value-type="float" office:value="6.77891171" calcext:value-type="float">
            <text:p>6.77891171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69774" calcext:value-type="float">
            <text:p>6.869774</text:p>
          </table:table-cell>
          <table:table-cell office:value-type="float" office:value="6.78641462" calcext:value-type="float">
            <text:p>6.7864146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50811" calcext:value-type="float">
            <text:p>6.850811</text:p>
          </table:table-cell>
          <table:table-cell office:value-type="float" office:value="6.79287014" calcext:value-type="float">
            <text:p>6.79287014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55945" calcext:value-type="float">
            <text:p>6.855945</text:p>
          </table:table-cell>
          <table:table-cell office:value-type="float" office:value="6.79989374" calcext:value-type="float">
            <text:p>6.79989374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80324" calcext:value-type="float">
            <text:p>6.880324</text:p>
          </table:table-cell>
          <table:table-cell office:value-type="float" office:value="6.80680838" calcext:value-type="float">
            <text:p>6.80680838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909029" calcext:value-type="float">
            <text:p>6.909029</text:p>
          </table:table-cell>
          <table:table-cell office:value-type="float" office:value="6.81146613" calcext:value-type="float">
            <text:p>6.8114661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923154" calcext:value-type="float">
            <text:p>6.923154</text:p>
          </table:table-cell>
          <table:table-cell office:value-type="float" office:value="6.81136605" calcext:value-type="float">
            <text:p>6.8113660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907282" calcext:value-type="float">
            <text:p>6.907282</text:p>
          </table:table-cell>
          <table:table-cell office:value-type="float" office:value="6.8047318" calcext:value-type="float">
            <text:p>6.8047318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55299" calcext:value-type="float">
            <text:p>6.855299</text:p>
          </table:table-cell>
          <table:table-cell office:value-type="float" office:value="6.79137995" calcext:value-type="float">
            <text:p>6.7913799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73153" calcext:value-type="float">
            <text:p>6.773153</text:p>
          </table:table-cell>
          <table:table-cell office:value-type="float" office:value="6.77319997" calcext:value-type="float">
            <text:p>6.77319997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78176" calcext:value-type="float">
            <text:p>6.678176</text:p>
          </table:table-cell>
          <table:table-cell office:value-type="float" office:value="6.75379399" calcext:value-type="float">
            <text:p>6.75379399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594607" calcext:value-type="float">
            <text:p>6.594607</text:p>
          </table:table-cell>
          <table:table-cell office:value-type="float" office:value="6.73695087" calcext:value-type="float">
            <text:p>6.7369508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4547" calcext:value-type="float">
            <text:p>6.54547</text:p>
          </table:table-cell>
          <table:table-cell office:value-type="float" office:value="6.7250013" calcext:value-type="float">
            <text:p>6.7250013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43362" calcext:value-type="float">
            <text:p>6.543362</text:p>
          </table:table-cell>
          <table:table-cell office:value-type="float" office:value="6.71840422" calcext:value-type="float">
            <text:p>6.71840422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8524" calcext:value-type="float">
            <text:p>6.58524</text:p>
          </table:table-cell>
          <table:table-cell office:value-type="float" office:value="6.71628345" calcext:value-type="float">
            <text:p>6.7162834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54992" calcext:value-type="float">
            <text:p>6.654992</text:p>
          </table:table-cell>
          <table:table-cell office:value-type="float" office:value="6.71711091" calcext:value-type="float">
            <text:p>6.71711091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32129" calcext:value-type="float">
            <text:p>6.732129</text:p>
          </table:table-cell>
          <table:table-cell office:value-type="float" office:value="6.7177383737" calcext:value-type="float">
            <text:p>6.717738373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0059" calcext:value-type="float">
            <text:p>6.80059</text:p>
          </table:table-cell>
          <table:table-cell office:value-type="float" office:value="6.7175915306" calcext:value-type="float">
            <text:p>6.7175915306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52696" calcext:value-type="float">
            <text:p>6.852696</text:p>
          </table:table-cell>
          <table:table-cell office:value-type="float" office:value="6.7167358763" calcext:value-type="float">
            <text:p>6.7167358763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87626" calcext:value-type="float">
            <text:p>6.887626</text:p>
          </table:table-cell>
          <table:table-cell office:value-type="float" office:value="6.715319625" calcext:value-type="float">
            <text:p>6.7153196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907279" calcext:value-type="float">
            <text:p>6.907279</text:p>
          </table:table-cell>
          <table:table-cell office:value-type="float" office:value="6.7135058737" calcext:value-type="float">
            <text:p>6.713505873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912774" calcext:value-type="float">
            <text:p>6.912774</text:p>
          </table:table-cell>
          <table:table-cell office:value-type="float" office:value="6.7114444574" calcext:value-type="float">
            <text:p>6.7114444574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903041" calcext:value-type="float">
            <text:p>6.903041</text:p>
          </table:table-cell>
          <table:table-cell office:value-type="float" office:value="6.7092796237" calcext:value-type="float">
            <text:p>6.709279623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74924" calcext:value-type="float">
            <text:p>6.874924</text:p>
          </table:table-cell>
          <table:table-cell office:value-type="float" office:value="6.7071735217" calcext:value-type="float">
            <text:p>6.7071735217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23971" calcext:value-type="float">
            <text:p>6.823971</text:p>
          </table:table-cell>
          <table:table-cell office:value-type="float" office:value="6.7053301099" calcext:value-type="float">
            <text:p>6.7053301099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46243" calcext:value-type="float">
            <text:p>6.746243</text:p>
          </table:table-cell>
          <table:table-cell office:value-type="float" office:value="6.7040118778" calcext:value-type="float">
            <text:p>6.7040118778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42036" calcext:value-type="float">
            <text:p>6.642036</text:p>
          </table:table-cell>
          <table:table-cell office:value-type="float" office:value="6.7035373708" calcext:value-type="float">
            <text:p>6.7035373708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521012" calcext:value-type="float">
            <text:p>6.521012</text:p>
          </table:table-cell>
          <table:table-cell office:value-type="float" office:value="6.70423625" calcext:value-type="float">
            <text:p>6.7042362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405694" calcext:value-type="float">
            <text:p>6.405694</text:p>
          </table:table-cell>
          <table:table-cell office:value-type="float" office:value="6.7063422759" calcext:value-type="float">
            <text:p>6.7063422759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328733" calcext:value-type="float">
            <text:p>6.328733</text:p>
          </table:table-cell>
          <table:table-cell office:value-type="float" office:value="6.709838186" calcext:value-type="float">
            <text:p>6.70983818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321411" calcext:value-type="float">
            <text:p>6.321411</text:p>
          </table:table-cell>
          <table:table-cell office:value-type="float" office:value="6.7143217765" calcext:value-type="float">
            <text:p>6.714321776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397381" calcext:value-type="float">
            <text:p>6.397381</text:p>
          </table:table-cell>
          <table:table-cell office:value-type="float" office:value="6.7189992857" calcext:value-type="float">
            <text:p>6.7189992857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542377" calcext:value-type="float">
            <text:p>6.542377</text:p>
          </table:table-cell>
          <table:table-cell office:value-type="float" office:value="6.7228742048" calcext:value-type="float">
            <text:p>6.7228742048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18148" calcext:value-type="float">
            <text:p>6.718148</text:p>
          </table:table-cell>
          <table:table-cell office:value-type="float" office:value="6.7250753902" calcext:value-type="float">
            <text:p>6.7250753902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77682" calcext:value-type="float">
            <text:p>6.877682</text:p>
          </table:table-cell>
          <table:table-cell office:value-type="float" office:value="6.7251609136" calcext:value-type="float">
            <text:p>6.7251609136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981704" calcext:value-type="float">
            <text:p>6.981704</text:p>
          </table:table-cell>
          <table:table-cell office:value-type="float" office:value="6.7232544" calcext:value-type="float">
            <text:p>6.7232544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009501" calcext:value-type="float">
            <text:p>7.009501</text:p>
          </table:table-cell>
          <table:table-cell office:value-type="float" office:value="6.7199828861" calcext:value-type="float">
            <text:p>6.719982886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962792" calcext:value-type="float">
            <text:p>6.962792</text:p>
          </table:table-cell>
          <table:table-cell office:value-type="float" office:value="6.7162711154" calcext:value-type="float">
            <text:p>6.7162711154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63749" calcext:value-type="float">
            <text:p>6.863749</text:p>
          </table:table-cell>
          <table:table-cell office:value-type="float" office:value="6.7130695455" calcext:value-type="float">
            <text:p>6.713069545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47752" calcext:value-type="float">
            <text:p>6.747752</text:p>
          </table:table-cell>
          <table:table-cell office:value-type="float" office:value="6.7110869211" calcext:value-type="float">
            <text:p>6.711086921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51236" calcext:value-type="float">
            <text:p>6.651236</text:p>
          </table:table-cell>
          <table:table-cell office:value-type="float" office:value="6.7105980533" calcext:value-type="float">
            <text:p>6.71059805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97239" calcext:value-type="float">
            <text:p>6.597239</text:p>
          </table:table-cell>
          <table:table-cell office:value-type="float" office:value="6.7114002432" calcext:value-type="float">
            <text:p>6.7114002432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85183" calcext:value-type="float">
            <text:p>6.585183</text:p>
          </table:table-cell>
          <table:table-cell office:value-type="float" office:value="6.7129640959" calcext:value-type="float">
            <text:p>6.7129640959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91813" calcext:value-type="float">
            <text:p>6.591813</text:p>
          </table:table-cell>
          <table:table-cell office:value-type="float" office:value="6.7147388333" calcext:value-type="float">
            <text:p>6.7147388333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83738" calcext:value-type="float">
            <text:p>6.583738</text:p>
          </table:table-cell>
          <table:table-cell office:value-type="float" office:value="6.7164701831" calcext:value-type="float">
            <text:p>6.7164701831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34605" calcext:value-type="float">
            <text:p>6.534605</text:p>
          </table:table-cell>
          <table:table-cell office:value-type="float" office:value="6.7183663571" calcext:value-type="float">
            <text:p>6.718366357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43854" calcext:value-type="float">
            <text:p>6.43854</text:p>
          </table:table-cell>
          <table:table-cell office:value-type="float" office:value="6.7210295652" calcext:value-type="float">
            <text:p>6.7210295652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314997" calcext:value-type="float">
            <text:p>6.314997</text:p>
          </table:table-cell>
          <table:table-cell office:value-type="float" office:value="6.7251838235" calcext:value-type="float">
            <text:p>6.725183823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203572" calcext:value-type="float">
            <text:p>6.203572</text:p>
          </table:table-cell>
          <table:table-cell office:value-type="float" office:value="6.7313060149" calcext:value-type="float">
            <text:p>6.7313060149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149747" calcext:value-type="float">
            <text:p>6.149747</text:p>
          </table:table-cell>
          <table:table-cell office:value-type="float" office:value="6.7393019848" calcext:value-type="float">
            <text:p>6.739301984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186112" calcext:value-type="float">
            <text:p>6.186112</text:p>
          </table:table-cell>
          <table:table-cell office:value-type="float" office:value="6.7483720615" calcext:value-type="float">
            <text:p>6.748372061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318036" calcext:value-type="float">
            <text:p>6.318036</text:p>
          </table:table-cell>
          <table:table-cell office:value-type="float" office:value="6.757157375" calcext:value-type="float">
            <text:p>6.75715737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521841" calcext:value-type="float">
            <text:p>6.521841</text:p>
          </table:table-cell>
          <table:table-cell office:value-type="float" office:value="6.7641275556" calcext:value-type="float">
            <text:p>6.7641275556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5469" calcext:value-type="float">
            <text:p>6.75469</text:p>
          </table:table-cell>
          <table:table-cell office:value-type="float" office:value="6.7680354032" calcext:value-type="float">
            <text:p>6.7680354032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967999" calcext:value-type="float">
            <text:p>6.967999</text:p>
          </table:table-cell>
          <table:table-cell office:value-type="float" office:value="6.7682541803" calcext:value-type="float">
            <text:p>6.7682541803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117976" calcext:value-type="float">
            <text:p>7.117976</text:p>
          </table:table-cell>
          <table:table-cell office:value-type="float" office:value="6.7649251" calcext:value-type="float">
            <text:p>6.764925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172493" calcext:value-type="float">
            <text:p>7.172493</text:p>
          </table:table-cell>
          <table:table-cell office:value-type="float" office:value="6.7589411864" calcext:value-type="float">
            <text:p>6.758941186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116036" calcext:value-type="float">
            <text:p>7.116036</text:p>
          </table:table-cell>
          <table:table-cell office:value-type="float" office:value="6.7518109828" calcext:value-type="float">
            <text:p>6.7518109828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953615" calcext:value-type="float">
            <text:p>6.953615</text:p>
          </table:table-cell>
          <table:table-cell office:value-type="float" office:value="6.7454210702" calcext:value-type="float">
            <text:p>6.7454210702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12563" calcext:value-type="float">
            <text:p>6.712563</text:p>
          </table:table-cell>
          <table:table-cell office:value-type="float" office:value="6.7417033214" calcext:value-type="float">
            <text:p>6.741703321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439778" calcext:value-type="float">
            <text:p>6.439778</text:p>
          </table:table-cell>
          <table:table-cell office:value-type="float" office:value="6.7422331455" calcext:value-type="float">
            <text:p>6.742233145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191845" calcext:value-type="float">
            <text:p>6.191845</text:p>
          </table:table-cell>
          <table:table-cell office:value-type="float" office:value="6.7478341667" calcext:value-type="float">
            <text:p>6.747834166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018158" calcext:value-type="float">
            <text:p>6.018158</text:p>
          </table:table-cell>
          <table:table-cell office:value-type="float" office:value="6.7583245283" calcext:value-type="float">
            <text:p>6.7583245283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.943437" calcext:value-type="float">
            <text:p>5.943437</text:p>
          </table:table-cell>
          <table:table-cell office:value-type="float" office:value="6.7725585" calcext:value-type="float">
            <text:p>6.772558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.961014" calcext:value-type="float">
            <text:p>5.961014</text:p>
          </table:table-cell>
          <table:table-cell office:value-type="float" office:value="6.7888157843" calcext:value-type="float">
            <text:p>6.788815784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0425" calcext:value-type="float">
            <text:p>6.0425</text:p>
          </table:table-cell>
          <table:table-cell office:value-type="float" office:value="6.80537182" calcext:value-type="float">
            <text:p>6.8053718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155685" calcext:value-type="float">
            <text:p>6.155685</text:p>
          </table:table-cell>
          <table:table-cell office:value-type="float" office:value="6.8209406327" calcext:value-type="float">
            <text:p>6.820940632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277446" calcext:value-type="float">
            <text:p>6.277446</text:p>
          </table:table-cell>
          <table:table-cell office:value-type="float" office:value="6.834800125" calcext:value-type="float">
            <text:p>6.83480012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395868" calcext:value-type="float">
            <text:p>6.395868</text:p>
          </table:table-cell>
          <table:table-cell office:value-type="float" office:value="6.8466587234" calcext:value-type="float">
            <text:p>6.8466587234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04742" calcext:value-type="float">
            <text:p>6.504742</text:p>
          </table:table-cell>
          <table:table-cell office:value-type="float" office:value="6.8564585217" calcext:value-type="float">
            <text:p>6.856458521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97349" calcext:value-type="float">
            <text:p>6.597349</text:p>
          </table:table-cell>
          <table:table-cell office:value-type="float" office:value="6.8642744444" calcext:value-type="float">
            <text:p>6.8642744444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65005" calcext:value-type="float">
            <text:p>6.665005</text:p>
          </table:table-cell>
          <table:table-cell office:value-type="float" office:value="6.8703409318" calcext:value-type="float">
            <text:p>6.8703409318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01246" calcext:value-type="float">
            <text:p>6.701246</text:p>
          </table:table-cell>
          <table:table-cell office:value-type="float" office:value="6.875116186" calcext:value-type="float">
            <text:p>6.875116186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07867" calcext:value-type="float">
            <text:p>6.707867</text:p>
          </table:table-cell>
          <table:table-cell office:value-type="float" office:value="6.8792559524" calcext:value-type="float">
            <text:p>6.879255952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97083" calcext:value-type="float">
            <text:p>6.697083</text:p>
          </table:table-cell>
          <table:table-cell office:value-type="float" office:value="6.8834361707" calcext:value-type="float">
            <text:p>6.8834361707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85794" calcext:value-type="float">
            <text:p>6.685794</text:p>
          </table:table-cell>
          <table:table-cell office:value-type="float" office:value="6.888095" calcext:value-type="float">
            <text:p>6.88809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83113" calcext:value-type="float">
            <text:p>6.683113</text:p>
          </table:table-cell>
          <table:table-cell office:value-type="float" office:value="6.8932822051" calcext:value-type="float">
            <text:p>6.893282205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78704" calcext:value-type="float">
            <text:p>6.678704</text:p>
          </table:table-cell>
          <table:table-cell office:value-type="float" office:value="6.8988129737" calcext:value-type="float">
            <text:p>6.898812973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41766" calcext:value-type="float">
            <text:p>6.641766</text:p>
          </table:table-cell>
          <table:table-cell office:value-type="float" office:value="6.9047618649" calcext:value-type="float">
            <text:p>6.9047618649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534363" calcext:value-type="float">
            <text:p>6.534363</text:p>
          </table:table-cell>
          <table:table-cell office:value-type="float" office:value="6.9120673056" calcext:value-type="float">
            <text:p>6.9120673056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333299" calcext:value-type="float">
            <text:p>6.333299</text:p>
          </table:table-cell>
          <table:table-cell office:value-type="float" office:value="6.9228588571" calcext:value-type="float">
            <text:p>6.922858857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050279" calcext:value-type="float">
            <text:p>6.050279</text:p>
          </table:table-cell>
          <table:table-cell office:value-type="float" office:value="6.9401988529" calcext:value-type="float">
            <text:p>6.9401988529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.741138" calcext:value-type="float">
            <text:p>5.741138</text:p>
          </table:table-cell>
          <table:table-cell office:value-type="float" office:value="6.9671661212" calcext:value-type="float">
            <text:p>6.967166121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.496164" calcext:value-type="float">
            <text:p>5.496164</text:p>
          </table:table-cell>
          <table:table-cell office:value-type="float" office:value="7.0054795" calcext:value-type="float">
            <text:p>7.005479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406093" calcext:value-type="float">
            <text:p>5.406093</text:p>
          </table:table-cell>
          <table:table-cell office:value-type="float" office:value="7.0541670968" calcext:value-type="float">
            <text:p>7.0541670968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.515682" calcext:value-type="float">
            <text:p>5.515682</text:p>
          </table:table-cell>
          <table:table-cell office:value-type="float" office:value="7.1091029" calcext:value-type="float">
            <text:p>7.1091029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.802961" calcext:value-type="float">
            <text:p>5.802961</text:p>
          </table:table-cell>
          <table:table-cell office:value-type="float" office:value="7.1640484483" calcext:value-type="float">
            <text:p>7.1640484483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204536" calcext:value-type="float">
            <text:p>6.204536</text:p>
          </table:table-cell>
          <table:table-cell office:value-type="float" office:value="7.2126587143" calcext:value-type="float">
            <text:p>7.212658714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54608" calcext:value-type="float">
            <text:p>6.654608</text:p>
          </table:table-cell>
          <table:table-cell office:value-type="float" office:value="7.2499965926" calcext:value-type="float">
            <text:p>7.2499965926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102629" calcext:value-type="float">
            <text:p>7.102629</text:p>
          </table:table-cell>
          <table:table-cell office:value-type="float" office:value="7.2728961538" calcext:value-type="float">
            <text:p>7.2728961538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508682" calcext:value-type="float">
            <text:p>7.508682</text:p>
          </table:table-cell>
          <table:table-cell office:value-type="float" office:value="7.27970684" calcext:value-type="float">
            <text:p>7.2797068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830833" calcext:value-type="float">
            <text:p>7.830833</text:p>
          </table:table-cell>
          <table:table-cell office:value-type="float" office:value="7.2701662083" calcext:value-type="float">
            <text:p>7.270166208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013983" calcext:value-type="float">
            <text:p>8.013983</text:p>
          </table:table-cell>
          <table:table-cell office:value-type="float" office:value="7.2457893913" calcext:value-type="float">
            <text:p>7.245789391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979445" calcext:value-type="float">
            <text:p>7.979445</text:p>
          </table:table-cell>
          <table:table-cell office:value-type="float" office:value="7.2108715" calcext:value-type="float">
            <text:p>7.210871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595145" calcext:value-type="float">
            <text:p>7.595145</text:p>
          </table:table-cell>
          <table:table-cell office:value-type="float" office:value="7.1742727619" calcext:value-type="float">
            <text:p>7.174272761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493767" calcext:value-type="float">
            <text:p>6.493767</text:p>
          </table:table-cell>
          <table:table-cell office:value-type="float" office:value="7.15322915" calcext:value-type="float">
            <text:p>7.1532291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493767" calcext:value-type="float">
            <text:p>6.493767</text:p>
          </table:table-cell>
          <table:table-cell office:value-type="float" office:value="7.1879376842" calcext:value-type="float">
            <text:p>7.1879376842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6.746266" calcext:value-type="float">
            <text:p>16.746266</text:p>
          </table:table-cell>
          <table:table-cell office:value-type="float" office:value="7.2265027222" calcext:value-type="float">
            <text:p>7.226502722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.612924" calcext:value-type="float">
            <text:p>9.612924</text:p>
          </table:table-cell>
          <table:table-cell office:value-type="float" office:value="6.6665166471" calcext:value-type="float">
            <text:p>6.666516647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.220168" calcext:value-type="float">
            <text:p>8.220168</text:p>
          </table:table-cell>
          <table:table-cell office:value-type="float" office:value="6.4823661875" calcext:value-type="float">
            <text:p>6.482366187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656436" calcext:value-type="float">
            <text:p>7.656436</text:p>
          </table:table-cell>
          <table:table-cell office:value-type="float" office:value="6.3665127333" calcext:value-type="float">
            <text:p>6.3665127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515326" calcext:value-type="float">
            <text:p>7.515326</text:p>
          </table:table-cell>
          <table:table-cell office:value-type="float" office:value="6.2743753571" calcext:value-type="float">
            <text:p>6.2743753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553171" calcext:value-type="float">
            <text:p>7.553171</text:p>
          </table:table-cell>
          <table:table-cell office:value-type="float" office:value="6.1789176154" calcext:value-type="float">
            <text:p>6.17891761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547409" calcext:value-type="float">
            <text:p>7.547409</text:p>
          </table:table-cell>
          <table:table-cell office:value-type="float" office:value="6.0643965" calcext:value-type="float">
            <text:p>6.064396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346099" calcext:value-type="float">
            <text:p>7.346099</text:p>
          </table:table-cell>
          <table:table-cell office:value-type="float" office:value="5.9295771818" calcext:value-type="float">
            <text:p>5.929577181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99021" calcext:value-type="float">
            <text:p>6.899021</text:p>
          </table:table-cell>
          <table:table-cell office:value-type="float" office:value="5.787925" calcext:value-type="float">
            <text:p>5.78792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259729" calcext:value-type="float">
            <text:p>6.259729</text:p>
          </table:table-cell>
          <table:table-cell office:value-type="float" office:value="5.6644698889" calcext:value-type="float">
            <text:p>5.6644698889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572097" calcext:value-type="float">
            <text:p>5.572097</text:p>
          </table:table-cell>
          <table:table-cell office:value-type="float" office:value="5.5900625" calcext:value-type="float">
            <text:p>5.59006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037301" calcext:value-type="float">
            <text:p>5.037301</text:p>
          </table:table-cell>
          <table:table-cell office:value-type="float" office:value="5.592629" calcext:value-type="float">
            <text:p>5.592629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832555" calcext:value-type="float">
            <text:p>4.832555</text:p>
          </table:table-cell>
          <table:table-cell office:value-type="float" office:value="5.6851836667" calcext:value-type="float">
            <text:p>5.6851836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993864" calcext:value-type="float">
            <text:p>4.993864</text:p>
          </table:table-cell>
          <table:table-cell office:value-type="float" office:value="5.8557094" calcext:value-type="float">
            <text:p>5.855709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.39965" calcext:value-type="float">
            <text:p>5.39965</text:p>
          </table:table-cell>
          <table:table-cell office:value-type="float" office:value="6.07117075" calcext:value-type="float">
            <text:p>6.071170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885762" calcext:value-type="float">
            <text:p>5.885762</text:p>
          </table:table-cell>
          <table:table-cell office:value-type="float" office:value="6.295011" calcext:value-type="float">
            <text:p>6.295011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331285" calcext:value-type="float">
            <text:p>6.331285</text:p>
          </table:table-cell>
          <table:table-cell office:value-type="float" office:value="6.4996355" calcext:value-type="float">
            <text:p>6.499635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667986" calcext:value-type="float">
            <text:p>6.6679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9:18.359227731</dc:date>
    <meta:document-statistic meta:table-count="1" meta:cell-count="3144" meta:object-count="0"/>
    <meta:generator>LibreOffice/4.2.7.2$Linux_X86_64 LibreOffice_project/420m0$Build-2</meta:generator>
  </office:meta>
</office:document-meta>
</file>